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Electro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8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2576457" calcext:value-type="float">
            <text:p>12576457</text:p>
          </table:table-cell>
          <table:table-cell office:value-type="float" office:value="3634.944" calcext:value-type="float">
            <text:p>3634.944</text:p>
          </table:table-cell>
          <table:table-cell office:value-type="float" office:value="1097240" calcext:value-type="float">
            <text:p>1097240</text:p>
          </table:table-cell>
          <table:table-cell office:value-type="float" office:value="1127.702" calcext:value-type="float">
            <text:p>1127.702</text:p>
          </table:table-cell>
          <table:table-cell office:value-type="float" office:value="474038" calcext:value-type="float">
            <text:p>474038</text:p>
          </table:table-cell>
          <table:table-cell office:value-type="float" office:value="755.4853" calcext:value-type="float">
            <text:p>755.4853</text:p>
          </table:table-cell>
          <table:table-cell office:value-type="float" office:value="113561" calcext:value-type="float">
            <text:p>113561</text:p>
          </table:table-cell>
          <table:table-cell office:value-type="float" office:value="391.1506" calcext:value-type="float">
            <text:p>391.1506</text:p>
          </table:table-cell>
          <table:table-cell office:value-type="float" office:value="252" calcext:value-type="float">
            <text:p>252</text:p>
          </table:table-cell>
          <table:table-cell office:value-type="float" office:value="18.5885" calcext:value-type="float">
            <text:p>18.5885</text:p>
          </table:table-cell>
          <table:table-cell office:value-type="float" office:value="202" calcext:value-type="float">
            <text:p>202</text:p>
          </table:table-cell>
          <table:table-cell office:value-type="float" office:value="16.7568" calcext:value-type="float">
            <text:p>16.756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eltau</text:p>
          </table:table-cell>
          <table:table-cell office:value-type="float" office:value="17710.89" calcext:value-type="float">
            <text:p>17710.89</text:p>
          </table:table-cell>
          <table:table-cell office:value-type="float" office:value="31.073" calcext:value-type="float">
            <text:p>31.073</text:p>
          </table:table-cell>
          <table:table-cell office:value-type="float" office:value="14461.03" calcext:value-type="float">
            <text:p>14461.03</text:p>
          </table:table-cell>
          <table:table-cell office:value-type="float" office:value="28.078" calcext:value-type="float">
            <text:p>28.078</text:p>
          </table:table-cell>
          <table:table-cell office:value-type="float" office:value="11696.39" calcext:value-type="float">
            <text:p>11696.39</text:p>
          </table:table-cell>
          <table:table-cell office:value-type="float" office:value="25.2519" calcext:value-type="float">
            <text:p>25.2519</text:p>
          </table:table-cell>
          <table:table-cell office:value-type="float" office:value="8993.6" calcext:value-type="float">
            <text:p>8993.6</text:p>
          </table:table-cell>
          <table:table-cell office:value-type="float" office:value="22.1429" calcext:value-type="float">
            <text:p>22.1429</text:p>
          </table:table-cell>
          <table:table-cell office:value-type="float" office:value="132.26557" calcext:value-type="float">
            <text:p>132.26557</text:p>
          </table:table-cell>
          <table:table-cell office:value-type="float" office:value="2.6853" calcext:value-type="float">
            <text:p>2.6853</text:p>
          </table:table-cell>
          <table:table-cell office:value-type="float" office:value="127.92581" calcext:value-type="float">
            <text:p>127.92581</text:p>
          </table:table-cell>
          <table:table-cell office:value-type="float" office:value="2.6408" calcext:value-type="float">
            <text:p>2.640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jj</text:p>
          </table:table-cell>
          <table:table-cell office:value-type="float" office:value="80.13" calcext:value-type="float">
            <text:p>80.13</text:p>
          </table:table-cell>
          <table:table-cell office:value-type="float" office:value="1.478" calcext:value-type="float">
            <text:p>1.478</text:p>
          </table:table-cell>
          <table:table-cell office:value-type="float" office:value="77.61" calcext:value-type="float">
            <text:p>77.61</text:p>
          </table:table-cell>
          <table:table-cell office:value-type="float" office:value="1.455" calcext:value-type="float">
            <text:p>1.455</text:p>
          </table:table-cell>
          <table:table-cell office:value-type="float" office:value="28.39" calcext:value-type="float">
            <text:p>28.39</text:p>
          </table:table-cell>
          <table:table-cell office:value-type="float" office:value="0.8797" calcext:value-type="float">
            <text:p>0.8797</text:p>
          </table:table-cell>
          <table:table-cell office:value-type="float" office:value="18.95" calcext:value-type="float">
            <text:p>18.95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lj</text:p>
          </table:table-cell>
          <table:table-cell office:value-type="float" office:value="129797.49" calcext:value-type="float">
            <text:p>129797.49</text:p>
          </table:table-cell>
          <table:table-cell office:value-type="float" office:value="101.43" calcext:value-type="float">
            <text:p>101.43</text:p>
          </table:table-cell>
          <table:table-cell office:value-type="float" office:value="123787.21" calcext:value-type="float">
            <text:p>123787.21</text:p>
          </table:table-cell>
          <table:table-cell office:value-type="float" office:value="99.057" calcext:value-type="float">
            <text:p>99.057</text:p>
          </table:table-cell>
          <table:table-cell office:value-type="float" office:value="85184.49" calcext:value-type="float">
            <text:p>85184.49</text:p>
          </table:table-cell>
          <table:table-cell office:value-type="float" office:value="82.9688" calcext:value-type="float">
            <text:p>82.9688</text:p>
          </table:table-cell>
          <table:table-cell office:value-type="float" office:value="63124.31" calcext:value-type="float">
            <text:p>63124.31</text:p>
          </table:table-cell>
          <table:table-cell office:value-type="float" office:value="71.3591" calcext:value-type="float">
            <text:p>71.3591</text:p>
          </table:table-cell>
          <table:table-cell office:value-type="float" office:value="112.55222" calcext:value-type="float">
            <text:p>112.55222</text:p>
          </table:table-cell>
          <table:table-cell office:value-type="float" office:value="2.9946" calcext:value-type="float">
            <text:p>2.9946</text:p>
          </table:table-cell>
          <table:table-cell office:value-type="float" office:value="76.54253" calcext:value-type="float">
            <text:p>76.54253</text:p>
          </table:table-cell>
          <table:table-cell office:value-type="float" office:value="2.4646" calcext:value-type="float">
            <text:p>2.464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12851.17" calcext:value-type="float">
            <text:p>12851.17</text:p>
          </table:table-cell>
          <table:table-cell office:value-type="float" office:value="38.058" calcext:value-type="float">
            <text:p>38.058</text:p>
          </table:table-cell>
          <table:table-cell office:value-type="float" office:value="10387.91" calcext:value-type="float">
            <text:p>10387.91</text:p>
          </table:table-cell>
          <table:table-cell office:value-type="float" office:value="34.099" calcext:value-type="float">
            <text:p>34.099</text:p>
          </table:table-cell>
          <table:table-cell office:value-type="float" office:value="8576.27" calcext:value-type="float">
            <text:p>8576.27</text:p>
          </table:table-cell>
          <table:table-cell office:value-type="float" office:value="31.0357" calcext:value-type="float">
            <text:p>31.0357</text:p>
          </table:table-cell>
          <table:table-cell office:value-type="float" office:value="6491.38" calcext:value-type="float">
            <text:p>6491.38</text:p>
          </table:table-cell>
          <table:table-cell office:value-type="float" office:value="27.0107" calcext:value-type="float">
            <text:p>27.0107</text:p>
          </table:table-cell>
          <table:table-cell office:value-type="float" office:value="13.14542" calcext:value-type="float">
            <text:p>13.14542</text:p>
          </table:table-cell>
          <table:table-cell office:value-type="float" office:value="1.1686" calcext:value-type="float">
            <text:p>1.1686</text:p>
          </table:table-cell>
          <table:table-cell office:value-type="float" office:value="10.38306" calcext:value-type="float">
            <text:p>10.38306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table:number-columns-repeated="3"/>
          <table:table-cell table:formula="of:=SUM([.D6:.D9])" office:value-type="float" office:value="160439.68" calcext:value-type="float">
            <text:p>160439.68</text:p>
          </table:table-cell>
          <table:table-cell table:formula="of:=SUM([.E6:.E9])" office:value-type="float" office:value="172.039" calcext:value-type="float">
            <text:p>172.039</text:p>
          </table:table-cell>
          <table:table-cell table:formula="of:=SUM([.F6:.F9])" office:value-type="float" office:value="148713.76" calcext:value-type="float">
            <text:p>148713.76</text:p>
          </table:table-cell>
          <table:table-cell table:formula="of:=SUM([.G6:.G9])" office:value-type="float" office:value="162.689" calcext:value-type="float">
            <text:p>162.689</text:p>
          </table:table-cell>
          <table:table-cell table:formula="of:=SUM([.H6:.H9])" office:value-type="float" office:value="105485.54" calcext:value-type="float">
            <text:p>105485.54</text:p>
          </table:table-cell>
          <table:table-cell table:formula="of:=SUM([.I6:.I9])" office:value-type="float" office:value="140.1361" calcext:value-type="float">
            <text:p>140.1361</text:p>
          </table:table-cell>
          <table:table-cell table:formula="of:=SUM([.J6:.J9])" office:value-type="float" office:value="78628.24" calcext:value-type="float">
            <text:p>78628.24</text:p>
          </table:table-cell>
          <table:table-cell table:formula="of:=SUM([.K6:.K9])" office:value-type="float" office:value="121.2314" calcext:value-type="float">
            <text:p>121.2314</text:p>
          </table:table-cell>
          <table:table-cell table:formula="of:=SUM([.L6:.L9])" office:value-type="float" office:value="257.99238" calcext:value-type="float">
            <text:p>257.99238</text:p>
          </table:table-cell>
          <table:table-cell table:formula="of:=SUM([.M6:.M9])" office:value-type="float" office:value="6.8767" calcext:value-type="float">
            <text:p>6.8767</text:p>
          </table:table-cell>
          <table:table-cell table:formula="of:=SUM([.N6:.N9])" office:value-type="float" office:value="214.88057" calcext:value-type="float">
            <text:p>214.88057</text:p>
          </table:table-cell>
          <table:table-cell table:formula="of:=SUM([.O6:.O9])" office:value-type="float" office:value="6.1184" calcext:value-type="float">
            <text:p>6.1184</text:p>
          </table:table-cell>
        </table:table-row>
        <table:table-row table:style-name="ro1">
          <table:table-cell table:number-columns-repeated="3"/>
          <table:table-cell table:style-name="ce1" table:formula="of:=[.D10]/[.D5]" office:value-type="float" office:value="0.0127571445598709" calcext:value-type="float">
            <text:p>0.0127571446</text:p>
          </table:table-cell>
          <table:table-cell table:style-name="ce1" table:formula="of:=[.E10]/[.E5]" office:value-type="float" office:value="0.047329202320586" calcext:value-type="float">
            <text:p>0.0473292023</text:p>
          </table:table-cell>
          <table:table-cell table:style-name="ce1" table:formula="of:=[.F10]/[.F5]" office:value-type="float" office:value="0.135534395392075" calcext:value-type="float">
            <text:p>0.1355343954</text:p>
          </table:table-cell>
          <table:table-cell table:style-name="ce1" table:formula="of:=[.G10]/[.G5]" office:value-type="float" office:value="0.144265949692383" calcext:value-type="float">
            <text:p>0.1442659497</text:p>
          </table:table-cell>
          <table:table-cell table:style-name="ce1" table:formula="of:=[.H10]/[.H5]" office:value-type="float" office:value="0.222525493736789" calcext:value-type="float">
            <text:p>0.2225254937</text:p>
          </table:table-cell>
          <table:table-cell table:style-name="ce1" table:formula="of:=[.I10]/[.I5]" office:value-type="float" office:value="0.185491497981496" calcext:value-type="float">
            <text:p>0.185491498</text:p>
          </table:table-cell>
          <table:table-cell table:style-name="ce1" table:formula="of:=[.J10]/[.J5]" office:value-type="float" office:value="0.692387703524978" calcext:value-type="float">
            <text:p>0.6923877035</text:p>
          </table:table-cell>
          <table:table-cell table:style-name="ce1" table:formula="of:=[.K10]/[.K5]" office:value-type="float" office:value="0.309935354822414" calcext:value-type="float">
            <text:p>0.3099353548</text:p>
          </table:table-cell>
          <table:table-cell table:style-name="ce1" table:formula="of:=[.L10]/[.L5]" office:value-type="float" office:value="1.02377928571429" calcext:value-type="float">
            <text:p>1.0237792857</text:p>
          </table:table-cell>
          <table:table-cell table:style-name="ce1" table:formula="of:=[.M10]/[.M5]" office:value-type="float" office:value="0.369943782446136" calcext:value-type="float">
            <text:p>0.3699437824</text:p>
          </table:table-cell>
          <table:table-cell table:style-name="ce1" table:formula="of:=[.N10]/[.N5]" office:value-type="float" office:value="1.0637651980198" calcext:value-type="float">
            <text:p>1.063765198</text:p>
          </table:table-cell>
          <table:table-cell table:style-name="ce1" table:formula="of:=[.O10]/[.O5]" office:value-type="float" office:value="0.365129380311277" calcext:value-type="float">
            <text:p>0.3651293803</text:p>
          </table:table-cell>
        </table:table-row>
        <table:table-row table:style-name="ro1">
          <table:table-cell table:number-columns-repeated="3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 table:formula="of:=[.D11]/[.D40]" office:value-type="float" office:value="1.25167697160792" calcext:value-type="float">
            <text:p>1.2516769716</text:p>
          </table:table-cell>
          <table:table-cell table:style-name="ce1" table:formula="of:=[.E11]/[.E40]" office:value-type="float" office:value="1.97382886678367" calcext:value-type="float">
            <text:p>1.9738288668</text:p>
          </table:table-cell>
          <table:table-cell table:style-name="ce1" table:formula="of:=[.F11]/[.F40]" office:value-type="float" office:value="1.11386655275069" calcext:value-type="float">
            <text:p>1.1138665528</text:p>
          </table:table-cell>
          <table:table-cell table:style-name="ce1" table:formula="of:=[.G11]/[.G40]" office:value-type="float" office:value="1.86963024936493" calcext:value-type="float">
            <text:p>1.8696302494</text:p>
          </table:table-cell>
          <table:table-cell table:style-name="ce1" table:formula="of:=[.H11]/[.H40]" office:value-type="float" office:value="1.01483493615237" calcext:value-type="float">
            <text:p>1.0148349362</text:p>
          </table:table-cell>
          <table:table-cell table:style-name="ce1" table:formula="of:=[.I11]/[.I40]" office:value-type="float" office:value="1.78698473282032" calcext:value-type="float">
            <text:p>1.7869847328</text:p>
          </table:table-cell>
          <table:table-cell table:style-name="ce1" table:formula="of:=[.J11]/[.J40]" office:value-type="float" office:value="1.07759816951251" calcext:value-type="float">
            <text:p>1.0775981695</text:p>
          </table:table-cell>
          <table:table-cell table:style-name="ce1" table:formula="of:=[.K11]/[.K40]" office:value-type="float" office:value="1.83395375073124" calcext:value-type="float">
            <text:p>1.8339537507</text:p>
          </table:table-cell>
          <table:table-cell table:style-name="ce1" table:formula="of:=[.L11]/[.L40]" office:value-type="float" office:value="1.2614696809062" calcext:value-type="float">
            <text:p>1.2614696809</text:p>
          </table:table-cell>
          <table:table-cell table:style-name="ce1" table:formula="of:=[.M11]/[.M40]" office:value-type="float" office:value="1.91834312098765" calcext:value-type="float">
            <text:p>1.918343121</text:p>
          </table:table-cell>
          <table:table-cell table:style-name="ce1" table:formula="of:=[.N11]/[.N40]" office:value-type="float" office:value="1.25387821261675" calcext:value-type="float">
            <text:p>1.2538782126</text:p>
          </table:table-cell>
          <table:table-cell table:style-name="ce1" table:formula="of:=[.O11]/[.O40]" office:value-type="float" office:value="1.90375480348624" calcext:value-type="float">
            <text:p>1.9037548035</text:p>
          </table:table-cell>
        </table:table-row>
        <table:table-row table:style-name="ro1">
          <table:table-cell table:number-columns-repeated="3"/>
          <table:table-cell table:style-name="ce1" table:number-columns-repeated="12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table:style-name="ce4" office:value-type="string" calcext:value-type="string">
            <text:p>sl.....</text:p>
          </table:table-cell>
          <table:table-cell table:style-name="ce4" office:value-type="string" calcext:value-type="string">
            <text:p>sl....._err</text:p>
          </table:table-cell>
          <table:table-cell table:style-name="ce4" office:value-type="string" calcext:value-type="string">
            <text:p>slj....</text:p>
          </table:table-cell>
          <table:table-cell table:style-name="ce4" office:value-type="string" calcext:value-type="string">
            <text:p>slj...._err</text:p>
          </table:table-cell>
          <table:table-cell table:style-name="ce4" office:value-type="string" calcext:value-type="string">
            <text:p>sljm...</text:p>
          </table:table-cell>
          <table:table-cell table:style-name="ce4" office:value-type="string" calcext:value-type="string">
            <text:p>sljm..._err</text:p>
          </table:table-cell>
          <table:table-cell table:style-name="ce4" office:value-type="string" calcext:value-type="string">
            <text:p>sljmb..</text:p>
          </table:table-cell>
          <table:table-cell table:style-name="ce4" office:value-type="string" calcext:value-type="string">
            <text:p>sljmb.._err</text:p>
          </table:table-cell>
          <table:table-cell table:style-name="ce4" office:value-type="string" calcext:value-type="string">
            <text:p>sljmbt.</text:p>
          </table:table-cell>
          <table:table-cell table:style-name="ce4" office:value-type="string" calcext:value-type="string">
            <text:p>sljmbt._err</text:p>
          </table:table-cell>
          <table:table-cell table:style-name="ce4" office:value-type="string" calcext:value-type="string">
            <text:p>sljmbto</text:p>
          </table:table-cell>
          <table:table-cell table:style-name="ce4"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float" office:value="12576457" calcext:value-type="float">
            <text:p>12576457</text:p>
          </table:table-cell>
          <table:table-cell table:style-name="ce4" office:value-type="float" office:value="3634.944" calcext:value-type="float">
            <text:p>3634.944</text:p>
          </table:table-cell>
          <table:table-cell table:style-name="ce4" office:value-type="float" office:value="1090332" calcext:value-type="float">
            <text:p>1090332</text:p>
          </table:table-cell>
          <table:table-cell table:style-name="ce4" office:value-type="float" office:value="1124.35" calcext:value-type="float">
            <text:p>1124.35</text:p>
          </table:table-cell>
          <table:table-cell table:style-name="ce4" office:value-type="float" office:value="471379" calcext:value-type="float">
            <text:p>471379</text:p>
          </table:table-cell>
          <table:table-cell table:style-name="ce4" office:value-type="float" office:value="753.5159" calcext:value-type="float">
            <text:p>753.5159</text:p>
          </table:table-cell>
          <table:table-cell table:style-name="ce4" office:value-type="float" office:value="113280" calcext:value-type="float">
            <text:p>113280</text:p>
          </table:table-cell>
          <table:table-cell table:style-name="ce4" office:value-type="float" office:value="390.7199" calcext:value-type="float">
            <text:p>390.7199</text:p>
          </table:table-cell>
          <table:table-cell table:style-name="ce4" office:value-type="float" office:value="1428" calcext:value-type="float">
            <text:p>1428</text:p>
          </table:table-cell>
          <table:table-cell table:style-name="ce4" office:value-type="float" office:value="44.68115" calcext:value-type="float">
            <text:p>44.68115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40.91347" calcext:value-type="float">
            <text:p>40.9134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t_eltau</text:p>
          </table:table-cell>
          <table:table-cell table:style-name="ce4" office:value-type="float" office:value="17712.53" calcext:value-type="float">
            <text:p>17712.53</text:p>
          </table:table-cell>
          <table:table-cell table:style-name="ce4" office:value-type="float" office:value="31.112" calcext:value-type="float">
            <text:p>31.112</text:p>
          </table:table-cell>
          <table:table-cell table:style-name="ce4" office:value-type="float" office:value="14094.76" calcext:value-type="float">
            <text:p>14094.76</text:p>
          </table:table-cell>
          <table:table-cell table:style-name="ce4" office:value-type="float" office:value="27.754" calcext:value-type="float">
            <text:p>27.754</text:p>
          </table:table-cell>
          <table:table-cell table:style-name="ce4" office:value-type="float" office:value="11417.28" calcext:value-type="float">
            <text:p>11417.28</text:p>
          </table:table-cell>
          <table:table-cell table:style-name="ce4" office:value-type="float" office:value="24.9789" calcext:value-type="float">
            <text:p>24.9789</text:p>
          </table:table-cell>
          <table:table-cell table:style-name="ce4" office:value-type="float" office:value="8839.51" calcext:value-type="float">
            <text:p>8839.51</text:p>
          </table:table-cell>
          <table:table-cell table:style-name="ce4" office:value-type="float" office:value="21.9789" calcext:value-type="float">
            <text:p>21.9789</text:p>
          </table:table-cell>
          <table:table-cell table:style-name="ce4" office:value-type="float" office:value="788.3894" calcext:value-type="float">
            <text:p>788.3894</text:p>
          </table:table-cell>
          <table:table-cell table:style-name="ce4" office:value-type="float" office:value="6.56392" calcext:value-type="float">
            <text:p>6.56392</text:p>
          </table:table-cell>
          <table:table-cell table:style-name="ce4" office:value-type="float" office:value="767.944" calcext:value-type="float">
            <text:p>767.944</text:p>
          </table:table-cell>
          <table:table-cell table:style-name="ce4" office:value-type="float" office:value="6.47825" calcext:value-type="float">
            <text:p>6.4782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t_jj</text:p>
          </table:table-cell>
          <table:table-cell table:style-name="ce4" office:value-type="float" office:value="79.96" calcext:value-type="float">
            <text:p>79.96</text:p>
          </table:table-cell>
          <table:table-cell table:style-name="ce4" office:value-type="float" office:value="1.478" calcext:value-type="float">
            <text:p>1.478</text:p>
          </table:table-cell>
          <table:table-cell table:style-name="ce4" office:value-type="float" office:value="77.44" calcext:value-type="float">
            <text:p>77.44</text:p>
          </table:table-cell>
          <table:table-cell table:style-name="ce4" office:value-type="float" office:value="1.455" calcext:value-type="float">
            <text:p>1.455</text:p>
          </table:table-cell>
          <table:table-cell table:style-name="ce4" office:value-type="float" office:value="28.36" calcext:value-type="float">
            <text:p>28.36</text:p>
          </table:table-cell>
          <table:table-cell table:style-name="ce4" office:value-type="float" office:value="0.8804" calcext:value-type="float">
            <text:p>0.8804</text:p>
          </table:table-cell>
          <table:table-cell table:style-name="ce4" office:value-type="float" office:value="18.63" calcext:value-type="float">
            <text:p>18.63</text:p>
          </table:table-cell>
          <table:table-cell table:style-name="ce4" office:value-type="float" office:value="0.7135" calcext:value-type="float">
            <text:p>0.7135</text:p>
          </table:table-cell>
          <table:table-cell table:style-name="ce4" office:value-type="float" office:value="0.2856" calcext:value-type="float">
            <text:p>0.2856</text:p>
          </table:table-cell>
          <table:table-cell table:style-name="ce4" office:value-type="float" office:value="0.08835" calcext:value-type="float">
            <text:p>0.08835</text:p>
          </table:table-cell>
          <table:table-cell table:style-name="ce4" office:value-type="float" office:value="0.1804" calcext:value-type="float">
            <text:p>0.1804</text:p>
          </table:table-cell>
          <table:table-cell table:style-name="ce4" office:value-type="float" office:value="0.07022" calcext:value-type="float">
            <text:p>0.0702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t_lj</text:p>
          </table:table-cell>
          <table:table-cell table:style-name="ce4" office:value-type="float" office:value="129797.62" calcext:value-type="float">
            <text:p>129797.62</text:p>
          </table:table-cell>
          <table:table-cell table:style-name="ce4" office:value-type="float" office:value="101.552" calcext:value-type="float">
            <text:p>101.552</text:p>
          </table:table-cell>
          <table:table-cell table:style-name="ce4" office:value-type="float" office:value="123646.16" calcext:value-type="float">
            <text:p>123646.16</text:p>
          </table:table-cell>
          <table:table-cell table:style-name="ce4" office:value-type="float" office:value="99.121" calcext:value-type="float">
            <text:p>99.121</text:p>
          </table:table-cell>
          <table:table-cell table:style-name="ce4" office:value-type="float" office:value="85091.24" calcext:value-type="float">
            <text:p>85091.24</text:p>
          </table:table-cell>
          <table:table-cell table:style-name="ce4" office:value-type="float" office:value="83.0247" calcext:value-type="float">
            <text:p>83.0247</text:p>
          </table:table-cell>
          <table:table-cell table:style-name="ce4" office:value-type="float" office:value="63092.57" calcext:value-type="float">
            <text:p>63092.57</text:p>
          </table:table-cell>
          <table:table-cell table:style-name="ce4" office:value-type="float" office:value="71.4347" calcext:value-type="float">
            <text:p>71.4347</text:p>
          </table:table-cell>
          <table:table-cell table:style-name="ce4" office:value-type="float" office:value="658.5069" calcext:value-type="float">
            <text:p>658.5069</text:p>
          </table:table-cell>
          <table:table-cell table:style-name="ce4" office:value-type="float" office:value="7.28071" calcext:value-type="float">
            <text:p>7.28071</text:p>
          </table:table-cell>
          <table:table-cell table:style-name="ce4" office:value-type="float" office:value="473.4696" calcext:value-type="float">
            <text:p>473.4696</text:p>
          </table:table-cell>
          <table:table-cell table:style-name="ce4" office:value-type="float" office:value="6.16381" calcext:value-type="float">
            <text:p>6.16381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t_other_ll</text:p>
          </table:table-cell>
          <table:table-cell table:style-name="ce4" office:value-type="float" office:value="12850.94" calcext:value-type="float">
            <text:p>12850.94</text:p>
          </table:table-cell>
          <table:table-cell table:style-name="ce4" office:value-type="float" office:value="38.103" calcext:value-type="float">
            <text:p>38.103</text:p>
          </table:table-cell>
          <table:table-cell table:style-name="ce4" office:value-type="float" office:value="10352.31" calcext:value-type="float">
            <text:p>10352.31</text:p>
          </table:table-cell>
          <table:table-cell table:style-name="ce4" office:value-type="float" office:value="34.055" calcext:value-type="float">
            <text:p>34.055</text:p>
          </table:table-cell>
          <table:table-cell table:style-name="ce4" office:value-type="float" office:value="8548.39" calcext:value-type="float">
            <text:p>8548.39</text:p>
          </table:table-cell>
          <table:table-cell table:style-name="ce4" office:value-type="float" office:value="30.9996" calcext:value-type="float">
            <text:p>30.9996</text:p>
          </table:table-cell>
          <table:table-cell table:style-name="ce4" office:value-type="float" office:value="6472.95" calcext:value-type="float">
            <text:p>6472.95</text:p>
          </table:table-cell>
          <table:table-cell table:style-name="ce4" office:value-type="float" office:value="26.9915" calcext:value-type="float">
            <text:p>26.9915</text:p>
          </table:table-cell>
          <table:table-cell table:style-name="ce4" office:value-type="float" office:value="70.1089" calcext:value-type="float">
            <text:p>70.1089</text:p>
          </table:table-cell>
          <table:table-cell table:style-name="ce4" office:value-type="float" office:value="2.64396" calcext:value-type="float">
            <text:p>2.64396</text:p>
          </table:table-cell>
          <table:table-cell table:style-name="ce4" office:value-type="float" office:value="57.4546" calcext:value-type="float">
            <text:p>57.4546</text:p>
          </table:table-cell>
          <table:table-cell table:style-name="ce4" office:value-type="float" office:value="2.25137" calcext:value-type="float">
            <text:p>2.25137</text:p>
          </table:table-cell>
        </table:table-row>
        <table:table-row table:style-name="ro1">
          <table:table-cell table:number-columns-repeated="3"/>
          <table:table-cell table:style-name="ce1" table:formula="of:=SUM([.D17:.D20])/[.D16]" office:value-type="float" office:value="0.0127572534935714" calcext:value-type="float">
            <text:p>0.0127572535</text:p>
          </table:table-cell>
          <table:table-cell table:style-name="ce1" table:formula="of:=SUM([.E17:.E20])/[.E16]" office:value-type="float" office:value="0.0473858744453835" calcext:value-type="float">
            <text:p>0.0473858744</text:p>
          </table:table-cell>
          <table:table-cell table:style-name="ce1" table:formula="of:=SUM([.F17:.F20])/[.F16]" office:value-type="float" office:value="0.135895002623054" calcext:value-type="float">
            <text:p>0.1358950026</text:p>
          </table:table-cell>
          <table:table-cell table:style-name="ce1" table:formula="of:=SUM([.G17:.G20])/[.G16]" office:value-type="float" office:value="0.144425668163828" calcext:value-type="float">
            <text:p>0.1444256682</text:p>
          </table:table-cell>
          <table:table-cell table:style-name="ce1" table:formula="of:=SUM([.H17:.H20])/[.H16]" office:value-type="float" office:value="0.22293159007932" calcext:value-type="float">
            <text:p>0.2229315901</text:p>
          </table:table-cell>
          <table:table-cell table:style-name="ce1" table:formula="of:=SUM([.I17:.I20])/[.I16]" office:value-type="float" office:value="0.185641205447689" calcext:value-type="float">
            <text:p>0.1856412054</text:p>
          </table:table-cell>
          <table:table-cell table:style-name="ce1" table:formula="of:=SUM([.J17:.J20])/[.J16]" office:value-type="float" office:value="0.692299258474576" calcext:value-type="float">
            <text:p>0.6922992585</text:p>
          </table:table-cell>
          <table:table-cell table:style-name="ce1" table:formula="of:=SUM([.K17:.K20])/[.K16]" office:value-type="float" office:value="0.309988306200938" calcext:value-type="float">
            <text:p>0.3099883062</text:p>
          </table:table-cell>
          <table:table-cell table:style-name="ce1" table:formula="of:=SUM([.L17:.L20])/[.L16]" office:value-type="float" office:value="1.06252857142857" calcext:value-type="float">
            <text:p>1.0625285714</text:p>
          </table:table-cell>
          <table:table-cell table:style-name="ce1" table:formula="of:=SUM([.M17:.M20])/[.M16]" office:value-type="float" office:value="0.371005222560297" calcext:value-type="float">
            <text:p>0.3710052226</text:p>
          </table:table-cell>
          <table:table-cell table:style-name="ce1" table:formula="of:=SUM([.N17:.N20])/[.N16]" office:value-type="float" office:value="1.06917580246914" calcext:value-type="float">
            <text:p>1.0691758025</text:p>
          </table:table-cell>
          <table:table-cell table:style-name="ce1" table:formula="of:=SUM([.O17:.O20])/[.O16]" office:value-type="float" office:value="0.365738960787242" calcext:value-type="float">
            <text:p>0.3657389608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12"/>
        </table:table-row>
        <table:table-row table:style-name="ro1">
          <table:table-cell table:number-columns-repeated="3"/>
          <table:table-cell table:formula="of:=[.D21]/[.D40]" office:value-type="float" office:value="1.25168765972105" calcext:value-type="float">
            <text:p>1.2516876597</text:p>
          </table:table-cell>
          <table:table-cell table:formula="of:=[.E21]/[.E40]" office:value-type="float" office:value="1.9761923352214" calcext:value-type="float">
            <text:p>1.9761923352</text:p>
          </table:table-cell>
          <table:table-cell table:formula="of:=[.F21]/[.F40]" office:value-type="float" office:value="1.11683014241446" calcext:value-type="float">
            <text:p>1.1168301424</text:p>
          </table:table-cell>
          <table:table-cell table:formula="of:=[.G21]/[.G40]" office:value-type="float" office:value="1.87170013824884" calcext:value-type="float">
            <text:p>1.8717001382</text:p>
          </table:table-cell>
          <table:table-cell table:formula="of:=[.H21]/[.H40]" office:value-type="float" office:value="1.01668695206715" calcext:value-type="float">
            <text:p>1.0166869521</text:p>
          </table:table-cell>
          <table:table-cell table:formula="of:=[.I21]/[.I40]" office:value-type="float" office:value="1.78842698197668" calcext:value-type="float">
            <text:p>1.788426982</text:p>
          </table:table-cell>
          <table:table-cell table:formula="of:=[.J21]/[.J40]" office:value-type="float" office:value="1.07746051798587" calcext:value-type="float">
            <text:p>1.077460518</text:p>
          </table:table-cell>
          <table:table-cell table:formula="of:=[.K21]/[.K40]" office:value-type="float" office:value="1.83426707535762" calcext:value-type="float">
            <text:p>1.8342670754</text:p>
          </table:table-cell>
          <table:table-cell table:formula="of:=[.L21]/[.L40]" office:value-type="float" office:value="1.30921537157158" calcext:value-type="float">
            <text:p>1.3092153716</text:p>
          </table:table-cell>
          <table:table-cell table:formula="of:=[.M21]/[.M40]" office:value-type="float" office:value="1.92384721765843" calcext:value-type="float">
            <text:p>1.9238472177</text:p>
          </table:table-cell>
          <table:table-cell table:formula="of:=[.N21]/[.N40]" office:value-type="float" office:value="1.26025578451771" calcext:value-type="float">
            <text:p>1.2602557845</text:p>
          </table:table-cell>
          <table:table-cell table:formula="of:=[.O21]/[.O40]" office:value-type="float" office:value="1.90693310636135" calcext:value-type="float">
            <text:p>1.9069331064</text:p>
          </table:table-cell>
        </table:table-row>
        <table:table-row table:style-name="ro1">
          <table:table-cell office:value-type="string" calcext:value-type="string">
            <text:p>76_13.13.1_re-submit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float" office:value="8789798.2" calcext:value-type="float">
            <text:p>8789798.2</text:p>
          </table:table-cell>
          <table:table-cell office:value-type="float" office:value="8560.15" calcext:value-type="float">
            <text:p>8560.15</text:p>
          </table:table-cell>
          <table:table-cell office:value-type="float" office:value="231309.53" calcext:value-type="float">
            <text:p>231309.53</text:p>
          </table:table-cell>
          <table:table-cell office:value-type="float" office:value="650.617" calcext:value-type="float">
            <text:p>650.617</text:p>
          </table:table-cell>
          <table:table-cell office:value-type="float" office:value="122491" calcext:value-type="float">
            <text:p>122491</text:p>
          </table:table-cell>
          <table:table-cell office:value-type="float" office:value="466.774" calcext:value-type="float">
            <text:p>466.774</text:p>
          </table:table-cell>
          <table:table-cell office:value-type="float" office:value="11327.77" calcext:value-type="float">
            <text:p>11327.77</text:p>
          </table:table-cell>
          <table:table-cell office:value-type="float" office:value="131.6647" calcext:value-type="float">
            <text:p>131.6647</text:p>
          </table:table-cell>
          <table:table-cell office:value-type="float" office:value="17.9017" calcext:value-type="float">
            <text:p>17.9017</text:p>
          </table:table-cell>
          <table:table-cell office:value-type="float" office:value="2.2597" calcext:value-type="float">
            <text:p>2.2597</text:p>
          </table:table-cell>
          <table:table-cell office:value-type="float" office:value="12.0666" calcext:value-type="float">
            <text:p>12.0666</text:p>
          </table:table-cell>
          <table:table-cell office:value-type="float" office:value="1.8826" calcext:value-type="float">
            <text:p>1.8826</text:p>
          </table:table-cell>
          <table:table-cell/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2253190" calcext:value-type="float">
            <text:p>12253190</text:p>
          </table:table-cell>
          <table:table-cell office:value-type="float" office:value="3876.41" calcext:value-type="float">
            <text:p>3876.41</text:p>
          </table:table-cell>
          <table:table-cell office:value-type="float" office:value="946115" calcext:value-type="float">
            <text:p>946115</text:p>
          </table:table-cell>
          <table:table-cell office:value-type="float" office:value="1134.7861" calcext:value-type="float">
            <text:p>1134.7861</text:p>
          </table:table-cell>
          <table:table-cell office:value-type="float" office:value="364943" calcext:value-type="float">
            <text:p>364943</text:p>
          </table:table-cell>
          <table:table-cell office:value-type="float" office:value="721.21" calcext:value-type="float">
            <text:p>721.21</text:p>
          </table:table-cell>
          <table:table-cell office:value-type="float" office:value="96664" calcext:value-type="float">
            <text:p>96664</text:p>
          </table:table-cell>
          <table:table-cell office:value-type="float" office:value="391.1586" calcext:value-type="float">
            <text:p>391.1586</text:p>
          </table:table-cell>
          <table:table-cell office:value-type="float" office:value="979" calcext:value-type="float">
            <text:p>979</text:p>
          </table:table-cell>
          <table:table-cell office:value-type="float" office:value="37.2687" calcext:value-type="float">
            <text:p>37.2687</text:p>
          </table:table-cell>
          <table:table-cell office:value-type="float" office:value="839" calcext:value-type="float">
            <text:p>839</text:p>
          </table:table-cell>
          <table:table-cell office:value-type="float" office:value="34.3738" calcext:value-type="float">
            <text:p>34.373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boson</text:p>
          </table:table-cell>
          <table:table-cell office:value-type="float" office:value="18790.07" calcext:value-type="float">
            <text:p>18790.07</text:p>
          </table:table-cell>
          <table:table-cell office:value-type="float" office:value="84.72" calcext:value-type="float">
            <text:p>84.72</text:p>
          </table:table-cell>
          <table:table-cell office:value-type="float" office:value="6596.75" calcext:value-type="float">
            <text:p>6596.75</text:p>
          </table:table-cell>
          <table:table-cell office:value-type="float" office:value="50.4131" calcext:value-type="float">
            <text:p>50.4131</text:p>
          </table:table-cell>
          <table:table-cell office:value-type="float" office:value="3645" calcext:value-type="float">
            <text:p>3645</text:p>
          </table:table-cell>
          <table:table-cell office:value-type="float" office:value="37.0288" calcext:value-type="float">
            <text:p>37.0288</text:p>
          </table:table-cell>
          <table:table-cell office:value-type="float" office:value="502.89" calcext:value-type="float">
            <text:p>502.89</text:p>
          </table:table-cell>
          <table:table-cell office:value-type="float" office:value="13.8557" calcext:value-type="float">
            <text:p>13.8557</text:p>
          </table:table-cell>
          <table:table-cell office:value-type="float" office:value="3.0445" calcext:value-type="float">
            <text:p>3.0445</text:p>
          </table:table-cell>
          <table:table-cell office:value-type="float" office:value="1.0864" calcext:value-type="float">
            <text:p>1.0864</text:p>
          </table:table-cell>
          <table:table-cell office:value-type="float" office:value="2.35126" calcext:value-type="float">
            <text:p>2.35126</text:p>
          </table:table-cell>
          <table:table-cell office:value-type="float" office:value="0.9488" calcext:value-type="float">
            <text:p>0.948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yjets</text:p>
          </table:table-cell>
          <table:table-cell office:value-type="float" office:value="853106.4" calcext:value-type="float">
            <text:p>853106.4</text:p>
          </table:table-cell>
          <table:table-cell office:value-type="float" office:value="1068.79" calcext:value-type="float">
            <text:p>1068.79</text:p>
          </table:table-cell>
          <table:table-cell office:value-type="float" office:value="95942.55" calcext:value-type="float">
            <text:p>95942.55</text:p>
          </table:table-cell>
          <table:table-cell office:value-type="float" office:value="366.6682" calcext:value-type="float">
            <text:p>366.6682</text:p>
          </table:table-cell>
          <table:table-cell office:value-type="float" office:value="14371" calcext:value-type="float">
            <text:p>14371</text:p>
          </table:table-cell>
          <table:table-cell office:value-type="float" office:value="137.3603" calcext:value-type="float">
            <text:p>137.3603</text:p>
          </table:table-cell>
          <table:table-cell office:value-type="float" office:value="1682.61" calcext:value-type="float">
            <text:p>1682.61</text:p>
          </table:table-cell>
          <table:table-cell office:value-type="float" office:value="47.2791" calcext:value-type="float">
            <text:p>47.2791</text:p>
          </table:table-cell>
          <table:table-cell office:value-type="float" office:value="29.1303" calcext:value-type="float">
            <text:p>29.1303</text:p>
          </table:table-cell>
          <table:table-cell office:value-type="float" office:value="4.4547" calcext:value-type="float">
            <text:p>4.4547</text:p>
          </table:table-cell>
          <table:table-cell office:value-type="float" office:value="27.61281" calcext:value-type="float">
            <text:p>27.61281</text:p>
          </table:table-cell>
          <table:table-cell office:value-type="float" office:value="4.3372" calcext:value-type="float">
            <text:p>4.337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cd</text:p>
          </table:table-cell>
          <table:table-cell office:value-type="float" office:value="2702444.48" calcext:value-type="float">
            <text:p>2702444.48</text:p>
          </table:table-cell>
          <table:table-cell office:value-type="float" office:value="129808.78" calcext:value-type="float">
            <text:p>129808.78</text:p>
          </table:table-cell>
          <table:table-cell office:value-type="float" office:value="381933.54" calcext:value-type="float">
            <text:p>381933.54</text:p>
          </table:table-cell>
          <table:table-cell office:value-type="float" office:value="30545.8873" calcext:value-type="float">
            <text:p>30545.8873</text:p>
          </table:table-cell>
          <table:table-cell office:value-type="float" office:value="45856" calcext:value-type="float">
            <text:p>45856</text:p>
          </table:table-cell>
          <table:table-cell office:value-type="float" office:value="8510.1911" calcext:value-type="float">
            <text:p>8510.1911</text:p>
          </table:table-cell>
          <table:table-cell office:value-type="float" office:value="6787.53" calcext:value-type="float">
            <text:p>6787.53</text:p>
          </table:table-cell>
          <table:table-cell office:value-type="float" office:value="1630.5852" calcext:value-type="float">
            <text:p>1630.5852</text:p>
          </table:table-cell>
          <table:table-cell office:value-type="float" office:value="1.5972" calcext:value-type="float">
            <text:p>1.5972</text:p>
          </table:table-cell>
          <table:table-cell office:value-type="float" office:value="0.8236" calcext:value-type="float">
            <text:p>0.8236</text:p>
          </table:table-cell>
          <table:table-cell office:value-type="float" office:value="1.0419" calcext:value-type="float">
            <text:p>1.0419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_top</text:p>
          </table:table-cell>
          <table:table-cell office:value-type="float" office:value="29463.8" calcext:value-type="float">
            <text:p>29463.8</text:p>
          </table:table-cell>
          <table:table-cell office:value-type="float" office:value="57.16" calcext:value-type="float">
            <text:p>57.16</text:p>
          </table:table-cell>
          <table:table-cell office:value-type="float" office:value="18375.6" calcext:value-type="float">
            <text:p>18375.6</text:p>
          </table:table-cell>
          <table:table-cell office:value-type="float" office:value="48.7187" calcext:value-type="float">
            <text:p>48.7187</text:p>
          </table:table-cell>
          <table:table-cell office:value-type="float" office:value="11862" calcext:value-type="float">
            <text:p>11862</text:p>
          </table:table-cell>
          <table:table-cell office:value-type="float" office:value="39.3619" calcext:value-type="float">
            <text:p>39.3619</text:p>
          </table:table-cell>
          <table:table-cell office:value-type="float" office:value="7949.46" calcext:value-type="float">
            <text:p>7949.46</text:p>
          </table:table-cell>
          <table:table-cell office:value-type="float" office:value="32.1551" calcext:value-type="float">
            <text:p>32.1551</text:p>
          </table:table-cell>
          <table:table-cell office:value-type="float" office:value="53.7328" calcext:value-type="float">
            <text:p>53.7328</text:p>
          </table:table-cell>
          <table:table-cell office:value-type="float" office:value="2.9758" calcext:value-type="float">
            <text:p>2.9758</text:p>
          </table:table-cell>
          <table:table-cell office:value-type="float" office:value="47.23783" calcext:value-type="float">
            <text:p>47.23783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_eltau</text:p>
          </table:table-cell>
          <table:table-cell office:value-type="float" office:value="13796.76" calcext:value-type="float">
            <text:p>13796.76</text:p>
          </table:table-cell>
          <table:table-cell office:value-type="float" office:value="16.45" calcext:value-type="float">
            <text:p>16.45</text:p>
          </table:table-cell>
          <table:table-cell office:value-type="float" office:value="10951.17" calcext:value-type="float">
            <text:p>10951.17</text:p>
          </table:table-cell>
          <table:table-cell office:value-type="float" office:value="14.6587" calcext:value-type="float">
            <text:p>14.6587</text:p>
          </table:table-cell>
          <table:table-cell office:value-type="float" office:value="8822" calcext:value-type="float">
            <text:p>8822</text:p>
          </table:table-cell>
          <table:table-cell office:value-type="float" office:value="13.1566" calcext:value-type="float">
            <text:p>13.1566</text:p>
          </table:table-cell>
          <table:table-cell office:value-type="float" office:value="7106.18" calcext:value-type="float">
            <text:p>7106.18</text:p>
          </table:table-cell>
          <table:table-cell office:value-type="float" office:value="11.8082" calcext:value-type="float">
            <text:p>11.8082</text:p>
          </table:table-cell>
          <table:table-cell office:value-type="float" office:value="487.9051" calcext:value-type="float">
            <text:p>487.9051</text:p>
          </table:table-cell>
          <table:table-cell office:value-type="float" office:value="3.0941" calcext:value-type="float">
            <text:p>3.0941</text:p>
          </table:table-cell>
          <table:table-cell office:value-type="float" office:value="478.91627" calcext:value-type="float">
            <text:p>478.91627</text:p>
          </table:table-cell>
          <table:table-cell office:value-type="float" office:value="3.0655" calcext:value-type="float">
            <text:p>3.065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jj</text:p>
          </table:table-cell>
          <table:table-cell office:value-type="float" office:value="75.39" calcext:value-type="float">
            <text:p>75.39</text:p>
          </table:table-cell>
          <table:table-cell office:value-type="float" office:value="0.86" calcext:value-type="float">
            <text:p>0.86</text:p>
          </table:table-cell>
          <table:table-cell office:value-type="float" office:value="72.85" calcext:value-type="float">
            <text:p>72.85</text:p>
          </table:table-cell>
          <table:table-cell office:value-type="float" office:value="0.8454" calcext:value-type="float">
            <text:p>0.8454</text:p>
          </table:table-cell>
          <table:table-cell office:value-type="float" office:value="22" calcext:value-type="float">
            <text:p>22</text:p>
          </table:table-cell>
          <table:table-cell office:value-type="float" office:value="0.4646" calcext:value-type="float">
            <text:p>0.4646</text:p>
          </table:table-cell>
          <table:table-cell office:value-type="float" office:value="15.23" calcext:value-type="float">
            <text:p>15.23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6998" calcext:value-type="float">
            <text:p>0.06998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lj</text:p>
          </table:table-cell>
          <table:table-cell office:value-type="float" office:value="100858.06" calcext:value-type="float">
            <text:p>100858.06</text:p>
          </table:table-cell>
          <table:table-cell office:value-type="float" office:value="53.8" calcext:value-type="float">
            <text:p>53.8</text:p>
          </table:table-cell>
          <table:table-cell office:value-type="float" office:value="95989.58" calcext:value-type="float">
            <text:p>95989.58</text:p>
          </table:table-cell>
          <table:table-cell office:value-type="float" office:value="52.4811" calcext:value-type="float">
            <text:p>52.4811</text:p>
          </table:table-cell>
          <table:table-cell office:value-type="float" office:value="64522" calcext:value-type="float">
            <text:p>64522</text:p>
          </table:table-cell>
          <table:table-cell office:value-type="float" office:value="43.5015" calcext:value-type="float">
            <text:p>43.5015</text:p>
          </table:table-cell>
          <table:table-cell office:value-type="float" office:value="49733.72" calcext:value-type="float">
            <text:p>49733.72</text:p>
          </table:table-cell>
          <table:table-cell office:value-type="float" office:value="38.1604" calcext:value-type="float">
            <text:p>38.1604</text:p>
          </table:table-cell>
          <table:table-cell office:value-type="float" office:value="266.8775" calcext:value-type="float">
            <text:p>266.8775</text:p>
          </table:table-cell>
          <table:table-cell office:value-type="float" office:value="2.7842" calcext:value-type="float">
            <text:p>2.7842</text:p>
          </table:table-cell>
          <table:table-cell office:value-type="float" office:value="198.88449" calcext:value-type="float">
            <text:p>198.88449</text:p>
          </table:table-cell>
          <table:table-cell office:value-type="float" office:value="2.3986" calcext:value-type="float">
            <text:p>2.398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t_other_ll</text:p>
          </table:table-cell>
          <table:table-cell office:value-type="float" office:value="10154.82" calcext:value-type="float">
            <text:p>10154.82</text:p>
          </table:table-cell>
          <table:table-cell office:value-type="float" office:value="21.84" calcext:value-type="float">
            <text:p>21.84</text:p>
          </table:table-cell>
          <table:table-cell office:value-type="float" office:value="8108.92" calcext:value-type="float">
            <text:p>8108.92</text:p>
          </table:table-cell>
          <table:table-cell office:value-type="float" office:value="19.5781" calcext:value-type="float">
            <text:p>19.5781</text:p>
          </table:table-cell>
          <table:table-cell office:value-type="float" office:value="6656" calcext:value-type="float">
            <text:p>6656</text:p>
          </table:table-cell>
          <table:table-cell office:value-type="float" office:value="17.7399" calcext:value-type="float">
            <text:p>17.7399</text:p>
          </table:table-cell>
          <table:table-cell office:value-type="float" office:value="5254.26" calcext:value-type="float">
            <text:p>5254.26</text:p>
          </table:table-cell>
          <table:table-cell office:value-type="float" office:value="15.7501" calcext:value-type="float">
            <text:p>15.7501</text:p>
          </table:table-cell>
          <table:table-cell office:value-type="float" office:value="39.5862" calcext:value-type="float">
            <text:p>39.5862</text:p>
          </table:table-cell>
          <table:table-cell office:value-type="float" office:value="1.2686" calcext:value-type="float">
            <text:p>1.2686</text:p>
          </table:table-cell>
          <table:table-cell office:value-type="float" office:value="33.92008" calcext:value-type="float">
            <text:p>33.92008</text:p>
          </table:table-cell>
          <table:table-cell office:value-type="float" office:value="1.1024" calcext:value-type="float">
            <text:p>1.1024</text:p>
          </table:table-cell>
        </table:table-row>
        <table:table-row table:style-name="ro1">
          <table:table-cell table:number-columns-repeated="3"/>
          <table:table-cell table:formula="of:=SUM([.D35:.D38])" office:value-type="float" office:value="124885.03" calcext:value-type="float">
            <text:p>124885.03</text:p>
          </table:table-cell>
          <table:table-cell table:formula="of:=SUM([.E35:.E38])" office:value-type="float" office:value="92.95" calcext:value-type="float">
            <text:p>92.95</text:p>
          </table:table-cell>
          <table:table-cell table:formula="of:=SUM([.F35:.F38])" office:value-type="float" office:value="115122.52" calcext:value-type="float">
            <text:p>115122.52</text:p>
          </table:table-cell>
          <table:table-cell table:formula="of:=SUM([.G35:.G38])" office:value-type="float" office:value="87.5633" calcext:value-type="float">
            <text:p>87.5633</text:p>
          </table:table-cell>
          <table:table-cell table:formula="of:=SUM([.H35:.H38])" office:value-type="float" office:value="80022" calcext:value-type="float">
            <text:p>80022</text:p>
          </table:table-cell>
          <table:table-cell table:formula="of:=SUM([.I35:.I38])" office:value-type="float" office:value="74.8626" calcext:value-type="float">
            <text:p>74.8626</text:p>
          </table:table-cell>
          <table:table-cell table:formula="of:=SUM([.J35:.J38])" office:value-type="float" office:value="62109.39" calcext:value-type="float">
            <text:p>62109.39</text:p>
          </table:table-cell>
          <table:table-cell table:formula="of:=SUM([.K35:.K38])" office:value-type="float" office:value="66.1052" calcext:value-type="float">
            <text:p>66.1052</text:p>
          </table:table-cell>
          <table:table-cell table:formula="of:=SUM([.L35:.L38])" office:value-type="float" office:value="794.5335" calcext:value-type="float">
            <text:p>794.5335</text:p>
          </table:table-cell>
          <table:table-cell table:formula="of:=SUM([.M35:.M38])" office:value-type="float" office:value="7.1871" calcext:value-type="float">
            <text:p>7.1871</text:p>
          </table:table-cell>
          <table:table-cell table:formula="of:=SUM([.N35:.N38])" office:value-type="float" office:value="711.79082" calcext:value-type="float">
            <text:p>711.79082</text:p>
          </table:table-cell>
          <table:table-cell table:formula="of:=SUM([.O35:.O38])" office:value-type="float" office:value="6.5927" calcext:value-type="float">
            <text:p>6.5927</text:p>
          </table:table-cell>
        </table:table-row>
        <table:table-row table:style-name="ro1">
          <table:table-cell table:number-columns-repeated="3"/>
          <table:table-cell table:style-name="ce1" table:formula="of:=[.D39]/[.D30]" office:value-type="float" office:value="0.0101920422355321" calcext:value-type="float">
            <text:p>0.0101920422</text:p>
          </table:table-cell>
          <table:table-cell table:style-name="ce1" table:formula="of:=[.E39]/[.E30]" office:value-type="float" office:value="0.0239783717408633" calcext:value-type="float">
            <text:p>0.0239783717</text:p>
          </table:table-cell>
          <table:table-cell table:style-name="ce1" table:formula="of:=[.F39]/[.F30]" office:value-type="float" office:value="0.121679203902274" calcext:value-type="float">
            <text:p>0.1216792039</text:p>
          </table:table-cell>
          <table:table-cell table:style-name="ce1" table:formula="of:=[.G39]/[.G30]" office:value-type="float" office:value="0.0771628239013502" calcext:value-type="float">
            <text:p>0.0771628239</text:p>
          </table:table-cell>
          <table:table-cell table:style-name="ce1" table:formula="of:=[.H39]/[.H30]" office:value-type="float" office:value="0.219272598734597" calcext:value-type="float">
            <text:p>0.2192725987</text:p>
          </table:table-cell>
          <table:table-cell table:style-name="ce1" table:formula="of:=[.I39]/[.I30]" office:value-type="float" office:value="0.103801389331817" calcext:value-type="float">
            <text:p>0.1038013893</text:p>
          </table:table-cell>
          <table:table-cell table:style-name="ce1" table:formula="of:=[.J39]/[.J30]" office:value-type="float" office:value="0.642528655962923" calcext:value-type="float">
            <text:p>0.642528656</text:p>
          </table:table-cell>
          <table:table-cell table:style-name="ce1" table:formula="of:=[.K39]/[.K30]" office:value-type="float" office:value="0.168998457403212" calcext:value-type="float">
            <text:p>0.1689984574</text:p>
          </table:table-cell>
          <table:table-cell table:style-name="ce1" table:formula="of:=[.L39]/[.L30]" office:value-type="float" office:value="0.811576608784474" calcext:value-type="float">
            <text:p>0.8115766088</text:p>
          </table:table-cell>
          <table:table-cell table:style-name="ce1" table:formula="of:=[.M39]/[.M30]" office:value-type="float" office:value="0.192845470864291" calcext:value-type="float">
            <text:p>0.1928454709</text:p>
          </table:table-cell>
          <table:table-cell table:style-name="ce1" table:formula="of:=[.N39]/[.N30]" office:value-type="float" office:value="0.84838" calcext:value-type="float">
            <text:p>0.84838</text:p>
          </table:table-cell>
          <table:table-cell table:style-name="ce1" table:formula="of:=[.O39]/[.O30]" office:value-type="float" office:value="0.191794331729399" calcext:value-type="float">
            <text:p>0.191794331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5% grows at b-tagging and about 20-24% in tau</text:p>
          </table:table-cell>
          <table:table-cell table:style-name="ce5" table:number-columns-repeated="2"/>
          <table:table-cell table:style-name="ce7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edium vs tight tau?</text:p>
          </table:table-cell>
          <table:table-cell table:style-name="ce6" table:number-columns-repeated="2"/>
          <table:table-cell table:style-name="ce8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uo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8.7 (inverse jet-tau cleani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25131278" calcext:value-type="float">
            <text:p>25131278</text:p>
          </table:table-cell>
          <table:table-cell office:value-type="float" office:value="5118.712" calcext:value-type="float">
            <text:p>5118.712</text:p>
          </table:table-cell>
          <table:table-cell office:value-type="float" office:value="1556499" calcext:value-type="float">
            <text:p>1556499</text:p>
          </table:table-cell>
          <table:table-cell office:value-type="float" office:value="1335.279" calcext:value-type="float">
            <text:p>1335.279</text:p>
          </table:table-cell>
          <table:table-cell office:value-type="float" office:value="820153" calcext:value-type="float">
            <text:p>820153</text:p>
          </table:table-cell>
          <table:table-cell office:value-type="float" office:value="978.783" calcext:value-type="float">
            <text:p>978.783</text:p>
          </table:table-cell>
          <table:table-cell office:value-type="float" office:value="198617" calcext:value-type="float">
            <text:p>198617</text:p>
          </table:table-cell>
          <table:table-cell office:value-type="float" office:value="494.51" calcext:value-type="float">
            <text:p>494.51</text:p>
          </table:table-cell>
          <table:table-cell office:value-type="float" office:value="404" calcext:value-type="float">
            <text:p>404</text:p>
          </table:table-cell>
          <table:table-cell office:value-type="float" office:value="22.2111" calcext:value-type="float">
            <text:p>22.2111</text:p>
          </table:table-cell>
          <table:table-cell office:value-type="float" office:value="327" calcext:value-type="float">
            <text:p>327</text:p>
          </table:table-cell>
          <table:table-cell office:value-type="float" office:value="19.44197" calcext:value-type="float">
            <text:p>19.4419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jj</text:p>
          </table:table-cell>
          <table:table-cell office:value-type="float" office:value="313.7" calcext:value-type="float">
            <text:p>313.7</text:p>
          </table:table-cell>
          <table:table-cell office:value-type="float" office:value="2.925" calcext:value-type="float">
            <text:p>2.925</text:p>
          </table:table-cell>
          <table:table-cell office:value-type="float" office:value="303.5" calcext:value-type="float">
            <text:p>303.5</text:p>
          </table:table-cell>
          <table:table-cell office:value-type="float" office:value="2.876" calcext:value-type="float">
            <text:p>2.876</text:p>
          </table:table-cell>
          <table:table-cell office:value-type="float" office:value="144" calcext:value-type="float">
            <text:p>144</text:p>
          </table:table-cell>
          <table:table-cell office:value-type="float" office:value="1.981" calcext:value-type="float">
            <text:p>1.981</text:p>
          </table:table-cell>
          <table:table-cell office:value-type="float" office:value="85.55" calcext:value-type="float">
            <text:p>85.55</text:p>
          </table:table-cell>
          <table:table-cell office:value-type="float" office:value="1.527" calcext:value-type="float">
            <text:p>1.527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6438" calcext:value-type="float">
            <text:p>0.0643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lj</text:p>
          </table:table-cell>
          <table:table-cell office:value-type="float" office:value="206103.7" calcext:value-type="float">
            <text:p>206103.7</text:p>
          </table:table-cell>
          <table:table-cell office:value-type="float" office:value="130.384" calcext:value-type="float">
            <text:p>130.384</text:p>
          </table:table-cell>
          <table:table-cell office:value-type="float" office:value="196359.1" calcext:value-type="float">
            <text:p>196359.1</text:p>
          </table:table-cell>
          <table:table-cell office:value-type="float" office:value="127.228" calcext:value-type="float">
            <text:p>127.228</text:p>
          </table:table-cell>
          <table:table-cell office:value-type="float" office:value="138051" calcext:value-type="float">
            <text:p>138051</text:p>
          </table:table-cell>
          <table:table-cell office:value-type="float" office:value="107.612" calcext:value-type="float">
            <text:p>107.612</text:p>
          </table:table-cell>
          <table:table-cell office:value-type="float" office:value="102653.51" calcext:value-type="float">
            <text:p>102653.51</text:p>
          </table:table-cell>
          <table:table-cell office:value-type="float" office:value="92.572" calcext:value-type="float">
            <text:p>92.572</text:p>
          </table:table-cell>
          <table:table-cell office:value-type="float" office:value="187.4524" calcext:value-type="float">
            <text:p>187.4524</text:p>
          </table:table-cell>
          <table:table-cell office:value-type="float" office:value="3.9658" calcext:value-type="float">
            <text:p>3.9658</text:p>
          </table:table-cell>
          <table:table-cell office:value-type="float" office:value="128.046" calcext:value-type="float">
            <text:p>128.046</text:p>
          </table:table-cell>
          <table:table-cell office:value-type="float" office:value="3.24005" calcext:value-type="float">
            <text:p>3.2400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mutau</text:p>
          </table:table-cell>
          <table:table-cell office:value-type="float" office:value="27532.7" calcext:value-type="float">
            <text:p>27532.7</text:p>
          </table:table-cell>
          <table:table-cell office:value-type="float" office:value="38.741" calcext:value-type="float">
            <text:p>38.741</text:p>
          </table:table-cell>
          <table:table-cell office:value-type="float" office:value="22468.3" calcext:value-type="float">
            <text:p>22468.3</text:p>
          </table:table-cell>
          <table:table-cell office:value-type="float" office:value="34.997" calcext:value-type="float">
            <text:p>34.997</text:p>
          </table:table-cell>
          <table:table-cell office:value-type="float" office:value="18215" calcext:value-type="float">
            <text:p>18215</text:p>
          </table:table-cell>
          <table:table-cell office:value-type="float" office:value="31.511" calcext:value-type="float">
            <text:p>31.511</text:p>
          </table:table-cell>
          <table:table-cell office:value-type="float" office:value="14072.25" calcext:value-type="float">
            <text:p>14072.25</text:p>
          </table:table-cell>
          <table:table-cell office:value-type="float" office:value="27.697" calcext:value-type="float">
            <text:p>27.697</text:p>
          </table:table-cell>
          <table:table-cell office:value-type="float" office:value="214.4407" calcext:value-type="float">
            <text:p>214.4407</text:p>
          </table:table-cell>
          <table:table-cell office:value-type="float" office:value="3.419" calcext:value-type="float">
            <text:p>3.419</text:p>
          </table:table-cell>
          <table:table-cell office:value-type="float" office:value="208.689" calcext:value-type="float">
            <text:p>208.689</text:p>
          </table:table-cell>
          <table:table-cell office:value-type="float" office:value="3.37277" calcext:value-type="float">
            <text:p>3.3727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20960.7" calcext:value-type="float">
            <text:p>20960.7</text:p>
          </table:table-cell>
          <table:table-cell office:value-type="float" office:value="52.295" calcext:value-type="float">
            <text:p>52.295</text:p>
          </table:table-cell>
          <table:table-cell office:value-type="float" office:value="16957.3" calcext:value-type="float">
            <text:p>16957.3</text:p>
          </table:table-cell>
          <table:table-cell office:value-type="float" office:value="47.086" calcext:value-type="float">
            <text:p>47.086</text:p>
          </table:table-cell>
          <table:table-cell office:value-type="float" office:value="14013" calcext:value-type="float">
            <text:p>14013</text:p>
          </table:table-cell>
          <table:table-cell office:value-type="float" office:value="42.797" calcext:value-type="float">
            <text:p>42.797</text:p>
          </table:table-cell>
          <table:table-cell office:value-type="float" office:value="10625.51" calcext:value-type="float">
            <text:p>10625.51</text:p>
          </table:table-cell>
          <table:table-cell office:value-type="float" office:value="37.221" calcext:value-type="float">
            <text:p>37.221</text:p>
          </table:table-cell>
          <table:table-cell office:value-type="float" office:value="23.6365" calcext:value-type="float">
            <text:p>23.6365</text:p>
          </table:table-cell>
          <table:table-cell office:value-type="float" office:value="1.6795" calcext:value-type="float">
            <text:p>1.6795</text:p>
          </table:table-cell>
          <table:table-cell office:value-type="float" office:value="18.204" calcext:value-type="float">
            <text:p>18.204</text:p>
          </table:table-cell>
          <table:table-cell office:value-type="float" office:value="1.40018" calcext:value-type="float">
            <text:p>1.40018</text:p>
          </table:table-cell>
        </table:table-row>
        <table:table-row table:style-name="ro1">
          <table:table-cell table:number-columns-repeated="3"/>
          <table:table-cell table:formula="of:=SUM([.D50:.D53])" office:value-type="float" office:value="254910.8" calcext:value-type="float">
            <text:p>254910.8</text:p>
          </table:table-cell>
          <table:table-cell table:formula="of:=SUM([.E50:.E53])" office:value-type="float" office:value="224.345" calcext:value-type="float">
            <text:p>224.345</text:p>
          </table:table-cell>
          <table:table-cell table:formula="of:=SUM([.F50:.F53])" office:value-type="float" office:value="236088.2" calcext:value-type="float">
            <text:p>236088.2</text:p>
          </table:table-cell>
          <table:table-cell table:formula="of:=SUM([.G50:.G53])" office:value-type="float" office:value="212.187" calcext:value-type="float">
            <text:p>212.187</text:p>
          </table:table-cell>
          <table:table-cell table:formula="of:=SUM([.H50:.H53])" office:value-type="float" office:value="170423" calcext:value-type="float">
            <text:p>170423</text:p>
          </table:table-cell>
          <table:table-cell table:formula="of:=SUM([.I50:.I53])" office:value-type="float" office:value="183.901" calcext:value-type="float">
            <text:p>183.901</text:p>
          </table:table-cell>
          <table:table-cell table:formula="of:=SUM([.J50:.J53])" office:value-type="float" office:value="127436.82" calcext:value-type="float">
            <text:p>127436.82</text:p>
          </table:table-cell>
          <table:table-cell table:formula="of:=SUM([.K50:.K53])" office:value-type="float" office:value="159.017" calcext:value-type="float">
            <text:p>159.017</text:p>
          </table:table-cell>
          <table:table-cell table:formula="of:=SUM([.L50:.L53])" office:value-type="float" office:value="425.7744" calcext:value-type="float">
            <text:p>425.7744</text:p>
          </table:table-cell>
          <table:table-cell table:formula="of:=SUM([.M50:.M53])" office:value-type="float" office:value="9.146" calcext:value-type="float">
            <text:p>9.146</text:p>
          </table:table-cell>
          <table:table-cell table:formula="of:=SUM([.N50:.N53])" office:value-type="float" office:value="355.091" calcext:value-type="float">
            <text:p>355.091</text:p>
          </table:table-cell>
          <table:table-cell table:formula="of:=SUM([.O50:.O53])" office:value-type="float" office:value="8.07738" calcext:value-type="float">
            <text:p>8.07738</text:p>
          </table:table-cell>
        </table:table-row>
        <table:table-row table:style-name="ro1">
          <table:table-cell table:number-columns-repeated="3"/>
          <table:table-cell table:style-name="ce1" table:formula="of:=[.D54]/[.D49]" office:value-type="float" office:value="0.0101431690023882" calcext:value-type="float">
            <text:p>0.010143169</text:p>
          </table:table-cell>
          <table:table-cell table:style-name="ce1" table:formula="of:=[.E54]/[.E49]" office:value-type="float" office:value="0.0438284083964872" calcext:value-type="float">
            <text:p>0.0438284084</text:p>
          </table:table-cell>
          <table:table-cell table:style-name="ce1" table:formula="of:=[.F54]/[.F49]" office:value-type="float" office:value="0.151678992405392" calcext:value-type="float">
            <text:p>0.1516789924</text:p>
          </table:table-cell>
          <table:table-cell table:style-name="ce1" table:formula="of:=[.G54]/[.G49]" office:value-type="float" office:value="0.158908362971334" calcext:value-type="float">
            <text:p>0.158908363</text:p>
          </table:table-cell>
          <table:table-cell table:style-name="ce1" table:formula="of:=[.H54]/[.H49]" office:value-type="float" office:value="0.207794155480746" calcext:value-type="float">
            <text:p>0.2077941555</text:p>
          </table:table-cell>
          <table:table-cell table:style-name="ce1" table:formula="of:=[.I54]/[.I49]" office:value-type="float" office:value="0.187887407116797" calcext:value-type="float">
            <text:p>0.1878874071</text:p>
          </table:table-cell>
          <table:table-cell table:style-name="ce1" table:formula="of:=[.J54]/[.J49]" office:value-type="float" office:value="0.64162090858285" calcext:value-type="float">
            <text:p>0.6416209086</text:p>
          </table:table-cell>
          <table:table-cell table:style-name="ce1" table:formula="of:=[.K54]/[.K49]" office:value-type="float" office:value="0.321564781298659" calcext:value-type="float">
            <text:p>0.3215647813</text:p>
          </table:table-cell>
          <table:table-cell table:style-name="ce1" table:formula="of:=[.L54]/[.L49]" office:value-type="float" office:value="1.05389702970297" calcext:value-type="float">
            <text:p>1.0538970297</text:p>
          </table:table-cell>
          <table:table-cell table:style-name="ce1" table:formula="of:=[.M54]/[.M49]" office:value-type="float" office:value="0.411776093935015" calcext:value-type="float">
            <text:p>0.4117760939</text:p>
          </table:table-cell>
          <table:table-cell table:style-name="ce1" table:formula="of:=[.N54]/[.N49]" office:value-type="float" office:value="1.08590519877676" calcext:value-type="float">
            <text:p>1.0859051988</text:p>
          </table:table-cell>
          <table:table-cell table:style-name="ce1" table:formula="of:=[.O54]/[.O49]" office:value-type="float" office:value="0.415460984663591" calcext:value-type="float">
            <text:p>0.41546098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[.D55]/[.D123]" office:value-type="float" office:value="0.00000103541331460258" calcext:value-type="float">
            <text:p>1.03541331460258E-006</text:p>
          </table:table-cell>
          <table:table-cell table:formula="of:=[.E55]/[.E123]" office:value-type="float" office:value="0.000462094819513617" calcext:value-type="float">
            <text:p>0.0004620948</text:p>
          </table:table-cell>
          <table:table-cell table:formula="of:=[.F55]/[.F123]" office:value-type="float" office:value="0.0000118847034568695" calcext:value-type="float">
            <text:p>1.18847034568695E-005</text:p>
          </table:table-cell>
          <table:table-cell table:formula="of:=[.G55]/[.G123]" office:value-type="float" office:value="0.00149177340485373" calcext:value-type="float">
            <text:p>0.0014917734</text:p>
          </table:table-cell>
          <table:table-cell table:formula="of:=[.H55]/[.H123]" office:value-type="float" office:value="0.000019491854377812" calcext:value-type="float">
            <text:p>1.9491854377812E-005</text:p>
          </table:table-cell>
          <table:table-cell table:formula="of:=[.I55]/[.I123]" office:value-type="float" office:value="0.00188575936261075" calcext:value-type="float">
            <text:p>0.0018857594</text:p>
          </table:table-cell>
          <table:table-cell table:formula="of:=[.J55]/[.J123]" office:value-type="float" office:value="0.0000528225732735836" calcext:value-type="float">
            <text:p>5.28225732735836E-005</text:p>
          </table:table-cell>
          <table:table-cell table:formula="of:=[.K55]/[.K123]" office:value-type="float" office:value="0.00297690277780422" calcext:value-type="float">
            <text:p>0.0029769028</text:p>
          </table:table-cell>
          <table:table-cell table:formula="of:=[.L55]/[.L123]" office:value-type="float" office:value="0.00348055821782325" calcext:value-type="float">
            <text:p>0.0034805582</text:p>
          </table:table-cell>
          <table:table-cell table:formula="of:=[.M55]/[.M123]" office:value-type="float" office:value="0.0238853867561647" calcext:value-type="float">
            <text:p>0.0238853868</text:p>
          </table:table-cell>
          <table:table-cell table:formula="of:=[.N55]/[.N123]" office:value-type="float" office:value="0.00245570289565057" calcext:value-type="float">
            <text:p>0.0024557029</text:p>
          </table:table-cell>
          <table:table-cell table:formula="of:=[.O55]/[.O123]" office:value-type="float" office:value="0.0207894359680832" calcext:value-type="float">
            <text:p>0.02078943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V8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25131278" calcext:value-type="float">
            <text:p>25131278</text:p>
          </table:table-cell>
          <table:table-cell office:value-type="float" office:value="5118.712" calcext:value-type="float">
            <text:p>5118.712</text:p>
          </table:table-cell>
          <table:table-cell office:value-type="float" office:value="1546017" calcext:value-type="float">
            <text:p>1546017</text:p>
          </table:table-cell>
          <table:table-cell office:value-type="float" office:value="1330.968" calcext:value-type="float">
            <text:p>1330.968</text:p>
          </table:table-cell>
          <table:table-cell office:value-type="float" office:value="815182" calcext:value-type="float">
            <text:p>815182</text:p>
          </table:table-cell>
          <table:table-cell office:value-type="float" office:value="975.952" calcext:value-type="float">
            <text:p>975.952</text:p>
          </table:table-cell>
          <table:table-cell office:value-type="float" office:value="198105" calcext:value-type="float">
            <text:p>198105</text:p>
          </table:table-cell>
          <table:table-cell office:value-type="float" office:value="493.923" calcext:value-type="float">
            <text:p>493.923</text:p>
          </table:table-cell>
          <table:table-cell office:value-type="float" office:value="2349" calcext:value-type="float">
            <text:p>2349</text:p>
          </table:table-cell>
          <table:table-cell office:value-type="float" office:value="54.3766" calcext:value-type="float">
            <text:p>54.3766</text:p>
          </table:table-cell>
          <table:table-cell office:value-type="float" office:value="1943" calcext:value-type="float">
            <text:p>1943</text:p>
          </table:table-cell>
          <table:table-cell office:value-type="float" office:value="49.2942" calcext:value-type="float">
            <text:p>49.294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jj</text:p>
          </table:table-cell>
          <table:table-cell office:value-type="float" office:value="313.8" calcext:value-type="float">
            <text:p>313.8</text:p>
          </table:table-cell>
          <table:table-cell office:value-type="float" office:value="2.928" calcext:value-type="float">
            <text:p>2.928</text:p>
          </table:table-cell>
          <table:table-cell office:value-type="float" office:value="303.2" calcext:value-type="float">
            <text:p>303.2</text:p>
          </table:table-cell>
          <table:table-cell office:value-type="float" office:value="2.878" calcext:value-type="float">
            <text:p>2.878</text:p>
          </table:table-cell>
          <table:table-cell office:value-type="float" office:value="143.9" calcext:value-type="float">
            <text:p>143.9</text:p>
          </table:table-cell>
          <table:table-cell office:value-type="float" office:value="1.983" calcext:value-type="float">
            <text:p>1.983</text:p>
          </table:table-cell>
          <table:table-cell office:value-type="float" office:value="85.47" calcext:value-type="float">
            <text:p>85.47</text:p>
          </table:table-cell>
          <table:table-cell office:value-type="float" office:value="1.528" calcext:value-type="float">
            <text:p>1.528</text:p>
          </table:table-cell>
          <table:table-cell office:value-type="float" office:value="1.563" calcext:value-type="float">
            <text:p>1.563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1409" calcext:value-type="float">
            <text:p>0.1409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lj</text:p>
          </table:table-cell>
          <table:table-cell office:value-type="float" office:value="206103.2" calcext:value-type="float">
            <text:p>206103.2</text:p>
          </table:table-cell>
          <table:table-cell office:value-type="float" office:value="130.541" calcext:value-type="float">
            <text:p>130.541</text:p>
          </table:table-cell>
          <table:table-cell office:value-type="float" office:value="196124.2" calcext:value-type="float">
            <text:p>196124.2</text:p>
          </table:table-cell>
          <table:table-cell office:value-type="float" office:value="127.305" calcext:value-type="float">
            <text:p>127.305</text:p>
          </table:table-cell>
          <table:table-cell office:value-type="float" office:value="137889.5" calcext:value-type="float">
            <text:p>137889.5</text:p>
          </table:table-cell>
          <table:table-cell office:value-type="float" office:value="107.679" calcext:value-type="float">
            <text:p>107.679</text:p>
          </table:table-cell>
          <table:table-cell office:value-type="float" office:value="102561.98" calcext:value-type="float">
            <text:p>102561.98</text:p>
          </table:table-cell>
          <table:table-cell office:value-type="float" office:value="92.644" calcext:value-type="float">
            <text:p>92.644</text:p>
          </table:table-cell>
          <table:table-cell office:value-type="float" office:value="1081.966" calcext:value-type="float">
            <text:p>1081.966</text:p>
          </table:table-cell>
          <table:table-cell office:value-type="float" office:value="9.4808" calcext:value-type="float">
            <text:p>9.4808</text:p>
          </table:table-cell>
          <table:table-cell office:value-type="float" office:value="780.1158" calcext:value-type="float">
            <text:p>780.1158</text:p>
          </table:table-cell>
          <table:table-cell office:value-type="float" office:value="8.0172" calcext:value-type="float">
            <text:p>8.017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mutau</text:p>
          </table:table-cell>
          <table:table-cell office:value-type="float" office:value="27534.6" calcext:value-type="float">
            <text:p>27534.6</text:p>
          </table:table-cell>
          <table:table-cell office:value-type="float" office:value="38.788" calcext:value-type="float">
            <text:p>38.788</text:p>
          </table:table-cell>
          <table:table-cell office:value-type="float" office:value="21899.4" calcext:value-type="float">
            <text:p>21899.4</text:p>
          </table:table-cell>
          <table:table-cell office:value-type="float" office:value="34.592" calcext:value-type="float">
            <text:p>34.592</text:p>
          </table:table-cell>
          <table:table-cell office:value-type="float" office:value="17776.1" calcext:value-type="float">
            <text:p>17776.1</text:p>
          </table:table-cell>
          <table:table-cell office:value-type="float" office:value="31.165" calcext:value-type="float">
            <text:p>31.165</text:p>
          </table:table-cell>
          <table:table-cell office:value-type="float" office:value="13819.85" calcext:value-type="float">
            <text:p>13819.85</text:p>
          </table:table-cell>
          <table:table-cell office:value-type="float" office:value="27.479" calcext:value-type="float">
            <text:p>27.479</text:p>
          </table:table-cell>
          <table:table-cell office:value-type="float" office:value="1236.52" calcext:value-type="float">
            <text:p>1236.52</text:p>
          </table:table-cell>
          <table:table-cell office:value-type="float" office:value="8.2197" calcext:value-type="float">
            <text:p>8.2197</text:p>
          </table:table-cell>
          <table:table-cell office:value-type="float" office:value="1210.4439" calcext:value-type="float">
            <text:p>1210.4439</text:p>
          </table:table-cell>
          <table:table-cell office:value-type="float" office:value="8.1325" calcext:value-type="float">
            <text:p>8.132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20960.5" calcext:value-type="float">
            <text:p>20960.5</text:p>
          </table:table-cell>
          <table:table-cell office:value-type="float" office:value="52.356" calcext:value-type="float">
            <text:p>52.356</text:p>
          </table:table-cell>
          <table:table-cell office:value-type="float" office:value="16895" calcext:value-type="float">
            <text:p>16895</text:p>
          </table:table-cell>
          <table:table-cell office:value-type="float" office:value="47.025" calcext:value-type="float">
            <text:p>47.025</text:p>
          </table:table-cell>
          <table:table-cell office:value-type="float" office:value="13964.1" calcext:value-type="float">
            <text:p>13964.1</text:p>
          </table:table-cell>
          <table:table-cell office:value-type="float" office:value="42.748" calcext:value-type="float">
            <text:p>42.748</text:p>
          </table:table-cell>
          <table:table-cell office:value-type="float" office:value="10598.53" calcext:value-type="float">
            <text:p>10598.53</text:p>
          </table:table-cell>
          <table:table-cell office:value-type="float" office:value="37.2" calcext:value-type="float">
            <text:p>37.2</text:p>
          </table:table-cell>
          <table:table-cell office:value-type="float" office:value="122.462" calcext:value-type="float">
            <text:p>122.462</text:p>
          </table:table-cell>
          <table:table-cell office:value-type="float" office:value="3.6446" calcext:value-type="float">
            <text:p>3.6446</text:p>
          </table:table-cell>
          <table:table-cell office:value-type="float" office:value="101.7415" calcext:value-type="float">
            <text:p>101.7415</text:p>
          </table:table-cell>
          <table:table-cell office:value-type="float" office:value="3.1152" calcext:value-type="float">
            <text:p>3.1152</text:p>
          </table:table-cell>
        </table:table-row>
        <table:table-row table:style-name="ro1">
          <table:table-cell table:number-columns-repeated="3"/>
          <table:table-cell table:style-name="ce1" table:formula="of:=SUM([.D64:.D67])/[.D63]" office:value-type="float" office:value="0.0101432207307563" calcext:value-type="float">
            <text:p>0.0101432207</text:p>
          </table:table-cell>
          <table:table-cell table:style-name="ce1" table:formula="of:=SUM([.E64:.E67])/[.E63]" office:value-type="float" office:value="0.0438807653175252" calcext:value-type="float">
            <text:p>0.0438807653</text:p>
          </table:table-cell>
          <table:table-cell table:style-name="ce1" table:formula="of:=SUM([.F64:.F67])/[.F63]" office:value-type="float" office:value="0.152146968629711" calcext:value-type="float">
            <text:p>0.1521469686</text:p>
          </table:table-cell>
          <table:table-cell table:style-name="ce1" table:formula="of:=SUM([.G64:.G67])/[.G63]" office:value-type="float" office:value="0.159132300701444" calcext:value-type="float">
            <text:p>0.1591323007</text:p>
          </table:table-cell>
          <table:table-cell table:style-name="ce1" table:formula="of:=SUM([.H64:.H67])/[.H63]" office:value-type="float" office:value="0.208264657462996" calcext:value-type="float">
            <text:p>0.2082646575</text:p>
          </table:table-cell>
          <table:table-cell table:style-name="ce1" table:formula="of:=SUM([.I64:.I67])/[.I63]" office:value-type="float" office:value="0.188098390084758" calcext:value-type="float">
            <text:p>0.1880983901</text:p>
          </table:table-cell>
          <table:table-cell table:style-name="ce1" table:formula="of:=SUM([.J64:.J67])/[.J63]" office:value-type="float" office:value="0.641406476363545" calcext:value-type="float">
            <text:p>0.6414064764</text:p>
          </table:table-cell>
          <table:table-cell table:style-name="ce1" table:formula="of:=SUM([.K64:.K67])/[.K63]" office:value-type="float" office:value="0.321610858372661" calcext:value-type="float">
            <text:p>0.3216108584</text:p>
          </table:table-cell>
          <table:table-cell table:style-name="ce1" table:formula="of:=SUM([.L64:.L67])/[.L63]" office:value-type="float" office:value="1.03980885483184" calcext:value-type="float">
            <text:p>1.0398088548</text:p>
          </table:table-cell>
          <table:table-cell table:style-name="ce1" table:formula="of:=SUM([.M64:.M67])/[.M63]" office:value-type="float" office:value="0.396343280013829" calcext:value-type="float">
            <text:p>0.39634328</text:p>
          </table:table-cell>
          <table:table-cell table:style-name="ce1" table:formula="of:=SUM([.N64:.N67])/[.N63]" office:value-type="float" office:value="1.0772144621719" calcext:value-type="float">
            <text:p>1.0772144622</text:p>
          </table:table-cell>
          <table:table-cell table:style-name="ce1" table:formula="of:=SUM([.O64:.O67])/[.O63]" office:value-type="float" office:value="0.393673089328968" calcext:value-type="float">
            <text:p>0.393673089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formula="of:=[.D68]/[.D123]" office:value-type="float" office:value="0.00000103541859502738" calcext:value-type="float">
            <text:p>1.03541859502738E-006</text:p>
          </table:table-cell>
          <table:table-cell table:formula="of:=[.E68]/[.E123]" office:value-type="float" office:value="0.00046264683275942" calcext:value-type="float">
            <text:p>0.0004626468</text:p>
          </table:table-cell>
          <table:table-cell table:formula="of:=[.F68]/[.F123]" office:value-type="float" office:value="0.0000119213714130755" calcext:value-type="float">
            <text:p>1.19213714130755E-005</text:p>
          </table:table-cell>
          <table:table-cell table:formula="of:=[.G68]/[.G123]" office:value-type="float" office:value="0.00149387565009669" calcext:value-type="float">
            <text:p>0.0014938757</text:p>
          </table:table-cell>
          <table:table-cell table:formula="of:=[.H68]/[.H123]" office:value-type="float" office:value="0.0000195359891904649" calcext:value-type="float">
            <text:p>0.000019536</text:p>
          </table:table-cell>
          <table:table-cell table:formula="of:=[.I68]/[.I123]" office:value-type="float" office:value="0.00188787692393798" calcext:value-type="float">
            <text:p>0.0018878769</text:p>
          </table:table-cell>
          <table:table-cell table:formula="of:=[.J68]/[.J123]" office:value-type="float" office:value="0.000052804919762819" calcext:value-type="float">
            <text:p>5.2804919762819E-005</text:p>
          </table:table-cell>
          <table:table-cell table:formula="of:=[.K68]/[.K123]" office:value-type="float" office:value="0.00297732933872621" calcext:value-type="float">
            <text:p>0.0029773293</text:p>
          </table:table-cell>
          <table:table-cell table:formula="of:=[.L68]/[.L123]" office:value-type="float" office:value="0.00343403117444061" calcext:value-type="float">
            <text:p>0.0034340312</text:p>
          </table:table-cell>
          <table:table-cell table:formula="of:=[.M68]/[.M123]" office:value-type="float" office:value="0.0229901946003481" calcext:value-type="float">
            <text:p>0.0229901946</text:p>
          </table:table-cell>
          <table:table-cell table:formula="of:=[.N68]/[.N123]" office:value-type="float" office:value="0.00243604936874056" calcext:value-type="float">
            <text:p>0.0024360494</text:p>
          </table:table-cell>
          <table:table-cell table:formula="of:=[.O68]/[.O123]" office:value-type="float" office:value="0.0196991818367471" calcext:value-type="float">
            <text:p>0.0196991818</text:p>
          </table:table-cell>
        </table:table-row>
        <table:table-row table:style-name="ro1">
          <table:table-cell office:value-type="string" calcext:value-type="string">
            <text:p>electr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2576457" calcext:value-type="float">
            <text:p>12576457</text:p>
          </table:table-cell>
          <table:table-cell office:value-type="float" office:value="3634.944" calcext:value-type="float">
            <text:p>3634.944</text:p>
          </table:table-cell>
          <table:table-cell office:value-type="float" office:value="1090332" calcext:value-type="float">
            <text:p>1090332</text:p>
          </table:table-cell>
          <table:table-cell office:value-type="float" office:value="1124.35" calcext:value-type="float">
            <text:p>1124.35</text:p>
          </table:table-cell>
          <table:table-cell office:value-type="float" office:value="471379" calcext:value-type="float">
            <text:p>471379</text:p>
          </table:table-cell>
          <table:table-cell office:value-type="float" office:value="753.5159" calcext:value-type="float">
            <text:p>753.5159</text:p>
          </table:table-cell>
          <table:table-cell office:value-type="float" office:value="113280" calcext:value-type="float">
            <text:p>113280</text:p>
          </table:table-cell>
          <table:table-cell office:value-type="float" office:value="390.7199" calcext:value-type="float">
            <text:p>390.7199</text:p>
          </table:table-cell>
          <table:table-cell office:value-type="float" office:value="1428" calcext:value-type="float">
            <text:p>1428</text:p>
          </table:table-cell>
          <table:table-cell office:value-type="float" office:value="44.68115" calcext:value-type="float">
            <text:p>44.68115</text:p>
          </table:table-cell>
          <table:table-cell office:value-type="float" office:value="1215" calcext:value-type="float">
            <text:p>1215</text:p>
          </table:table-cell>
          <table:table-cell office:value-type="float" office:value="40.91347" calcext:value-type="float">
            <text:p>40.9134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eltau</text:p>
          </table:table-cell>
          <table:table-cell office:value-type="float" office:value="17712.53" calcext:value-type="float">
            <text:p>17712.53</text:p>
          </table:table-cell>
          <table:table-cell office:value-type="float" office:value="31.112" calcext:value-type="float">
            <text:p>31.112</text:p>
          </table:table-cell>
          <table:table-cell office:value-type="float" office:value="14094.76" calcext:value-type="float">
            <text:p>14094.76</text:p>
          </table:table-cell>
          <table:table-cell office:value-type="float" office:value="27.754" calcext:value-type="float">
            <text:p>27.754</text:p>
          </table:table-cell>
          <table:table-cell office:value-type="float" office:value="11417.28" calcext:value-type="float">
            <text:p>11417.28</text:p>
          </table:table-cell>
          <table:table-cell office:value-type="float" office:value="24.9789" calcext:value-type="float">
            <text:p>24.9789</text:p>
          </table:table-cell>
          <table:table-cell office:value-type="float" office:value="8839.51" calcext:value-type="float">
            <text:p>8839.51</text:p>
          </table:table-cell>
          <table:table-cell office:value-type="float" office:value="21.9789" calcext:value-type="float">
            <text:p>21.9789</text:p>
          </table:table-cell>
          <table:table-cell office:value-type="float" office:value="788.3894" calcext:value-type="float">
            <text:p>788.3894</text:p>
          </table:table-cell>
          <table:table-cell office:value-type="float" office:value="6.56392" calcext:value-type="float">
            <text:p>6.56392</text:p>
          </table:table-cell>
          <table:table-cell office:value-type="float" office:value="767.944" calcext:value-type="float">
            <text:p>767.944</text:p>
          </table:table-cell>
          <table:table-cell office:value-type="float" office:value="6.47825" calcext:value-type="float">
            <text:p>6.4782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jj</text:p>
          </table:table-cell>
          <table:table-cell office:value-type="float" office:value="79.96" calcext:value-type="float">
            <text:p>79.96</text:p>
          </table:table-cell>
          <table:table-cell office:value-type="float" office:value="1.478" calcext:value-type="float">
            <text:p>1.478</text:p>
          </table:table-cell>
          <table:table-cell office:value-type="float" office:value="77.44" calcext:value-type="float">
            <text:p>77.44</text:p>
          </table:table-cell>
          <table:table-cell office:value-type="float" office:value="1.455" calcext:value-type="float">
            <text:p>1.455</text:p>
          </table:table-cell>
          <table:table-cell office:value-type="float" office:value="28.36" calcext:value-type="float">
            <text:p>28.36</text:p>
          </table:table-cell>
          <table:table-cell office:value-type="float" office:value="0.8804" calcext:value-type="float">
            <text:p>0.8804</text:p>
          </table:table-cell>
          <table:table-cell office:value-type="float" office:value="18.63" calcext:value-type="float">
            <text:p>18.63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08835" calcext:value-type="float">
            <text:p>0.08835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07022" calcext:value-type="float">
            <text:p>0.0702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lj</text:p>
          </table:table-cell>
          <table:table-cell office:value-type="float" office:value="129797.62" calcext:value-type="float">
            <text:p>129797.62</text:p>
          </table:table-cell>
          <table:table-cell office:value-type="float" office:value="101.552" calcext:value-type="float">
            <text:p>101.552</text:p>
          </table:table-cell>
          <table:table-cell office:value-type="float" office:value="123646.16" calcext:value-type="float">
            <text:p>123646.16</text:p>
          </table:table-cell>
          <table:table-cell office:value-type="float" office:value="99.121" calcext:value-type="float">
            <text:p>99.121</text:p>
          </table:table-cell>
          <table:table-cell office:value-type="float" office:value="85091.24" calcext:value-type="float">
            <text:p>85091.24</text:p>
          </table:table-cell>
          <table:table-cell office:value-type="float" office:value="83.0247" calcext:value-type="float">
            <text:p>83.0247</text:p>
          </table:table-cell>
          <table:table-cell office:value-type="float" office:value="63092.57" calcext:value-type="float">
            <text:p>63092.57</text:p>
          </table:table-cell>
          <table:table-cell office:value-type="float" office:value="71.4347" calcext:value-type="float">
            <text:p>71.4347</text:p>
          </table:table-cell>
          <table:table-cell office:value-type="float" office:value="658.5069" calcext:value-type="float">
            <text:p>658.5069</text:p>
          </table:table-cell>
          <table:table-cell office:value-type="float" office:value="7.28071" calcext:value-type="float">
            <text:p>7.28071</text:p>
          </table:table-cell>
          <table:table-cell office:value-type="float" office:value="473.4696" calcext:value-type="float">
            <text:p>473.4696</text:p>
          </table:table-cell>
          <table:table-cell office:value-type="float" office:value="6.16381" calcext:value-type="float">
            <text:p>6.16381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12850.94" calcext:value-type="float">
            <text:p>12850.94</text:p>
          </table:table-cell>
          <table:table-cell office:value-type="float" office:value="38.103" calcext:value-type="float">
            <text:p>38.103</text:p>
          </table:table-cell>
          <table:table-cell office:value-type="float" office:value="10352.31" calcext:value-type="float">
            <text:p>10352.31</text:p>
          </table:table-cell>
          <table:table-cell office:value-type="float" office:value="34.055" calcext:value-type="float">
            <text:p>34.055</text:p>
          </table:table-cell>
          <table:table-cell office:value-type="float" office:value="8548.39" calcext:value-type="float">
            <text:p>8548.39</text:p>
          </table:table-cell>
          <table:table-cell office:value-type="float" office:value="30.9996" calcext:value-type="float">
            <text:p>30.9996</text:p>
          </table:table-cell>
          <table:table-cell office:value-type="float" office:value="6472.95" calcext:value-type="float">
            <text:p>6472.95</text:p>
          </table:table-cell>
          <table:table-cell office:value-type="float" office:value="26.9915" calcext:value-type="float">
            <text:p>26.9915</text:p>
          </table:table-cell>
          <table:table-cell office:value-type="float" office:value="70.1089" calcext:value-type="float">
            <text:p>70.1089</text:p>
          </table:table-cell>
          <table:table-cell office:value-type="float" office:value="2.64396" calcext:value-type="float">
            <text:p>2.64396</text:p>
          </table:table-cell>
          <table:table-cell office:value-type="float" office:value="57.4546" calcext:value-type="float">
            <text:p>57.4546</text:p>
          </table:table-cell>
          <table:table-cell office:value-type="float" office:value="2.25137" calcext:value-type="float">
            <text:p>2.25137</text:p>
          </table:table-cell>
        </table:table-row>
        <table:table-row table:style-name="ro1">
          <table:table-cell table:number-columns-repeated="3"/>
          <table:table-cell table:style-name="ce1" table:formula="of:=SUM([.D75:.D78])/[.D74]" office:value-type="float" office:value="0.0127572534935714" calcext:value-type="float">
            <text:p>0.0127572535</text:p>
          </table:table-cell>
          <table:table-cell table:style-name="ce1" table:formula="of:=SUM([.E75:.E78])/[.E74]" office:value-type="float" office:value="0.0473858744453835" calcext:value-type="float">
            <text:p>0.0473858744</text:p>
          </table:table-cell>
          <table:table-cell table:style-name="ce1" table:formula="of:=SUM([.F75:.F78])/[.F74]" office:value-type="float" office:value="0.135895002623054" calcext:value-type="float">
            <text:p>0.1358950026</text:p>
          </table:table-cell>
          <table:table-cell table:style-name="ce1" table:formula="of:=SUM([.G75:.G78])/[.G74]" office:value-type="float" office:value="0.144425668163828" calcext:value-type="float">
            <text:p>0.1444256682</text:p>
          </table:table-cell>
          <table:table-cell table:style-name="ce1" table:formula="of:=SUM([.H75:.H78])/[.H74]" office:value-type="float" office:value="0.22293159007932" calcext:value-type="float">
            <text:p>0.2229315901</text:p>
          </table:table-cell>
          <table:table-cell table:style-name="ce1" table:formula="of:=SUM([.I75:.I78])/[.I74]" office:value-type="float" office:value="0.185641205447689" calcext:value-type="float">
            <text:p>0.1856412054</text:p>
          </table:table-cell>
          <table:table-cell table:style-name="ce1" table:formula="of:=SUM([.J75:.J78])/[.J74]" office:value-type="float" office:value="0.692299258474576" calcext:value-type="float">
            <text:p>0.6922992585</text:p>
          </table:table-cell>
          <table:table-cell table:style-name="ce1" table:formula="of:=SUM([.K75:.K78])/[.K74]" office:value-type="float" office:value="0.309988306200938" calcext:value-type="float">
            <text:p>0.3099883062</text:p>
          </table:table-cell>
          <table:table-cell table:style-name="ce1" table:formula="of:=SUM([.L75:.L78])/[.L74]" office:value-type="float" office:value="1.06252857142857" calcext:value-type="float">
            <text:p>1.0625285714</text:p>
          </table:table-cell>
          <table:table-cell table:style-name="ce1" table:formula="of:=SUM([.M75:.M78])/[.M74]" office:value-type="float" office:value="0.371005222560297" calcext:value-type="float">
            <text:p>0.3710052226</text:p>
          </table:table-cell>
          <table:table-cell table:style-name="ce1" table:formula="of:=SUM([.N75:.N78])/[.N74]" office:value-type="float" office:value="1.06917580246914" calcext:value-type="float">
            <text:p>1.0691758025</text:p>
          </table:table-cell>
          <table:table-cell table:style-name="ce1" table:formula="of:=SUM([.O75:.O78])/[.O74]" office:value-type="float" office:value="0.365738960787242" calcext:value-type="float">
            <text:p>0.365738960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um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dl.....</text:p>
          </table:table-cell>
          <table:table-cell office:value-type="string" calcext:value-type="string">
            <text:p>dl....._err</text:p>
          </table:table-cell>
          <table:table-cell office:value-type="string" calcext:value-type="string">
            <text:p>dlv....</text:p>
          </table:table-cell>
          <table:table-cell office:value-type="string" calcext:value-type="string">
            <text:p>dlv...._err</text:p>
          </table:table-cell>
          <table:table-cell office:value-type="string" calcext:value-type="string">
            <text:p>dlvj...</text:p>
          </table:table-cell>
          <table:table-cell office:value-type="string" calcext:value-type="string">
            <text:p>dlvj..._err</text:p>
          </table:table-cell>
          <table:table-cell office:value-type="string" calcext:value-type="string">
            <text:p>dlvjm..</text:p>
          </table:table-cell>
          <table:table-cell office:value-type="string" calcext:value-type="string">
            <text:p>dlvjm.._err</text:p>
          </table:table-cell>
          <table:table-cell office:value-type="string" calcext:value-type="string">
            <text:p>dlvjmo.</text:p>
          </table:table-cell>
          <table:table-cell office:value-type="string" calcext:value-type="string">
            <text:p>dlvjmo._err</text:p>
          </table:table-cell>
          <table:table-cell office:value-type="string" calcext:value-type="string">
            <text:p>dlvjmob</text:p>
          </table:table-cell>
          <table:table-cell office:value-type="string" calcext:value-type="string">
            <text:p>dlvjmob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680908" calcext:value-type="float">
            <text:p>1680908</text:p>
          </table:table-cell>
          <table:table-cell office:value-type="float" office:value="1319.967" calcext:value-type="float">
            <text:p>1319.967</text:p>
          </table:table-cell>
          <table:table-cell office:value-type="float" office:value="116309" calcext:value-type="float">
            <text:p>116309</text:p>
          </table:table-cell>
          <table:table-cell office:value-type="float" office:value="354.3712" calcext:value-type="float">
            <text:p>354.3712</text:p>
          </table:table-cell>
          <table:table-cell office:value-type="float" office:value="14018" calcext:value-type="float">
            <text:p>14018</text:p>
          </table:table-cell>
          <table:table-cell office:value-type="float" office:value="128.6771" calcext:value-type="float">
            <text:p>128.6771</text:p>
          </table:table-cell>
          <table:table-cell office:value-type="float" office:value="6748" calcext:value-type="float">
            <text:p>6748</text:p>
          </table:table-cell>
          <table:table-cell office:value-type="float" office:value="89.97748" calcext:value-type="float">
            <text:p>89.97748</text:p>
          </table:table-cell>
          <table:table-cell office:value-type="float" office:value="6666" calcext:value-type="float">
            <text:p>6666</text:p>
          </table:table-cell>
          <table:table-cell office:value-type="float" office:value="89.25269" calcext:value-type="float">
            <text:p>89.25269</text:p>
          </table:table-cell>
          <table:table-cell office:value-type="float" office:value="4064" calcext:value-type="float">
            <text:p>4064</text:p>
          </table:table-cell>
          <table:table-cell office:value-type="float" office:value="69.31323" calcext:value-type="float">
            <text:p>69.31323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jj</text:p>
          </table:table-cell>
          <table:table-cell office:value-type="float" office:value="1.363" calcext:value-type="float">
            <text:p>1.36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3009" calcext:value-type="float">
            <text:p>0.03009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lj</text:p>
          </table:table-cell>
          <table:table-cell office:value-type="float" office:value="187.197" calcext:value-type="float">
            <text:p>187.197</text:p>
          </table:table-cell>
          <table:table-cell office:value-type="float" office:value="4.027" calcext:value-type="float">
            <text:p>4.027</text:p>
          </table:table-cell>
          <table:table-cell office:value-type="float" office:value="129.3341" calcext:value-type="float">
            <text:p>129.3341</text:p>
          </table:table-cell>
          <table:table-cell office:value-type="float" office:value="3.3131" calcext:value-type="float">
            <text:p>3.3131</text:p>
          </table:table-cell>
          <table:table-cell office:value-type="float" office:value="107.3344" calcext:value-type="float">
            <text:p>107.3344</text:p>
          </table:table-cell>
          <table:table-cell office:value-type="float" office:value="3.029" calcext:value-type="float">
            <text:p>3.029</text:p>
          </table:table-cell>
          <table:table-cell office:value-type="float" office:value="75.527" calcext:value-type="float">
            <text:p>75.527</text:p>
          </table:table-cell>
          <table:table-cell office:value-type="float" office:value="2.57412" calcext:value-type="float">
            <text:p>2.57412</text:p>
          </table:table-cell>
          <table:table-cell office:value-type="float" office:value="36.82411" calcext:value-type="float">
            <text:p>36.82411</text:p>
          </table:table-cell>
          <table:table-cell office:value-type="float" office:value="1.77715" calcext:value-type="float">
            <text:p>1.77715</text:p>
          </table:table-cell>
          <table:table-cell office:value-type="float" office:value="21.90109" calcext:value-type="float">
            <text:p>21.90109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mumu</text:p>
          </table:table-cell>
          <table:table-cell office:value-type="float" office:value="10739.73" calcext:value-type="float">
            <text:p>10739.73</text:p>
          </table:table-cell>
          <table:table-cell office:value-type="float" office:value="17.135" calcext:value-type="float">
            <text:p>17.135</text:p>
          </table:table-cell>
          <table:table-cell office:value-type="float" office:value="8473.6001" calcext:value-type="float">
            <text:p>8473.6001</text:p>
          </table:table-cell>
          <table:table-cell office:value-type="float" office:value="15.2206" calcext:value-type="float">
            <text:p>15.2206</text:p>
          </table:table-cell>
          <table:table-cell office:value-type="float" office:value="6161.7774" calcext:value-type="float">
            <text:p>6161.7774</text:p>
          </table:table-cell>
          <table:table-cell office:value-type="float" office:value="12.9793" calcext:value-type="float">
            <text:p>12.9793</text:p>
          </table:table-cell>
          <table:table-cell office:value-type="float" office:value="4813.20388" calcext:value-type="float">
            <text:p>4813.20388</text:p>
          </table:table-cell>
          <table:table-cell office:value-type="float" office:value="11.47139" calcext:value-type="float">
            <text:p>11.47139</text:p>
          </table:table-cell>
          <table:table-cell office:value-type="float" office:value="4812.1065" calcext:value-type="float">
            <text:p>4812.1065</text:p>
          </table:table-cell>
          <table:table-cell office:value-type="float" office:value="11.47008" calcext:value-type="float">
            <text:p>11.47008</text:p>
          </table:table-cell>
          <table:table-cell office:value-type="float" office:value="3777.96959" calcext:value-type="float">
            <text:p>3777.96959</text:p>
          </table:table-cell>
          <table:table-cell office:value-type="float" office:value="10.16314" calcext:value-type="float">
            <text:p>10.1631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1457.939" calcext:value-type="float">
            <text:p>1457.939</text:p>
          </table:table-cell>
          <table:table-cell office:value-type="float" office:value="10.934" calcext:value-type="float">
            <text:p>10.934</text:p>
          </table:table-cell>
          <table:table-cell office:value-type="float" office:value="1104.8133" calcext:value-type="float">
            <text:p>1104.8133</text:p>
          </table:table-cell>
          <table:table-cell office:value-type="float" office:value="9.4501" calcext:value-type="float">
            <text:p>9.4501</text:p>
          </table:table-cell>
          <table:table-cell office:value-type="float" office:value="795.928" calcext:value-type="float">
            <text:p>795.928</text:p>
          </table:table-cell>
          <table:table-cell office:value-type="float" office:value="7.9308" calcext:value-type="float">
            <text:p>7.9308</text:p>
          </table:table-cell>
          <table:table-cell office:value-type="float" office:value="645.34908" calcext:value-type="float">
            <text:p>645.34908</text:p>
          </table:table-cell>
          <table:table-cell office:value-type="float" office:value="7.13908" calcext:value-type="float">
            <text:p>7.13908</text:p>
          </table:table-cell>
          <table:table-cell office:value-type="float" office:value="639.67476" calcext:value-type="float">
            <text:p>639.67476</text:p>
          </table:table-cell>
          <table:table-cell office:value-type="float" office:value="6.94732" calcext:value-type="float">
            <text:p>6.94732</text:p>
          </table:table-cell>
          <table:table-cell office:value-type="float" office:value="496.09198" calcext:value-type="float">
            <text:p>496.09198</text:p>
          </table:table-cell>
          <table:table-cell office:value-type="float" office:value="6.065" calcext:value-type="float">
            <text:p>6.065</text:p>
          </table:table-cell>
        </table:table-row>
        <table:table-row table:style-name="ro1">
          <table:table-cell table:number-columns-repeated="3"/>
          <table:table-cell table:style-name="ce1" table:formula="of:=SUM([.D85:.D88])/[.D84]" office:value-type="float" office:value="0.00736877271093956" calcext:value-type="float">
            <text:p>0.0073687727</text:p>
          </table:table-cell>
          <table:table-cell table:style-name="ce1" table:formula="of:=SUM([.E85:.E88])/[.E84]" office:value-type="float" office:value="0.0244619751857433" calcext:value-type="float">
            <text:p>0.0244619752</text:p>
          </table:table-cell>
          <table:table-cell table:style-name="ce1" table:formula="of:=SUM([.F85:.F88])/[.F84]" office:value-type="float" office:value="0.0834667798708612" calcext:value-type="float">
            <text:p>0.0834667799</text:p>
          </table:table-cell>
          <table:table-cell table:style-name="ce1" table:formula="of:=SUM([.G85:.G88])/[.G84]" office:value-type="float" office:value="0.0791709371416187" calcext:value-type="float">
            <text:p>0.0791709371</text:p>
          </table:table-cell>
          <table:table-cell table:style-name="ce1" table:formula="of:=SUM([.H85:.H88])/[.H84]" office:value-type="float" office:value="0.504009209587673" calcext:value-type="float">
            <text:p>0.5040092096</text:p>
          </table:table-cell>
          <table:table-cell table:style-name="ce1" table:formula="of:=SUM([.I85:.I88])/[.I84]" office:value-type="float" office:value="0.186556116045512" calcext:value-type="float">
            <text:p>0.186556116</text:p>
          </table:table-cell>
          <table:table-cell table:style-name="ce1" table:formula="of:=SUM([.J85:.J88])/[.J84]" office:value-type="float" office:value="0.820116101066983" calcext:value-type="float">
            <text:p>0.8201161011</text:p>
          </table:table-cell>
          <table:table-cell table:style-name="ce1" table:formula="of:=SUM([.K85:.K88])/[.K84]" office:value-type="float" office:value="0.235906140069715" calcext:value-type="float">
            <text:p>0.2359061401</text:p>
          </table:table-cell>
          <table:table-cell table:style-name="ce1" table:formula="of:=SUM([.L85:.L88])/[.L84]" office:value-type="float" office:value="0.823378114311431" calcext:value-type="float">
            <text:p>0.8233781143</text:p>
          </table:table-cell>
          <table:table-cell table:style-name="ce1" table:formula="of:=SUM([.M85:.M88])/[.M84]" office:value-type="float" office:value="0.226599780914166" calcext:value-type="float">
            <text:p>0.2265997809</text:p>
          </table:table-cell>
          <table:table-cell table:style-name="ce1" table:formula="of:=SUM([.N85:.N88])/[.N84]" office:value-type="float" office:value="1.05708558070866" calcext:value-type="float">
            <text:p>1.0570855807</text:p>
          </table:table-cell>
          <table:table-cell table:style-name="ce1" table:formula="of:=SUM([.O85:.O88])/[.O84]" office:value-type="float" office:value="0.253995232944706" calcext:value-type="float">
            <text:p>0.253995232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l.....</text:p>
          </table:table-cell>
          <table:table-cell office:value-type="string" calcext:value-type="string">
            <text:p>dl....._err</text:p>
          </table:table-cell>
          <table:table-cell office:value-type="string" calcext:value-type="string">
            <text:p>dlv....</text:p>
          </table:table-cell>
          <table:table-cell office:value-type="string" calcext:value-type="string">
            <text:p>dlv...._err</text:p>
          </table:table-cell>
          <table:table-cell office:value-type="string" calcext:value-type="string">
            <text:p>dlvj...</text:p>
          </table:table-cell>
          <table:table-cell office:value-type="string" calcext:value-type="string">
            <text:p>dlvj..._err</text:p>
          </table:table-cell>
          <table:table-cell office:value-type="string" calcext:value-type="string">
            <text:p>dlvjm..</text:p>
          </table:table-cell>
          <table:table-cell office:value-type="string" calcext:value-type="string">
            <text:p>dlvjm.._err</text:p>
          </table:table-cell>
          <table:table-cell office:value-type="string" calcext:value-type="string">
            <text:p>dlvjmo.</text:p>
          </table:table-cell>
          <table:table-cell office:value-type="string" calcext:value-type="string">
            <text:p>dlvjmo._err</text:p>
          </table:table-cell>
          <table:table-cell office:value-type="string" calcext:value-type="string">
            <text:p>dlvjmob</text:p>
          </table:table-cell>
          <table:table-cell office:value-type="string" calcext:value-type="string">
            <text:p>dlvjmob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521535" calcext:value-type="float">
            <text:p>521535</text:p>
          </table:table-cell>
          <table:table-cell office:value-type="float" office:value="736.45198" calcext:value-type="float">
            <text:p>736.45198</text:p>
          </table:table-cell>
          <table:table-cell office:value-type="float" office:value="34823" calcext:value-type="float">
            <text:p>34823</text:p>
          </table:table-cell>
          <table:table-cell office:value-type="float" office:value="196.14978" calcext:value-type="float">
            <text:p>196.14978</text:p>
          </table:table-cell>
          <table:table-cell office:value-type="float" office:value="4984" calcext:value-type="float">
            <text:p>4984</text:p>
          </table:table-cell>
          <table:table-cell office:value-type="float" office:value="78.7749" calcext:value-type="float">
            <text:p>78.7749</text:p>
          </table:table-cell>
          <table:table-cell office:value-type="float" office:value="2449" calcext:value-type="float">
            <text:p>2449</text:p>
          </table:table-cell>
          <table:table-cell office:value-type="float" office:value="56.4016" calcext:value-type="float">
            <text:p>56.4016</text:p>
          </table:table-cell>
          <table:table-cell office:value-type="float" office:value="2404" calcext:value-type="float">
            <text:p>2404</text:p>
          </table:table-cell>
          <table:table-cell office:value-type="float" office:value="55.8827" calcext:value-type="float">
            <text:p>55.8827</text:p>
          </table:table-cell>
          <table:table-cell office:value-type="float" office:value="1539" calcext:value-type="float">
            <text:p>1539</text:p>
          </table:table-cell>
          <table:table-cell office:value-type="float" office:value="45.0415" calcext:value-type="float">
            <text:p>45.041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elel</text:p>
          </table:table-cell>
          <table:table-cell office:value-type="float" office:value="4356.12546" calcext:value-type="float">
            <text:p>4356.12546</text:p>
          </table:table-cell>
          <table:table-cell office:value-type="float" office:value="10.91752" calcext:value-type="float">
            <text:p>10.91752</text:p>
          </table:table-cell>
          <table:table-cell office:value-type="float" office:value="3575.82844" calcext:value-type="float">
            <text:p>3575.82844</text:p>
          </table:table-cell>
          <table:table-cell office:value-type="float" office:value="9.8915" calcext:value-type="float">
            <text:p>9.8915</text:p>
          </table:table-cell>
          <table:table-cell office:value-type="float" office:value="2590.96" calcext:value-type="float">
            <text:p>2590.96</text:p>
          </table:table-cell>
          <table:table-cell office:value-type="float" office:value="8.4198" calcext:value-type="float">
            <text:p>8.4198</text:p>
          </table:table-cell>
          <table:table-cell office:value-type="float" office:value="2015.774" calcext:value-type="float">
            <text:p>2015.774</text:p>
          </table:table-cell>
          <table:table-cell office:value-type="float" office:value="7.4267" calcext:value-type="float">
            <text:p>7.4267</text:p>
          </table:table-cell>
          <table:table-cell office:value-type="float" office:value="1995.11" calcext:value-type="float">
            <text:p>1995.11</text:p>
          </table:table-cell>
          <table:table-cell office:value-type="float" office:value="7.3885" calcext:value-type="float">
            <text:p>7.3885</text:p>
          </table:table-cell>
          <table:table-cell office:value-type="float" office:value="1562.539" calcext:value-type="float">
            <text:p>1562.539</text:p>
          </table:table-cell>
          <table:table-cell office:value-type="float" office:value="6.5387" calcext:value-type="float">
            <text:p>6.538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jj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2321" calcext:value-type="float">
            <text:p>0.023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lj</text:p>
          </table:table-cell>
          <table:table-cell office:value-type="float" office:value="19.78859" calcext:value-type="float">
            <text:p>19.78859</text:p>
          </table:table-cell>
          <table:table-cell office:value-type="float" office:value="1.25408" calcext:value-type="float">
            <text:p>1.25408</text:p>
          </table:table-cell>
          <table:table-cell office:value-type="float" office:value="13.99763" calcext:value-type="float">
            <text:p>13.99763</text:p>
          </table:table-cell>
          <table:table-cell office:value-type="float" office:value="1.05195" calcext:value-type="float">
            <text:p>1.05195</text:p>
          </table:table-cell>
          <table:table-cell office:value-type="float" office:value="11.85" calcext:value-type="float">
            <text:p>11.85</text:p>
          </table:table-cell>
          <table:table-cell office:value-type="float" office:value="0.9679" calcext:value-type="float">
            <text:p>0.9679</text:p>
          </table:table-cell>
          <table:table-cell office:value-type="float" office:value="8.096" calcext:value-type="float">
            <text:p>8.096</text:p>
          </table:table-cell>
          <table:table-cell office:value-type="float" office:value="0.7884" calcext:value-type="float">
            <text:p>0.7884</text:p>
          </table:table-cell>
          <table:table-cell office:value-type="float" office:value="4.09" calcext:value-type="float">
            <text:p>4.09</text:p>
          </table:table-cell>
          <table:table-cell office:value-type="float" office:value="0.5332" calcext:value-type="float">
            <text:p>0.5332</text:p>
          </table:table-cell>
          <table:table-cell office:value-type="float" office:value="2.507" calcext:value-type="float">
            <text:p>2.507</text:p>
          </table:table-cell>
          <table:table-cell office:value-type="float" office:value="0.4212" calcext:value-type="float">
            <text:p>0.421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494.0074" calcext:value-type="float">
            <text:p>494.0074</text:p>
          </table:table-cell>
          <table:table-cell office:value-type="float" office:value="6.03261" calcext:value-type="float">
            <text:p>6.03261</text:p>
          </table:table-cell>
          <table:table-cell office:value-type="float" office:value="389.41203" calcext:value-type="float">
            <text:p>389.41203</text:p>
          </table:table-cell>
          <table:table-cell office:value-type="float" office:value="5.35524" calcext:value-type="float">
            <text:p>5.35524</text:p>
          </table:table-cell>
          <table:table-cell office:value-type="float" office:value="279.14" calcext:value-type="float">
            <text:p>279.14</text:p>
          </table:table-cell>
          <table:table-cell office:value-type="float" office:value="4.5274" calcext:value-type="float">
            <text:p>4.5274</text:p>
          </table:table-cell>
          <table:table-cell office:value-type="float" office:value="225.203" calcext:value-type="float">
            <text:p>225.203</text:p>
          </table:table-cell>
          <table:table-cell office:value-type="float" office:value="4.0692" calcext:value-type="float">
            <text:p>4.0692</text:p>
          </table:table-cell>
          <table:table-cell office:value-type="float" office:value="222.02" calcext:value-type="float">
            <text:p>222.02</text:p>
          </table:table-cell>
          <table:table-cell office:value-type="float" office:value="3.9845" calcext:value-type="float">
            <text:p>3.9845</text:p>
          </table:table-cell>
          <table:table-cell office:value-type="float" office:value="172.517" calcext:value-type="float">
            <text:p>172.517</text:p>
          </table:table-cell>
          <table:table-cell office:value-type="float" office:value="3.4975" calcext:value-type="float">
            <text:p>3.4975</text:p>
          </table:table-cell>
        </table:table-row>
        <table:table-row table:style-name="ro1">
          <table:table-cell table:number-columns-repeated="3"/>
          <table:table-cell table:style-name="ce1" table:formula="of:=SUM([.D94:.D97])/[.D93]" office:value-type="float" office:value="0.00933770726796859" calcext:value-type="float">
            <text:p>0.0093377073</text:p>
          </table:table-cell>
          <table:table-cell table:style-name="ce1" table:formula="of:=SUM([.E94:.E97])/[.E93]" office:value-type="float" office:value="0.0247503170539374" calcext:value-type="float">
            <text:p>0.0247503171</text:p>
          </table:table-cell>
          <table:table-cell table:style-name="ce1" table:formula="of:=SUM([.F94:.F97])/[.F93]" office:value-type="float" office:value="0.114270964879534" calcext:value-type="float">
            <text:p>0.1142709649</text:p>
          </table:table-cell>
          <table:table-cell table:style-name="ce1" table:formula="of:=SUM([.G94:.G97])/[.G93]" office:value-type="float" office:value="0.0832114111981161" calcext:value-type="float">
            <text:p>0.0832114112</text:p>
          </table:table-cell>
          <table:table-cell table:style-name="ce1" table:formula="of:=SUM([.H94:.H97])/[.H93]" office:value-type="float" office:value="0.57824036918138" calcext:value-type="float">
            <text:p>0.5782403692</text:p>
          </table:table-cell>
          <table:table-cell table:style-name="ce1" table:formula="of:=SUM([.I94:.I97])/[.I93]" office:value-type="float" office:value="0.176643829443135" calcext:value-type="float">
            <text:p>0.1766438294</text:p>
          </table:table-cell>
          <table:table-cell table:style-name="ce1" table:formula="of:=SUM([.J94:.J97])/[.J93]" office:value-type="float" office:value="0.91836382196815" calcext:value-type="float">
            <text:p>0.918363822</text:p>
          </table:table-cell>
          <table:table-cell table:style-name="ce1" table:formula="of:=SUM([.K94:.K97])/[.K93]" office:value-type="float" office:value="0.217800558849394" calcext:value-type="float">
            <text:p>0.2178005588</text:p>
          </table:table-cell>
          <table:table-cell table:style-name="ce1" table:formula="of:=SUM([.L94:.L97])/[.L93]" office:value-type="float" office:value="0.923968386023294" calcext:value-type="float">
            <text:p>0.923968386</text:p>
          </table:table-cell>
          <table:table-cell table:style-name="ce1" table:formula="of:=SUM([.M94:.M97])/[.M93]" office:value-type="float" office:value="0.213056992593414" calcext:value-type="float">
            <text:p>0.2130569926</text:p>
          </table:table-cell>
          <table:table-cell table:style-name="ce1" table:formula="of:=SUM([.N94:.N97])/[.N93]" office:value-type="float" office:value="1.12902079272255" calcext:value-type="float">
            <text:p>1.1290207927</text:p>
          </table:table-cell>
          <table:table-cell table:style-name="ce1" table:formula="of:=SUM([.O94:.O97])/[.O93]" office:value-type="float" office:value="0.232172551979841" calcext:value-type="float">
            <text:p>0.23217255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m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l.....</text:p>
          </table:table-cell>
          <table:table-cell office:value-type="string" calcext:value-type="string">
            <text:p>dl....._err</text:p>
          </table:table-cell>
          <table:table-cell office:value-type="string" calcext:value-type="string">
            <text:p>dlv....</text:p>
          </table:table-cell>
          <table:table-cell office:value-type="string" calcext:value-type="string">
            <text:p>dlv...._err</text:p>
          </table:table-cell>
          <table:table-cell office:value-type="string" calcext:value-type="string">
            <text:p>dlvj...</text:p>
          </table:table-cell>
          <table:table-cell office:value-type="string" calcext:value-type="string">
            <text:p>dlvj..._err</text:p>
          </table:table-cell>
          <table:table-cell office:value-type="string" calcext:value-type="string">
            <text:p>dlvjm..</text:p>
          </table:table-cell>
          <table:table-cell office:value-type="string" calcext:value-type="string">
            <text:p>dlvjm.._err</text:p>
          </table:table-cell>
          <table:table-cell office:value-type="string" calcext:value-type="string">
            <text:p>dlvjmo.</text:p>
          </table:table-cell>
          <table:table-cell office:value-type="string" calcext:value-type="string">
            <text:p>dlvjmo._err</text:p>
          </table:table-cell>
          <table:table-cell office:value-type="string" calcext:value-type="string">
            <text:p>dlvjmob</text:p>
          </table:table-cell>
          <table:table-cell office:value-type="string" calcext:value-type="string">
            <text:p>dlvjmob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9114" calcext:value-type="float">
            <text:p>19114</text:p>
          </table:table-cell>
          <table:table-cell office:value-type="float" office:value="177.8945" calcext:value-type="float">
            <text:p>177.8945</text:p>
          </table:table-cell>
          <table:table-cell office:value-type="float" office:value="19000" calcext:value-type="float">
            <text:p>19000</text:p>
          </table:table-cell>
          <table:table-cell office:value-type="float" office:value="177.01551" calcext:value-type="float">
            <text:p>177.01551</text:p>
          </table:table-cell>
          <table:table-cell office:value-type="float" office:value="11367" calcext:value-type="float">
            <text:p>11367</text:p>
          </table:table-cell>
          <table:table-cell office:value-type="float" office:value="136.89604" calcext:value-type="float">
            <text:p>136.89604</text:p>
          </table:table-cell>
          <table:table-cell office:value-type="float" office:value="8703" calcext:value-type="float">
            <text:p>8703</text:p>
          </table:table-cell>
          <table:table-cell office:value-type="float" office:value="119.84621" calcext:value-type="float">
            <text:p>119.84621</text:p>
          </table:table-cell>
          <table:table-cell office:value-type="float" office:value="8540" calcext:value-type="float">
            <text:p>8540</text:p>
          </table:table-cell>
          <table:table-cell office:value-type="float" office:value="118.39548" calcext:value-type="float">
            <text:p>118.39548</text:p>
          </table:table-cell>
          <table:table-cell office:value-type="float" office:value="6354" calcext:value-type="float">
            <text:p>6354</text:p>
          </table:table-cell>
          <table:table-cell office:value-type="float" office:value="101.97627" calcext:value-type="float">
            <text:p>101.9762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_elmu</text:p>
          </table:table-cell>
          <table:table-cell office:value-type="float" office:value="13695.2" calcext:value-type="float">
            <text:p>13695.2</text:p>
          </table:table-cell>
          <table:table-cell office:value-type="float" office:value="27.34782" calcext:value-type="float">
            <text:p>27.34782</text:p>
          </table:table-cell>
          <table:table-cell office:value-type="float" office:value="13681.203" calcext:value-type="float">
            <text:p>13681.203</text:p>
          </table:table-cell>
          <table:table-cell office:value-type="float" office:value="27.33384" calcext:value-type="float">
            <text:p>27.33384</text:p>
          </table:table-cell>
          <table:table-cell office:value-type="float" office:value="9957.2791" calcext:value-type="float">
            <text:p>9957.2791</text:p>
          </table:table-cell>
          <table:table-cell office:value-type="float" office:value="23.31894" calcext:value-type="float">
            <text:p>23.31894</text:p>
          </table:table-cell>
          <table:table-cell office:value-type="float" office:value="7761.21947" calcext:value-type="float">
            <text:p>7761.21947</text:p>
          </table:table-cell>
          <table:table-cell office:value-type="float" office:value="20.58749" calcext:value-type="float">
            <text:p>20.58749</text:p>
          </table:table-cell>
          <table:table-cell office:value-type="float" office:value="7723.06508" calcext:value-type="float">
            <text:p>7723.06508</text:p>
          </table:table-cell>
          <table:table-cell office:value-type="float" office:value="20.53683" calcext:value-type="float">
            <text:p>20.53683</text:p>
          </table:table-cell>
          <table:table-cell office:value-type="float" office:value="6080.64324" calcext:value-type="float">
            <text:p>6080.64324</text:p>
          </table:table-cell>
          <table:table-cell office:value-type="float" office:value="18.22272" calcext:value-type="float">
            <text:p>18.2227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_jj</text:p>
          </table:table-cell>
          <table:table-cell office:value-type="float" office:value="0.239" calcext:value-type="float">
            <text:p>0.239</text:p>
          </table:table-cell>
          <table:table-cell office:value-type="float" office:value="0.08082" calcext:value-type="float">
            <text:p>0.0808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1924" calcext:value-type="float">
            <text:p>0.0192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_lj</text:p>
          </table:table-cell>
          <table:table-cell office:value-type="float" office:value="147.301" calcext:value-type="float">
            <text:p>147.301</text:p>
          </table:table-cell>
          <table:table-cell office:value-type="float" office:value="4.38719" calcext:value-type="float">
            <text:p>4.38719</text:p>
          </table:table-cell>
          <table:table-cell office:value-type="float" office:value="145.623" calcext:value-type="float">
            <text:p>145.623</text:p>
          </table:table-cell>
          <table:table-cell office:value-type="float" office:value="4.35008" calcext:value-type="float">
            <text:p>4.35008</text:p>
          </table:table-cell>
          <table:table-cell office:value-type="float" office:value="121.0847" calcext:value-type="float">
            <text:p>121.0847</text:p>
          </table:table-cell>
          <table:table-cell office:value-type="float" office:value="3.9795" calcext:value-type="float">
            <text:p>3.9795</text:p>
          </table:table-cell>
          <table:table-cell office:value-type="float" office:value="84.66728" calcext:value-type="float">
            <text:p>84.66728</text:p>
          </table:table-cell>
          <table:table-cell office:value-type="float" office:value="3.34575" calcext:value-type="float">
            <text:p>3.34575</text:p>
          </table:table-cell>
          <table:table-cell office:value-type="float" office:value="46.32946" calcext:value-type="float">
            <text:p>46.32946</text:p>
          </table:table-cell>
          <table:table-cell office:value-type="float" office:value="2.48697" calcext:value-type="float">
            <text:p>2.48697</text:p>
          </table:table-cell>
          <table:table-cell office:value-type="float" office:value="28.67624" calcext:value-type="float">
            <text:p>28.67624</text:p>
          </table:table-cell>
          <table:table-cell office:value-type="float" office:value="1.96868" calcext:value-type="float">
            <text:p>1.9686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_other_ll</text:p>
          </table:table-cell>
          <table:table-cell office:value-type="float" office:value="1698.573" calcext:value-type="float">
            <text:p>1698.573</text:p>
          </table:table-cell>
          <table:table-cell office:value-type="float" office:value="15.21811" calcext:value-type="float">
            <text:p>15.21811</text:p>
          </table:table-cell>
          <table:table-cell office:value-type="float" office:value="1696.79" calcext:value-type="float">
            <text:p>1696.79</text:p>
          </table:table-cell>
          <table:table-cell office:value-type="float" office:value="15.20314" calcext:value-type="float">
            <text:p>15.20314</text:p>
          </table:table-cell>
          <table:table-cell office:value-type="float" office:value="1221.8448" calcext:value-type="float">
            <text:p>1221.8448</text:p>
          </table:table-cell>
          <table:table-cell office:value-type="float" office:value="12.86165" calcext:value-type="float">
            <text:p>12.86165</text:p>
          </table:table-cell>
          <table:table-cell office:value-type="float" office:value="985.10764" calcext:value-type="float">
            <text:p>985.10764</text:p>
          </table:table-cell>
          <table:table-cell office:value-type="float" office:value="11.55182" calcext:value-type="float">
            <text:p>11.55182</text:p>
          </table:table-cell>
          <table:table-cell office:value-type="float" office:value="974.07843" calcext:value-type="float">
            <text:p>974.07843</text:p>
          </table:table-cell>
          <table:table-cell office:value-type="float" office:value="11.39249" calcext:value-type="float">
            <text:p>11.39249</text:p>
          </table:table-cell>
          <table:table-cell office:value-type="float" office:value="757.64226" calcext:value-type="float">
            <text:p>757.64226</text:p>
          </table:table-cell>
          <table:table-cell office:value-type="float" office:value="10.02192" calcext:value-type="float">
            <text:p>10.02192</text:p>
          </table:table-cell>
        </table:table-row>
        <table:table-row table:style-name="ro1">
          <table:table-cell table:number-columns-repeated="3"/>
          <table:table-cell table:style-name="ce1" table:formula="of:=SUM([.D103:.D106])/[.D102]" office:value-type="float" office:value="0.813085330124516" calcext:value-type="float">
            <text:p>0.8130853301</text:p>
          </table:table-cell>
          <table:table-cell table:style-name="ce1" table:formula="of:=SUM([.E103:.E106])/[.E102]" office:value-type="float" office:value="0.264392322415814" calcext:value-type="float">
            <text:p>0.2643923224</text:p>
          </table:table-cell>
          <table:table-cell table:style-name="ce1" table:formula="of:=SUM([.F103:.F106])/[.F102]" office:value-type="float" office:value="0.817040263157895" calcext:value-type="float">
            <text:p>0.8170402632</text:p>
          </table:table-cell>
          <table:table-cell table:style-name="ce1" table:formula="of:=SUM([.G103:.G106])/[.G102]" office:value-type="float" office:value="0.265235910683759" calcext:value-type="float">
            <text:p>0.2652359107</text:p>
          </table:table-cell>
          <table:table-cell table:style-name="ce1" table:formula="of:=SUM([.H103:.H106])/[.H102]" office:value-type="float" office:value="0.994135189583883" calcext:value-type="float">
            <text:p>0.9941351896</text:p>
          </table:table-cell>
          <table:table-cell table:style-name="ce1" table:formula="of:=SUM([.I103:.I106])/[.I102]" office:value-type="float" office:value="0.293790821122364" calcext:value-type="float">
            <text:p>0.2937908211</text:p>
          </table:table-cell>
          <table:table-cell table:style-name="ce1" table:formula="of:=SUM([.J103:.J106])/[.J102]" office:value-type="float" office:value="1.01471445823279" calcext:value-type="float">
            <text:p>1.0147144582</text:p>
          </table:table-cell>
          <table:table-cell table:style-name="ce1" table:formula="of:=SUM([.K103:.K106])/[.K102]" office:value-type="float" office:value="0.296441414375974" calcext:value-type="float">
            <text:p>0.2964414144</text:p>
          </table:table-cell>
          <table:table-cell table:style-name="ce1" table:formula="of:=SUM([.L103:.L106])/[.L102]" office:value-type="float" office:value="1.02383354918033" calcext:value-type="float">
            <text:p>1.0238335492</text:p>
          </table:table-cell>
          <table:table-cell table:style-name="ce1" table:formula="of:=SUM([.M103:.M106])/[.M102]" office:value-type="float" office:value="0.291046668335649" calcext:value-type="float">
            <text:p>0.2910466683</text:p>
          </table:table-cell>
          <table:table-cell table:style-name="ce1" table:formula="of:=SUM([.N103:.N106])/[.N102]" office:value-type="float" office:value="1.08073265502046" calcext:value-type="float">
            <text:p>1.080732655</text:p>
          </table:table-cell>
          <table:table-cell table:style-name="ce1" table:formula="of:=SUM([.O103:.O106])/[.O102]" office:value-type="float" office:value="0.296466619145807" calcext:value-type="float">
            <text:p>0.296466619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76_13.13.1_re-subm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jets</text:p>
          </table:table-cell>
          <table:table-cell office:value-type="float" office:value="16896068.5" calcext:value-type="float">
            <text:p>16896068.5</text:p>
          </table:table-cell>
          <table:table-cell office:value-type="float" office:value="11939.729" calcext:value-type="float">
            <text:p>11939.729</text:p>
          </table:table-cell>
          <table:table-cell office:value-type="float" office:value="374006.8" calcext:value-type="float">
            <text:p>374006.8</text:p>
          </table:table-cell>
          <table:table-cell office:value-type="float" office:value="876.636" calcext:value-type="float">
            <text:p>876.636</text:p>
          </table:table-cell>
          <table:table-cell office:value-type="float" office:value="203817.24" calcext:value-type="float">
            <text:p>203817.24</text:p>
          </table:table-cell>
          <table:table-cell office:value-type="float" office:value="624.8237" calcext:value-type="float">
            <text:p>624.8237</text:p>
          </table:table-cell>
          <table:table-cell office:value-type="float" office:value="18584.34" calcext:value-type="float">
            <text:p>18584.34</text:p>
          </table:table-cell>
          <table:table-cell office:value-type="float" office:value="179.2265" calcext:value-type="float">
            <text:p>179.2265</text:p>
          </table:table-cell>
          <table:table-cell office:value-type="float" office:value="26.8732" calcext:value-type="float">
            <text:p>26.8732</text:p>
          </table:table-cell>
          <table:table-cell office:value-type="float" office:value="2.78932" calcext:value-type="float">
            <text:p>2.78932</text:p>
          </table:table-cell>
          <table:table-cell office:value-type="float" office:value="17.98424" calcext:value-type="float">
            <text:p>17.98424</text:p>
          </table:table-cell>
          <table:table-cell office:value-type="float" office:value="2.30742" calcext:value-type="float">
            <text:p>2.3074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20315571" calcext:value-type="float">
            <text:p>20315571</text:p>
          </table:table-cell>
          <table:table-cell office:value-type="float" office:value="4953.836" calcext:value-type="float">
            <text:p>4953.836</text:p>
          </table:table-cell>
          <table:table-cell office:value-type="float" office:value="1152815" calcext:value-type="float">
            <text:p>1152815</text:p>
          </table:table-cell>
          <table:table-cell office:value-type="float" office:value="1231.803" calcext:value-type="float">
            <text:p>1231.803</text:p>
          </table:table-cell>
          <table:table-cell office:value-type="float" office:value="584303" calcext:value-type="float">
            <text:p>584303</text:p>
          </table:table-cell>
          <table:table-cell office:value-type="float" office:value="884.8445" calcext:value-type="float">
            <text:p>884.8445</text:p>
          </table:table-cell>
          <table:table-cell office:value-type="float" office:value="155145" calcext:value-type="float">
            <text:p>155145</text:p>
          </table:table-cell>
          <table:table-cell office:value-type="float" office:value="466.1676" calcext:value-type="float">
            <text:p>466.1676</text:p>
          </table:table-cell>
          <table:table-cell office:value-type="float" office:value="1471" calcext:value-type="float">
            <text:p>1471</text:p>
          </table:table-cell>
          <table:table-cell office:value-type="float" office:value="46.33405" calcext:value-type="float">
            <text:p>46.33405</text:p>
          </table:table-cell>
          <table:table-cell office:value-type="float" office:value="1268" calcext:value-type="float">
            <text:p>1268</text:p>
          </table:table-cell>
          <table:table-cell office:value-type="float" office:value="42.06528" calcext:value-type="float">
            <text:p>42.0652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boson</text:p>
          </table:table-cell>
          <table:table-cell office:value-type="float" office:value="29696.9" calcext:value-type="float">
            <text:p>29696.9</text:p>
          </table:table-cell>
          <table:table-cell office:value-type="float" office:value="105.861" calcext:value-type="float">
            <text:p>105.861</text:p>
          </table:table-cell>
          <table:table-cell office:value-type="float" office:value="9895.2" calcext:value-type="float">
            <text:p>9895.2</text:p>
          </table:table-cell>
          <table:table-cell office:value-type="float" office:value="61.278" calcext:value-type="float">
            <text:p>61.278</text:p>
          </table:table-cell>
          <table:table-cell office:value-type="float" office:value="5881.59" calcext:value-type="float">
            <text:p>5881.59</text:p>
          </table:table-cell>
          <table:table-cell office:value-type="float" office:value="46.9158" calcext:value-type="float">
            <text:p>46.9158</text:p>
          </table:table-cell>
          <table:table-cell office:value-type="float" office:value="796.3" calcext:value-type="float">
            <text:p>796.3</text:p>
          </table:table-cell>
          <table:table-cell office:value-type="float" office:value="17.4206" calcext:value-type="float">
            <text:p>17.4206</text:p>
          </table:table-cell>
          <table:table-cell office:value-type="float" office:value="3.6432" calcext:value-type="float">
            <text:p>3.6432</text:p>
          </table:table-cell>
          <table:table-cell office:value-type="float" office:value="1.18981" calcext:value-type="float">
            <text:p>1.18981</text:p>
          </table:table-cell>
          <table:table-cell office:value-type="float" office:value="2.99343" calcext:value-type="float">
            <text:p>2.99343</text:p>
          </table:table-cell>
          <table:table-cell office:value-type="float" office:value="1.08001" calcext:value-type="float">
            <text:p>1.08001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yjets</text:p>
          </table:table-cell>
          <table:table-cell office:value-type="float" office:value="1090065.6" calcext:value-type="float">
            <text:p>1090065.6</text:p>
          </table:table-cell>
          <table:table-cell office:value-type="float" office:value="1278.474" calcext:value-type="float">
            <text:p>1278.474</text:p>
          </table:table-cell>
          <table:table-cell office:value-type="float" office:value="81395.2" calcext:value-type="float">
            <text:p>81395.2</text:p>
          </table:table-cell>
          <table:table-cell office:value-type="float" office:value="361.556" calcext:value-type="float">
            <text:p>361.556</text:p>
          </table:table-cell>
          <table:table-cell office:value-type="float" office:value="23168.59" calcext:value-type="float">
            <text:p>23168.59</text:p>
          </table:table-cell>
          <table:table-cell office:value-type="float" office:value="175.1228" calcext:value-type="float">
            <text:p>175.1228</text:p>
          </table:table-cell>
          <table:table-cell office:value-type="float" office:value="2582.31" calcext:value-type="float">
            <text:p>2582.31</text:p>
          </table:table-cell>
          <table:table-cell office:value-type="float" office:value="61.0605" calcext:value-type="float">
            <text:p>61.0605</text:p>
          </table:table-cell>
          <table:table-cell office:value-type="float" office:value="43.2833" calcext:value-type="float">
            <text:p>43.2833</text:p>
          </table:table-cell>
          <table:table-cell office:value-type="float" office:value="7.30874" calcext:value-type="float">
            <text:p>7.30874</text:p>
          </table:table-cell>
          <table:table-cell office:value-type="float" office:value="41.8709" calcext:value-type="float">
            <text:p>41.8709</text:p>
          </table:table-cell>
          <table:table-cell office:value-type="float" office:value="7.21693" calcext:value-type="float">
            <text:p>7.21693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cd</text:p>
          </table:table-cell>
          <table:table-cell office:value-type="float" office:value="5954661.2" calcext:value-type="float">
            <text:p>5954661.2</text:p>
          </table:table-cell>
          <table:table-cell office:value-type="float" office:value="107704.842" calcext:value-type="float">
            <text:p>107704.842</text:p>
          </table:table-cell>
          <table:table-cell office:value-type="float" office:value="567029.9" calcext:value-type="float">
            <text:p>567029.9</text:p>
          </table:table-cell>
          <table:table-cell office:value-type="float" office:value="22368.939" calcext:value-type="float">
            <text:p>22368.939</text:p>
          </table:table-cell>
          <table:table-cell office:value-type="float" office:value="142645.17" calcext:value-type="float">
            <text:p>142645.17</text:p>
          </table:table-cell>
          <table:table-cell office:value-type="float" office:value="7278.4719" calcext:value-type="float">
            <text:p>7278.4719</text:p>
          </table:table-cell>
          <table:table-cell office:value-type="float" office:value="35045.14" calcext:value-type="float">
            <text:p>35045.14</text:p>
          </table:table-cell>
          <table:table-cell office:value-type="float" office:value="3077.6137" calcext:value-type="float">
            <text:p>3077.6137</text:p>
          </table:table-cell>
          <table:table-cell office:value-type="float" office:value="7.1786" calcext:value-type="float">
            <text:p>7.1786</text:p>
          </table:table-cell>
          <table:table-cell office:value-type="float" office:value="7.05181" calcext:value-type="float">
            <text:p>7.05181</text:p>
          </table:table-cell>
          <table:table-cell office:value-type="float" office:value="0.05422" calcext:value-type="float">
            <text:p>0.05422</text:p>
          </table:table-cell>
          <table:table-cell office:value-type="float" office:value="0.04977" calcext:value-type="float">
            <text:p>0.0497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_top</text:p>
          </table:table-cell>
          <table:table-cell office:value-type="float" office:value="47112.6" calcext:value-type="float">
            <text:p>47112.6</text:p>
          </table:table-cell>
          <table:table-cell office:value-type="float" office:value="70.984" calcext:value-type="float">
            <text:p>70.984</text:p>
          </table:table-cell>
          <table:table-cell office:value-type="float" office:value="28862.2" calcext:value-type="float">
            <text:p>28862.2</text:p>
          </table:table-cell>
          <table:table-cell office:value-type="float" office:value="60.247" calcext:value-type="float">
            <text:p>60.247</text:p>
          </table:table-cell>
          <table:table-cell office:value-type="float" office:value="19125.17" calcext:value-type="float">
            <text:p>19125.17</text:p>
          </table:table-cell>
          <table:table-cell office:value-type="float" office:value="49.2649" calcext:value-type="float">
            <text:p>49.2649</text:p>
          </table:table-cell>
          <table:table-cell office:value-type="float" office:value="12832.72" calcext:value-type="float">
            <text:p>12832.72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77.8162" calcext:value-type="float">
            <text:p>77.8162</text:p>
          </table:table-cell>
          <table:table-cell office:value-type="float" office:value="3.57236" calcext:value-type="float">
            <text:p>3.57236</text:p>
          </table:table-cell>
          <table:table-cell office:value-type="float" office:value="66.68672" calcext:value-type="float">
            <text:p>66.68672</text:p>
          </table:table-cell>
          <table:table-cell office:value-type="float" office:value="3.33503" calcext:value-type="float">
            <text:p>3.33503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_jj</text:p>
          </table:table-cell>
          <table:table-cell office:value-type="float" office:value="193.5" calcext:value-type="float">
            <text:p>193.5</text:p>
          </table:table-cell>
          <table:table-cell office:value-type="float" office:value="1.378" calcext:value-type="float">
            <text:p>1.378</text:p>
          </table:table-cell>
          <table:table-cell office:value-type="float" office:value="186.8" calcext:value-type="float">
            <text:p>186.8</text:p>
          </table:table-cell>
          <table:table-cell office:value-type="float" office:value="1.354" calcext:value-type="float">
            <text:p>1.354</text:p>
          </table:table-cell>
          <table:table-cell office:value-type="float" office:value="79.39" calcext:value-type="float">
            <text:p>79.39</text:p>
          </table:table-cell>
          <table:table-cell office:value-type="float" office:value="0.8825" calcext:value-type="float">
            <text:p>0.8825</text:p>
          </table:table-cell>
          <table:table-cell office:value-type="float" office:value="50.11" calcext:value-type="float">
            <text:p>50.11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05772" calcext:value-type="float">
            <text:p>0.05772</text:p>
          </table:table-cell>
          <table:table-cell office:value-type="float" office:value="0.20928" calcext:value-type="float">
            <text:p>0.20928</text:p>
          </table:table-cell>
          <table:table-cell office:value-type="float" office:value="0.04531" calcext:value-type="float">
            <text:p>0.04531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lj</text:p>
          </table:table-cell>
          <table:table-cell office:value-type="float" office:value="156619.6" calcext:value-type="float">
            <text:p>156619.6</text:p>
          </table:table-cell>
          <table:table-cell office:value-type="float" office:value="68.097" calcext:value-type="float">
            <text:p>68.097</text:p>
          </table:table-cell>
          <table:table-cell office:value-type="float" office:value="148961.1" calcext:value-type="float">
            <text:p>148961.1</text:p>
          </table:table-cell>
          <table:table-cell office:value-type="float" office:value="66.398" calcext:value-type="float">
            <text:p>66.398</text:p>
          </table:table-cell>
          <table:table-cell office:value-type="float" office:value="102236.31" calcext:value-type="float">
            <text:p>102236.31</text:p>
          </table:table-cell>
          <table:table-cell office:value-type="float" office:value="55.5553" calcext:value-type="float">
            <text:p>55.5553</text:p>
          </table:table-cell>
          <table:table-cell office:value-type="float" office:value="79066.31" calcext:value-type="float">
            <text:p>79066.31</text:p>
          </table:table-cell>
          <table:table-cell office:value-type="float" office:value="48.7537" calcext:value-type="float">
            <text:p>48.7537</text:p>
          </table:table-cell>
          <table:table-cell office:value-type="float" office:value="426.4331" calcext:value-type="float">
            <text:p>426.4331</text:p>
          </table:table-cell>
          <table:table-cell office:value-type="float" office:value="3.58369" calcext:value-type="float">
            <text:p>3.58369</text:p>
          </table:table-cell>
          <table:table-cell office:value-type="float" office:value="316.09077" calcext:value-type="float">
            <text:p>316.09077</text:p>
          </table:table-cell>
          <table:table-cell office:value-type="float" office:value="3.06926" calcext:value-type="float">
            <text:p>3.0692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mutau</text:p>
          </table:table-cell>
          <table:table-cell office:value-type="float" office:value="20960.5" calcext:value-type="float">
            <text:p>20960.5</text:p>
          </table:table-cell>
          <table:table-cell office:value-type="float" office:value="20.273" calcext:value-type="float">
            <text:p>20.273</text:p>
          </table:table-cell>
          <table:table-cell office:value-type="float" office:value="16636.9" calcext:value-type="float">
            <text:p>16636.9</text:p>
          </table:table-cell>
          <table:table-cell office:value-type="float" office:value="18.062" calcext:value-type="float">
            <text:p>18.062</text:p>
          </table:table-cell>
          <table:table-cell office:value-type="float" office:value="13432.45" calcext:value-type="float">
            <text:p>13432.45</text:p>
          </table:table-cell>
          <table:table-cell office:value-type="float" office:value="16.2293" calcext:value-type="float">
            <text:p>16.2293</text:p>
          </table:table-cell>
          <table:table-cell office:value-type="float" office:value="10858.11" calcext:value-type="float">
            <text:p>10858.11</text:p>
          </table:table-cell>
          <table:table-cell office:value-type="float" office:value="14.5915" calcext:value-type="float">
            <text:p>14.5915</text:p>
          </table:table-cell>
          <table:table-cell office:value-type="float" office:value="742.0887" calcext:value-type="float">
            <text:p>742.0887</text:p>
          </table:table-cell>
          <table:table-cell office:value-type="float" office:value="3.81462" calcext:value-type="float">
            <text:p>3.81462</text:p>
          </table:table-cell>
          <table:table-cell office:value-type="float" office:value="731.26615" calcext:value-type="float">
            <text:p>731.26615</text:p>
          </table:table-cell>
          <table:table-cell office:value-type="float" office:value="3.7867" calcext:value-type="float">
            <text:p>3.786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t_other_ll</text:p>
          </table:table-cell>
          <table:table-cell office:value-type="float" office:value="16080.4" calcext:value-type="float">
            <text:p>16080.4</text:p>
          </table:table-cell>
          <table:table-cell office:value-type="float" office:value="29.198" calcext:value-type="float">
            <text:p>29.198</text:p>
          </table:table-cell>
          <table:table-cell office:value-type="float" office:value="12860.5" calcext:value-type="float">
            <text:p>12860.5</text:p>
          </table:table-cell>
          <table:table-cell office:value-type="float" office:value="26.243" calcext:value-type="float">
            <text:p>26.243</text:p>
          </table:table-cell>
          <table:table-cell office:value-type="float" office:value="10579.53" calcext:value-type="float">
            <text:p>10579.53</text:p>
          </table:table-cell>
          <table:table-cell office:value-type="float" office:value="23.7695" calcext:value-type="float">
            <text:p>23.7695</text:p>
          </table:table-cell>
          <table:table-cell office:value-type="float" office:value="8365.3" calcext:value-type="float">
            <text:p>8365.3</text:p>
          </table:table-cell>
          <table:table-cell office:value-type="float" office:value="21.1166" calcext:value-type="float">
            <text:p>21.1166</text:p>
          </table:table-cell>
          <table:table-cell office:value-type="float" office:value="69.5718" calcext:value-type="float">
            <text:p>69.5718</text:p>
          </table:table-cell>
          <table:table-cell office:value-type="float" office:value="1.73616" calcext:value-type="float">
            <text:p>1.73616</text:p>
          </table:table-cell>
          <table:table-cell office:value-type="float" office:value="61.02244" calcext:value-type="float">
            <text:p>61.02244</text:p>
          </table:table-cell>
          <table:table-cell office:value-type="float" office:value="1.51609" calcext:value-type="float">
            <text:p>1.51609</text:p>
          </table:table-cell>
        </table:table-row>
        <table:table-row table:style-name="ro1">
          <table:table-cell table:number-columns-repeated="3"/>
          <table:table-cell table:formula="of:=SUM([.D118:.D121])" office:value-type="float" office:value="193854" calcext:value-type="float">
            <text:p>193854</text:p>
          </table:table-cell>
          <table:table-cell table:formula="of:=SUM([.E118:.E121])" office:value-type="float" office:value="118.946" calcext:value-type="float">
            <text:p>118.946</text:p>
          </table:table-cell>
          <table:table-cell table:formula="of:=SUM([.F118:.F121])" office:value-type="float" office:value="178645.3" calcext:value-type="float">
            <text:p>178645.3</text:p>
          </table:table-cell>
          <table:table-cell table:formula="of:=SUM([.G118:.G121])" office:value-type="float" office:value="112.057" calcext:value-type="float">
            <text:p>112.057</text:p>
          </table:table-cell>
          <table:table-cell table:formula="of:=SUM([.H118:.H121])" office:value-type="float" office:value="126327.68" calcext:value-type="float">
            <text:p>126327.68</text:p>
          </table:table-cell>
          <table:table-cell table:formula="of:=SUM([.I118:.I121])" office:value-type="float" office:value="96.4366" calcext:value-type="float">
            <text:p>96.4366</text:p>
          </table:table-cell>
          <table:table-cell table:formula="of:=SUM([.J118:.J121])" office:value-type="float" office:value="98339.83" calcext:value-type="float">
            <text:p>98339.83</text:p>
          </table:table-cell>
          <table:table-cell table:formula="of:=SUM([.K118:.K121])" office:value-type="float" office:value="85.1629" calcext:value-type="float">
            <text:p>85.1629</text:p>
          </table:table-cell>
          <table:table-cell table:formula="of:=SUM([.L118:.L121])" office:value-type="float" office:value="1238.4332" calcext:value-type="float">
            <text:p>1238.4332</text:p>
          </table:table-cell>
          <table:table-cell table:formula="of:=SUM([.M118:.M121])" office:value-type="float" office:value="9.19219" calcext:value-type="float">
            <text:p>9.19219</text:p>
          </table:table-cell>
          <table:table-cell table:formula="of:=SUM([.N118:.N121])" office:value-type="float" office:value="1108.58864" calcext:value-type="float">
            <text:p>1108.58864</text:p>
          </table:table-cell>
          <table:table-cell table:formula="of:=SUM([.O118:.O121])" office:value-type="float" office:value="8.41736" calcext:value-type="float">
            <text:p>8.41736</text:p>
          </table:table-cell>
        </table:table-row>
        <table:table-row table:style-name="ro1">
          <table:table-cell table:number-columns-repeated="3"/>
          <table:table-cell table:style-name="ce1" table:formula="of:=[.D122]/[.D96]" office:value-type="float" office:value="9796.2512740928" calcext:value-type="float">
            <text:p>9796.2512740928</text:p>
          </table:table-cell>
          <table:table-cell table:style-name="ce1" table:formula="of:=[.E122]/[.E96]" office:value-type="float" office:value="94.8472186782342" calcext:value-type="float">
            <text:p>94.8472186782</text:p>
          </table:table-cell>
          <table:table-cell table:style-name="ce1" table:formula="of:=[.F122]/[.F96]" office:value-type="float" office:value="12762.539086974" calcext:value-type="float">
            <text:p>12762.539086974</text:p>
          </table:table-cell>
          <table:table-cell table:style-name="ce1" table:formula="of:=[.G122]/[.G96]" office:value-type="float" office:value="106.52312372261" calcext:value-type="float">
            <text:p>106.5231237226</text:p>
          </table:table-cell>
          <table:table-cell table:style-name="ce1" table:formula="of:=[.H122]/[.H96]" office:value-type="float" office:value="10660.5637130802" calcext:value-type="float">
            <text:p>10660.5637130802</text:p>
          </table:table-cell>
          <table:table-cell table:style-name="ce1" table:formula="of:=[.I122]/[.I96]" office:value-type="float" office:value="99.6348796363261" calcext:value-type="float">
            <text:p>99.6348796363</text:p>
          </table:table-cell>
          <table:table-cell table:style-name="ce1" table:formula="of:=[.J122]/[.J96]" office:value-type="float" office:value="12146.7181324111" calcext:value-type="float">
            <text:p>12146.7181324111</text:p>
          </table:table-cell>
          <table:table-cell table:style-name="ce1" table:formula="of:=[.K122]/[.K96]" office:value-type="float" office:value="108.019913749366" calcext:value-type="float">
            <text:p>108.0199137494</text:p>
          </table:table-cell>
          <table:table-cell table:style-name="ce1" table:formula="of:=[.L122]/[.L96]" office:value-type="float" office:value="302.795403422983" calcext:value-type="float">
            <text:p>302.795403423</text:p>
          </table:table-cell>
          <table:table-cell table:style-name="ce1" table:formula="of:=[.M122]/[.M96]" office:value-type="float" office:value="17.2396661665416" calcext:value-type="float">
            <text:p>17.2396661665</text:p>
          </table:table-cell>
          <table:table-cell table:style-name="ce1" table:formula="of:=[.N122]/[.N96]" office:value-type="float" office:value="442.19730355006" calcext:value-type="float">
            <text:p>442.1973035501</text:p>
          </table:table-cell>
          <table:table-cell table:style-name="ce1" table:formula="of:=[.O122]/[.O96]" office:value-type="float" office:value="19.9842355175689" calcext:value-type="float">
            <text:p>19.984235517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ectr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l.....</text:p>
          </table:table-cell>
          <table:table-cell office:value-type="string" calcext:value-type="string">
            <text:p>sl....._err</text:p>
          </table:table-cell>
          <table:table-cell office:value-type="string" calcext:value-type="string">
            <text:p>slj....</text:p>
          </table:table-cell>
          <table:table-cell office:value-type="string" calcext:value-type="string">
            <text:p>slj...._err</text:p>
          </table:table-cell>
          <table:table-cell office:value-type="string" calcext:value-type="string">
            <text:p>sljm...</text:p>
          </table:table-cell>
          <table:table-cell office:value-type="string" calcext:value-type="string">
            <text:p>sljm..._err</text:p>
          </table:table-cell>
          <table:table-cell office:value-type="string" calcext:value-type="string">
            <text:p>sljmb..</text:p>
          </table:table-cell>
          <table:table-cell office:value-type="string" calcext:value-type="string">
            <text:p>sljmb.._err</text:p>
          </table:table-cell>
          <table:table-cell office:value-type="string" calcext:value-type="string">
            <text:p>sljmbt.</text:p>
          </table:table-cell>
          <table:table-cell office:value-type="string" calcext:value-type="string">
            <text:p>sljmbt._err</text:p>
          </table:table-cell>
          <table:table-cell office:value-type="string" calcext:value-type="string">
            <text:p>sljmbto</text:p>
          </table:table-cell>
          <table:table-cell office:value-type="string" calcext:value-type="string">
            <text:p>sljmbto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jets</text:p>
          </table:table-cell>
          <table:table-cell office:value-type="float" office:value="8789798.2" calcext:value-type="float">
            <text:p>8789798.2</text:p>
          </table:table-cell>
          <table:table-cell office:value-type="float" office:value="8560.15" calcext:value-type="float">
            <text:p>8560.15</text:p>
          </table:table-cell>
          <table:table-cell office:value-type="float" office:value="231309.53" calcext:value-type="float">
            <text:p>231309.53</text:p>
          </table:table-cell>
          <table:table-cell office:value-type="float" office:value="650.617" calcext:value-type="float">
            <text:p>650.617</text:p>
          </table:table-cell>
          <table:table-cell office:value-type="float" office:value="122491" calcext:value-type="float">
            <text:p>122491</text:p>
          </table:table-cell>
          <table:table-cell office:value-type="float" office:value="466.774" calcext:value-type="float">
            <text:p>466.774</text:p>
          </table:table-cell>
          <table:table-cell office:value-type="float" office:value="11327.77" calcext:value-type="float">
            <text:p>11327.77</text:p>
          </table:table-cell>
          <table:table-cell office:value-type="float" office:value="131.6647" calcext:value-type="float">
            <text:p>131.6647</text:p>
          </table:table-cell>
          <table:table-cell office:value-type="float" office:value="17.9017" calcext:value-type="float">
            <text:p>17.9017</text:p>
          </table:table-cell>
          <table:table-cell office:value-type="float" office:value="2.2597" calcext:value-type="float">
            <text:p>2.2597</text:p>
          </table:table-cell>
          <table:table-cell office:value-type="float" office:value="12.0666" calcext:value-type="float">
            <text:p>12.0666</text:p>
          </table:table-cell>
          <table:table-cell office:value-type="float" office:value="1.8826" calcext:value-type="float">
            <text:p>1.882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2253190" calcext:value-type="float">
            <text:p>12253190</text:p>
          </table:table-cell>
          <table:table-cell office:value-type="float" office:value="3876.41" calcext:value-type="float">
            <text:p>3876.41</text:p>
          </table:table-cell>
          <table:table-cell office:value-type="float" office:value="946115" calcext:value-type="float">
            <text:p>946115</text:p>
          </table:table-cell>
          <table:table-cell office:value-type="float" office:value="1134.7861" calcext:value-type="float">
            <text:p>1134.7861</text:p>
          </table:table-cell>
          <table:table-cell office:value-type="float" office:value="364943" calcext:value-type="float">
            <text:p>364943</text:p>
          </table:table-cell>
          <table:table-cell office:value-type="float" office:value="721.21" calcext:value-type="float">
            <text:p>721.21</text:p>
          </table:table-cell>
          <table:table-cell office:value-type="float" office:value="96664" calcext:value-type="float">
            <text:p>96664</text:p>
          </table:table-cell>
          <table:table-cell office:value-type="float" office:value="391.1586" calcext:value-type="float">
            <text:p>391.1586</text:p>
          </table:table-cell>
          <table:table-cell office:value-type="float" office:value="979" calcext:value-type="float">
            <text:p>979</text:p>
          </table:table-cell>
          <table:table-cell office:value-type="float" office:value="37.2687" calcext:value-type="float">
            <text:p>37.2687</text:p>
          </table:table-cell>
          <table:table-cell office:value-type="float" office:value="839" calcext:value-type="float">
            <text:p>839</text:p>
          </table:table-cell>
          <table:table-cell office:value-type="float" office:value="34.3738" calcext:value-type="float">
            <text:p>34.373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boson</text:p>
          </table:table-cell>
          <table:table-cell office:value-type="float" office:value="18790.07" calcext:value-type="float">
            <text:p>18790.07</text:p>
          </table:table-cell>
          <table:table-cell office:value-type="float" office:value="84.72" calcext:value-type="float">
            <text:p>84.72</text:p>
          </table:table-cell>
          <table:table-cell office:value-type="float" office:value="6596.75" calcext:value-type="float">
            <text:p>6596.75</text:p>
          </table:table-cell>
          <table:table-cell office:value-type="float" office:value="50.4131" calcext:value-type="float">
            <text:p>50.4131</text:p>
          </table:table-cell>
          <table:table-cell office:value-type="float" office:value="3645" calcext:value-type="float">
            <text:p>3645</text:p>
          </table:table-cell>
          <table:table-cell office:value-type="float" office:value="37.0288" calcext:value-type="float">
            <text:p>37.0288</text:p>
          </table:table-cell>
          <table:table-cell office:value-type="float" office:value="502.89" calcext:value-type="float">
            <text:p>502.89</text:p>
          </table:table-cell>
          <table:table-cell office:value-type="float" office:value="13.8557" calcext:value-type="float">
            <text:p>13.8557</text:p>
          </table:table-cell>
          <table:table-cell office:value-type="float" office:value="3.0445" calcext:value-type="float">
            <text:p>3.0445</text:p>
          </table:table-cell>
          <table:table-cell office:value-type="float" office:value="1.0864" calcext:value-type="float">
            <text:p>1.0864</text:p>
          </table:table-cell>
          <table:table-cell office:value-type="float" office:value="2.35126" calcext:value-type="float">
            <text:p>2.35126</text:p>
          </table:table-cell>
          <table:table-cell office:value-type="float" office:value="0.9488" calcext:value-type="float">
            <text:p>0.948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yjets</text:p>
          </table:table-cell>
          <table:table-cell office:value-type="float" office:value="853106.4" calcext:value-type="float">
            <text:p>853106.4</text:p>
          </table:table-cell>
          <table:table-cell office:value-type="float" office:value="1068.79" calcext:value-type="float">
            <text:p>1068.79</text:p>
          </table:table-cell>
          <table:table-cell office:value-type="float" office:value="95942.55" calcext:value-type="float">
            <text:p>95942.55</text:p>
          </table:table-cell>
          <table:table-cell office:value-type="float" office:value="366.6682" calcext:value-type="float">
            <text:p>366.6682</text:p>
          </table:table-cell>
          <table:table-cell office:value-type="float" office:value="14371" calcext:value-type="float">
            <text:p>14371</text:p>
          </table:table-cell>
          <table:table-cell office:value-type="float" office:value="137.3603" calcext:value-type="float">
            <text:p>137.3603</text:p>
          </table:table-cell>
          <table:table-cell office:value-type="float" office:value="1682.61" calcext:value-type="float">
            <text:p>1682.61</text:p>
          </table:table-cell>
          <table:table-cell office:value-type="float" office:value="47.2791" calcext:value-type="float">
            <text:p>47.2791</text:p>
          </table:table-cell>
          <table:table-cell office:value-type="float" office:value="29.1303" calcext:value-type="float">
            <text:p>29.1303</text:p>
          </table:table-cell>
          <table:table-cell office:value-type="float" office:value="4.4547" calcext:value-type="float">
            <text:p>4.4547</text:p>
          </table:table-cell>
          <table:table-cell office:value-type="float" office:value="27.61281" calcext:value-type="float">
            <text:p>27.61281</text:p>
          </table:table-cell>
          <table:table-cell office:value-type="float" office:value="4.3372" calcext:value-type="float">
            <text:p>4.337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cd</text:p>
          </table:table-cell>
          <table:table-cell office:value-type="float" office:value="2702444.48" calcext:value-type="float">
            <text:p>2702444.48</text:p>
          </table:table-cell>
          <table:table-cell office:value-type="float" office:value="129808.78" calcext:value-type="float">
            <text:p>129808.78</text:p>
          </table:table-cell>
          <table:table-cell office:value-type="float" office:value="381933.54" calcext:value-type="float">
            <text:p>381933.54</text:p>
          </table:table-cell>
          <table:table-cell office:value-type="float" office:value="30545.8873" calcext:value-type="float">
            <text:p>30545.8873</text:p>
          </table:table-cell>
          <table:table-cell office:value-type="float" office:value="45856" calcext:value-type="float">
            <text:p>45856</text:p>
          </table:table-cell>
          <table:table-cell office:value-type="float" office:value="8510.1911" calcext:value-type="float">
            <text:p>8510.1911</text:p>
          </table:table-cell>
          <table:table-cell office:value-type="float" office:value="6787.53" calcext:value-type="float">
            <text:p>6787.53</text:p>
          </table:table-cell>
          <table:table-cell office:value-type="float" office:value="1630.5852" calcext:value-type="float">
            <text:p>1630.5852</text:p>
          </table:table-cell>
          <table:table-cell office:value-type="float" office:value="1.5972" calcext:value-type="float">
            <text:p>1.5972</text:p>
          </table:table-cell>
          <table:table-cell office:value-type="float" office:value="0.8236" calcext:value-type="float">
            <text:p>0.8236</text:p>
          </table:table-cell>
          <table:table-cell office:value-type="float" office:value="1.0419" calcext:value-type="float">
            <text:p>1.0419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_top</text:p>
          </table:table-cell>
          <table:table-cell office:value-type="float" office:value="29463.8" calcext:value-type="float">
            <text:p>29463.8</text:p>
          </table:table-cell>
          <table:table-cell office:value-type="float" office:value="57.16" calcext:value-type="float">
            <text:p>57.16</text:p>
          </table:table-cell>
          <table:table-cell office:value-type="float" office:value="18375.6" calcext:value-type="float">
            <text:p>18375.6</text:p>
          </table:table-cell>
          <table:table-cell office:value-type="float" office:value="48.7187" calcext:value-type="float">
            <text:p>48.7187</text:p>
          </table:table-cell>
          <table:table-cell office:value-type="float" office:value="11862" calcext:value-type="float">
            <text:p>11862</text:p>
          </table:table-cell>
          <table:table-cell office:value-type="float" office:value="39.3619" calcext:value-type="float">
            <text:p>39.3619</text:p>
          </table:table-cell>
          <table:table-cell office:value-type="float" office:value="7949.46" calcext:value-type="float">
            <text:p>7949.46</text:p>
          </table:table-cell>
          <table:table-cell office:value-type="float" office:value="32.1551" calcext:value-type="float">
            <text:p>32.1551</text:p>
          </table:table-cell>
          <table:table-cell office:value-type="float" office:value="53.7328" calcext:value-type="float">
            <text:p>53.7328</text:p>
          </table:table-cell>
          <table:table-cell office:value-type="float" office:value="2.9758" calcext:value-type="float">
            <text:p>2.9758</text:p>
          </table:table-cell>
          <table:table-cell office:value-type="float" office:value="47.23783" calcext:value-type="float">
            <text:p>47.23783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_eltau</text:p>
          </table:table-cell>
          <table:table-cell office:value-type="float" office:value="13796.76" calcext:value-type="float">
            <text:p>13796.76</text:p>
          </table:table-cell>
          <table:table-cell office:value-type="float" office:value="16.45" calcext:value-type="float">
            <text:p>16.45</text:p>
          </table:table-cell>
          <table:table-cell office:value-type="float" office:value="10951.17" calcext:value-type="float">
            <text:p>10951.17</text:p>
          </table:table-cell>
          <table:table-cell office:value-type="float" office:value="14.6587" calcext:value-type="float">
            <text:p>14.6587</text:p>
          </table:table-cell>
          <table:table-cell office:value-type="float" office:value="8822" calcext:value-type="float">
            <text:p>8822</text:p>
          </table:table-cell>
          <table:table-cell office:value-type="float" office:value="13.1566" calcext:value-type="float">
            <text:p>13.1566</text:p>
          </table:table-cell>
          <table:table-cell office:value-type="float" office:value="7106.18" calcext:value-type="float">
            <text:p>7106.18</text:p>
          </table:table-cell>
          <table:table-cell office:value-type="float" office:value="11.8082" calcext:value-type="float">
            <text:p>11.8082</text:p>
          </table:table-cell>
          <table:table-cell office:value-type="float" office:value="487.9051" calcext:value-type="float">
            <text:p>487.9051</text:p>
          </table:table-cell>
          <table:table-cell office:value-type="float" office:value="3.0941" calcext:value-type="float">
            <text:p>3.0941</text:p>
          </table:table-cell>
          <table:table-cell office:value-type="float" office:value="478.91627" calcext:value-type="float">
            <text:p>478.91627</text:p>
          </table:table-cell>
          <table:table-cell office:value-type="float" office:value="3.0655" calcext:value-type="float">
            <text:p>3.065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jj</text:p>
          </table:table-cell>
          <table:table-cell office:value-type="float" office:value="75.39" calcext:value-type="float">
            <text:p>75.39</text:p>
          </table:table-cell>
          <table:table-cell office:value-type="float" office:value="0.86" calcext:value-type="float">
            <text:p>0.86</text:p>
          </table:table-cell>
          <table:table-cell office:value-type="float" office:value="72.85" calcext:value-type="float">
            <text:p>72.85</text:p>
          </table:table-cell>
          <table:table-cell office:value-type="float" office:value="0.8454" calcext:value-type="float">
            <text:p>0.8454</text:p>
          </table:table-cell>
          <table:table-cell office:value-type="float" office:value="22" calcext:value-type="float">
            <text:p>22</text:p>
          </table:table-cell>
          <table:table-cell office:value-type="float" office:value="0.4646" calcext:value-type="float">
            <text:p>0.4646</text:p>
          </table:table-cell>
          <table:table-cell office:value-type="float" office:value="15.23" calcext:value-type="float">
            <text:p>15.23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6998" calcext:value-type="float">
            <text:p>0.06998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lj</text:p>
          </table:table-cell>
          <table:table-cell office:value-type="float" office:value="100858.06" calcext:value-type="float">
            <text:p>100858.06</text:p>
          </table:table-cell>
          <table:table-cell office:value-type="float" office:value="53.8" calcext:value-type="float">
            <text:p>53.8</text:p>
          </table:table-cell>
          <table:table-cell office:value-type="float" office:value="95989.58" calcext:value-type="float">
            <text:p>95989.58</text:p>
          </table:table-cell>
          <table:table-cell office:value-type="float" office:value="52.4811" calcext:value-type="float">
            <text:p>52.4811</text:p>
          </table:table-cell>
          <table:table-cell office:value-type="float" office:value="64522" calcext:value-type="float">
            <text:p>64522</text:p>
          </table:table-cell>
          <table:table-cell office:value-type="float" office:value="43.5015" calcext:value-type="float">
            <text:p>43.5015</text:p>
          </table:table-cell>
          <table:table-cell office:value-type="float" office:value="49733.72" calcext:value-type="float">
            <text:p>49733.72</text:p>
          </table:table-cell>
          <table:table-cell office:value-type="float" office:value="38.1604" calcext:value-type="float">
            <text:p>38.1604</text:p>
          </table:table-cell>
          <table:table-cell office:value-type="float" office:value="266.8775" calcext:value-type="float">
            <text:p>266.8775</text:p>
          </table:table-cell>
          <table:table-cell office:value-type="float" office:value="2.7842" calcext:value-type="float">
            <text:p>2.7842</text:p>
          </table:table-cell>
          <table:table-cell office:value-type="float" office:value="198.88449" calcext:value-type="float">
            <text:p>198.88449</text:p>
          </table:table-cell>
          <table:table-cell office:value-type="float" office:value="2.3986" calcext:value-type="float">
            <text:p>2.398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t_other_ll</text:p>
          </table:table-cell>
          <table:table-cell office:value-type="float" office:value="10154.82" calcext:value-type="float">
            <text:p>10154.82</text:p>
          </table:table-cell>
          <table:table-cell office:value-type="float" office:value="21.84" calcext:value-type="float">
            <text:p>21.84</text:p>
          </table:table-cell>
          <table:table-cell office:value-type="float" office:value="8108.92" calcext:value-type="float">
            <text:p>8108.92</text:p>
          </table:table-cell>
          <table:table-cell office:value-type="float" office:value="19.5781" calcext:value-type="float">
            <text:p>19.5781</text:p>
          </table:table-cell>
          <table:table-cell office:value-type="float" office:value="6656" calcext:value-type="float">
            <text:p>6656</text:p>
          </table:table-cell>
          <table:table-cell office:value-type="float" office:value="17.7399" calcext:value-type="float">
            <text:p>17.7399</text:p>
          </table:table-cell>
          <table:table-cell office:value-type="float" office:value="5254.26" calcext:value-type="float">
            <text:p>5254.26</text:p>
          </table:table-cell>
          <table:table-cell office:value-type="float" office:value="15.7501" calcext:value-type="float">
            <text:p>15.7501</text:p>
          </table:table-cell>
          <table:table-cell office:value-type="float" office:value="39.5862" calcext:value-type="float">
            <text:p>39.5862</text:p>
          </table:table-cell>
          <table:table-cell office:value-type="float" office:value="1.2686" calcext:value-type="float">
            <text:p>1.2686</text:p>
          </table:table-cell>
          <table:table-cell office:value-type="float" office:value="33.92008" calcext:value-type="float">
            <text:p>33.92008</text:p>
          </table:table-cell>
          <table:table-cell office:value-type="float" office:value="1.1024" calcext:value-type="float">
            <text:p>1.1024</text:p>
          </table:table-cell>
        </table:table-row>
        <table:table-row table:style-name="ro1">
          <table:table-cell table:number-columns-repeated="3"/>
          <table:table-cell table:style-name="ce1" table:formula="of:=SUM([.D133:.D136])/[.D128]" office:value-type="float" office:value="0.0101920422355321" calcext:value-type="float">
            <text:p>0.0101920422</text:p>
          </table:table-cell>
          <table:table-cell table:style-name="ce1" table:formula="of:=SUM([.E133:.E136])/[.E128]" office:value-type="float" office:value="0.0239783717408633" calcext:value-type="float">
            <text:p>0.0239783717</text:p>
          </table:table-cell>
          <table:table-cell table:style-name="ce1" table:formula="of:=SUM([.F133:.F136])/[.F128]" office:value-type="float" office:value="0.121679203902274" calcext:value-type="float">
            <text:p>0.1216792039</text:p>
          </table:table-cell>
          <table:table-cell table:style-name="ce1" table:formula="of:=SUM([.G133:.G136])/[.G128]" office:value-type="float" office:value="0.0771628239013502" calcext:value-type="float">
            <text:p>0.0771628239</text:p>
          </table:table-cell>
          <table:table-cell table:style-name="ce1" table:formula="of:=SUM([.H133:.H136])/[.H128]" office:value-type="float" office:value="0.219272598734597" calcext:value-type="float">
            <text:p>0.2192725987</text:p>
          </table:table-cell>
          <table:table-cell table:style-name="ce1" table:formula="of:=SUM([.I133:.I136])/[.I128]" office:value-type="float" office:value="0.103801389331817" calcext:value-type="float">
            <text:p>0.1038013893</text:p>
          </table:table-cell>
          <table:table-cell table:style-name="ce1" table:formula="of:=SUM([.J133:.J136])/[.J128]" office:value-type="float" office:value="0.642528655962923" calcext:value-type="float">
            <text:p>0.642528656</text:p>
          </table:table-cell>
          <table:table-cell table:style-name="ce1" table:formula="of:=SUM([.K133:.K136])/[.K128]" office:value-type="float" office:value="0.168998457403212" calcext:value-type="float">
            <text:p>0.1689984574</text:p>
          </table:table-cell>
          <table:table-cell table:style-name="ce1" table:formula="of:=SUM([.L133:.L136])/[.L128]" office:value-type="float" office:value="0.811576608784474" calcext:value-type="float">
            <text:p>0.8115766088</text:p>
          </table:table-cell>
          <table:table-cell table:style-name="ce1" table:formula="of:=SUM([.M133:.M136])/[.M128]" office:value-type="float" office:value="0.192845470864291" calcext:value-type="float">
            <text:p>0.1928454709</text:p>
          </table:table-cell>
          <table:table-cell table:style-name="ce1" table:formula="of:=SUM([.N133:.N136])/[.N128]" office:value-type="float" office:value="0.84838" calcext:value-type="float">
            <text:p>0.84838</text:p>
          </table:table-cell>
          <table:table-cell table:style-name="ce1" table:formula="of:=SUM([.O133:.O136])/[.O128]" office:value-type="float" office:value="0.191794331729399" calcext:value-type="float">
            <text:p>0.1917943317</text:p>
          </table:table-cell>
        </table:table-row>
        <table:table-row table:style-name="ro1">
          <table:table-cell office:value-type="string" calcext:value-type="string">
            <text:p>MuM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dl.....</text:p>
          </table:table-cell>
          <table:table-cell office:value-type="string" calcext:value-type="string">
            <text:p>dl....._err</text:p>
          </table:table-cell>
          <table:table-cell office:value-type="string" calcext:value-type="string">
            <text:p>dlv....</text:p>
          </table:table-cell>
          <table:table-cell office:value-type="string" calcext:value-type="string">
            <text:p>dlv...._err</text:p>
          </table:table-cell>
          <table:table-cell office:value-type="string" calcext:value-type="string">
            <text:p>dlvj...</text:p>
          </table:table-cell>
          <table:table-cell office:value-type="string" calcext:value-type="string">
            <text:p>dlvj..._err</text:p>
          </table:table-cell>
          <table:table-cell office:value-type="string" calcext:value-type="string">
            <text:p>dlvjm..</text:p>
          </table:table-cell>
          <table:table-cell office:value-type="string" calcext:value-type="string">
            <text:p>dlvjm.._err</text:p>
          </table:table-cell>
          <table:table-cell office:value-type="string" calcext:value-type="string">
            <text:p>dlvjmo.</text:p>
          </table:table-cell>
          <table:table-cell office:value-type="string" calcext:value-type="string">
            <text:p>dlvjmo._err</text:p>
          </table:table-cell>
          <table:table-cell office:value-type="string" calcext:value-type="string">
            <text:p>dlvjmob</text:p>
          </table:table-cell>
          <table:table-cell office:value-type="string" calcext:value-type="string">
            <text:p>dlvjmob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jets</text:p>
          </table:table-cell>
          <table:table-cell office:value-type="float" office:value="52.425" calcext:value-type="float">
            <text:p>52.425</text:p>
          </table:table-cell>
          <table:table-cell office:value-type="float" office:value="14.58109" calcext:value-type="float">
            <text:p>14.58109</text:p>
          </table:table-cell>
          <table:table-cell office:value-type="float" office:value="39.32375" calcext:value-type="float">
            <text:p>39.32375</text:p>
          </table:table-cell>
          <table:table-cell office:value-type="float" office:value="13.60973" calcext:value-type="float">
            <text:p>13.60973</text:p>
          </table:table-cell>
          <table:table-cell office:value-type="float" office:value="4.0772" calcext:value-type="float">
            <text:p>4.0772</text:p>
          </table:table-cell>
          <table:table-cell office:value-type="float" office:value="0.93282" calcext:value-type="float">
            <text:p>0.93282</text:p>
          </table:table-cell>
          <table:table-cell office:value-type="float" office:value="2.76448" calcext:value-type="float">
            <text:p>2.76448</text:p>
          </table:table-cell>
          <table:table-cell office:value-type="float" office:value="0.59225" calcext:value-type="float">
            <text:p>0.59225</text:p>
          </table:table-cell>
          <table:table-cell office:value-type="float" office:value="1.88335" calcext:value-type="float">
            <text:p>1.88335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32146" calcext:value-type="float">
            <text:p>0.32146</text:p>
          </table:table-cell>
          <table:table-cell office:value-type="float" office:value="0.20196" calcext:value-type="float">
            <text:p>0.2019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362768" calcext:value-type="float">
            <text:p>1362768</text:p>
          </table:table-cell>
          <table:table-cell office:value-type="float" office:value="1279.92242" calcext:value-type="float">
            <text:p>1279.92242</text:p>
          </table:table-cell>
          <table:table-cell office:value-type="float" office:value="94191" calcext:value-type="float">
            <text:p>94191</text:p>
          </table:table-cell>
          <table:table-cell office:value-type="float" office:value="342.24713" calcext:value-type="float">
            <text:p>342.24713</text:p>
          </table:table-cell>
          <table:table-cell office:value-type="float" office:value="10939" calcext:value-type="float">
            <text:p>10939</text:p>
          </table:table-cell>
          <table:table-cell office:value-type="float" office:value="122.18427" calcext:value-type="float">
            <text:p>122.18427</text:p>
          </table:table-cell>
          <table:table-cell office:value-type="float" office:value="4948" calcext:value-type="float">
            <text:p>4948</text:p>
          </table:table-cell>
          <table:table-cell office:value-type="float" office:value="82.39534" calcext:value-type="float">
            <text:p>82.39534</text:p>
          </table:table-cell>
          <table:table-cell office:value-type="float" office:value="4907" calcext:value-type="float">
            <text:p>4907</text:p>
          </table:table-cell>
          <table:table-cell office:value-type="float" office:value="82.03314" calcext:value-type="float">
            <text:p>82.03314</text:p>
          </table:table-cell>
          <table:table-cell office:value-type="float" office:value="3450" calcext:value-type="float">
            <text:p>3450</text:p>
          </table:table-cell>
          <table:table-cell office:value-type="float" office:value="68.55685" calcext:value-type="float">
            <text:p>68.5568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boson</text:p>
          </table:table-cell>
          <table:table-cell office:value-type="float" office:value="2863.1591" calcext:value-type="float">
            <text:p>2863.1591</text:p>
          </table:table-cell>
          <table:table-cell office:value-type="float" office:value="31.53977" calcext:value-type="float">
            <text:p>31.53977</text:p>
          </table:table-cell>
          <table:table-cell office:value-type="float" office:value="894.01433" calcext:value-type="float">
            <text:p>894.01433</text:p>
          </table:table-cell>
          <table:table-cell office:value-type="float" office:value="18.368" calcext:value-type="float">
            <text:p>18.368</text:p>
          </table:table-cell>
          <table:table-cell office:value-type="float" office:value="103.45742" calcext:value-type="float">
            <text:p>103.45742</text:p>
          </table:table-cell>
          <table:table-cell office:value-type="float" office:value="6.18165" calcext:value-type="float">
            <text:p>6.18165</text:p>
          </table:table-cell>
          <table:table-cell office:value-type="float" office:value="52.54145" calcext:value-type="float">
            <text:p>52.54145</text:p>
          </table:table-cell>
          <table:table-cell office:value-type="float" office:value="4.51184" calcext:value-type="float">
            <text:p>4.51184</text:p>
          </table:table-cell>
          <table:table-cell office:value-type="float" office:value="49.77566" calcext:value-type="float">
            <text:p>49.77566</text:p>
          </table:table-cell>
          <table:table-cell office:value-type="float" office:value="4.36773" calcext:value-type="float">
            <text:p>4.36773</text:p>
          </table:table-cell>
          <table:table-cell office:value-type="float" office:value="5.56641" calcext:value-type="float">
            <text:p>5.56641</text:p>
          </table:table-cell>
          <table:table-cell office:value-type="float" office:value="1.44514" calcext:value-type="float">
            <text:p>1.4451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yjets</text:p>
          </table:table-cell>
          <table:table-cell office:value-type="float" office:value="1332501.6062" calcext:value-type="float">
            <text:p>1332501.6062</text:p>
          </table:table-cell>
          <table:table-cell office:value-type="float" office:value="1060.11191" calcext:value-type="float">
            <text:p>1060.11191</text:p>
          </table:table-cell>
          <table:table-cell office:value-type="float" office:value="83068.06614" calcext:value-type="float">
            <text:p>83068.06614</text:p>
          </table:table-cell>
          <table:table-cell office:value-type="float" office:value="333.29056" calcext:value-type="float">
            <text:p>333.29056</text:p>
          </table:table-cell>
          <table:table-cell office:value-type="float" office:value="5607.63176" calcext:value-type="float">
            <text:p>5607.63176</text:p>
          </table:table-cell>
          <table:table-cell office:value-type="float" office:value="107.22871" calcext:value-type="float">
            <text:p>107.22871</text:p>
          </table:table-cell>
          <table:table-cell office:value-type="float" office:value="751.97436" calcext:value-type="float">
            <text:p>751.97436</text:p>
          </table:table-cell>
          <table:table-cell office:value-type="float" office:value="36.45536" calcext:value-type="float">
            <text:p>36.45536</text:p>
          </table:table-cell>
          <table:table-cell office:value-type="float" office:value="751.22743" calcext:value-type="float">
            <text:p>751.22743</text:p>
          </table:table-cell>
          <table:table-cell office:value-type="float" office:value="36.44286" calcext:value-type="float">
            <text:p>36.44286</text:p>
          </table:table-cell>
          <table:table-cell office:value-type="float" office:value="101.7417" calcext:value-type="float">
            <text:p>101.7417</text:p>
          </table:table-cell>
          <table:table-cell office:value-type="float" office:value="12.96975" calcext:value-type="float">
            <text:p>12.96975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cd</text:p>
          </table:table-cell>
          <table:table-cell office:value-type="float" office:value="10866.3939" calcext:value-type="float">
            <text:p>10866.3939</text:p>
          </table:table-cell>
          <table:table-cell office:value-type="float" office:value="1311.81652" calcext:value-type="float">
            <text:p>1311.81652</text:p>
          </table:table-cell>
          <table:table-cell office:value-type="float" office:value="511.46364" calcext:value-type="float">
            <text:p>511.46364</text:p>
          </table:table-cell>
          <table:table-cell office:value-type="float" office:value="328.18397" calcext:value-type="float">
            <text:p>328.18397</text:p>
          </table:table-cell>
          <table:table-cell office:value-type="float" office:value="151.71216" calcext:value-type="float">
            <text:p>151.71216</text:p>
          </table:table-cell>
          <table:table-cell office:value-type="float" office:value="135.1587" calcext:value-type="float">
            <text:p>135.1587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13535" calcext:value-type="float">
            <text:p>0.135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_top</text:p>
          </table:table-cell>
          <table:table-cell office:value-type="float" office:value="874.685" calcext:value-type="float">
            <text:p>874.685</text:p>
          </table:table-cell>
          <table:table-cell office:value-type="float" office:value="11.95788" calcext:value-type="float">
            <text:p>11.95788</text:p>
          </table:table-cell>
          <table:table-cell office:value-type="float" office:value="701.99543" calcext:value-type="float">
            <text:p>701.99543</text:p>
          </table:table-cell>
          <table:table-cell office:value-type="float" office:value="10.69204" calcext:value-type="float">
            <text:p>10.69204</text:p>
          </table:table-cell>
          <table:table-cell office:value-type="float" office:value="274.79654" calcext:value-type="float">
            <text:p>274.79654</text:p>
          </table:table-cell>
          <table:table-cell office:value-type="float" office:value="6.67926" calcext:value-type="float">
            <text:p>6.67926</text:p>
          </table:table-cell>
          <table:table-cell office:value-type="float" office:value="213.32276" calcext:value-type="float">
            <text:p>213.32276</text:p>
          </table:table-cell>
          <table:table-cell office:value-type="float" office:value="5.87747" calcext:value-type="float">
            <text:p>5.87747</text:p>
          </table:table-cell>
          <table:table-cell office:value-type="float" office:value="211.36241" calcext:value-type="float">
            <text:p>211.36241</text:p>
          </table:table-cell>
          <table:table-cell office:value-type="float" office:value="5.8254" calcext:value-type="float">
            <text:p>5.8254</text:p>
          </table:table-cell>
          <table:table-cell office:value-type="float" office:value="153.80256" calcext:value-type="float">
            <text:p>153.80256</text:p>
          </table:table-cell>
          <table:table-cell office:value-type="float" office:value="4.95768" calcext:value-type="float">
            <text:p>4.9576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_jj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3895" calcext:value-type="float">
            <text:p>0.0389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1357" calcext:value-type="float">
            <text:p>0.01357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lj</text:p>
          </table:table-cell>
          <table:table-cell office:value-type="float" office:value="101.9323" calcext:value-type="float">
            <text:p>101.9323</text:p>
          </table:table-cell>
          <table:table-cell office:value-type="float" office:value="1.76477" calcext:value-type="float">
            <text:p>1.76477</text:p>
          </table:table-cell>
          <table:table-cell office:value-type="float" office:value="70.67607" calcext:value-type="float">
            <text:p>70.67607</text:p>
          </table:table-cell>
          <table:table-cell office:value-type="float" office:value="1.44029" calcext:value-type="float">
            <text:p>1.44029</text:p>
          </table:table-cell>
          <table:table-cell office:value-type="float" office:value="58.389" calcext:value-type="float">
            <text:p>58.389</text:p>
          </table:table-cell>
          <table:table-cell office:value-type="float" office:value="1.30847" calcext:value-type="float">
            <text:p>1.30847</text:p>
          </table:table-cell>
          <table:table-cell office:value-type="float" office:value="40.62545" calcext:value-type="float">
            <text:p>40.62545</text:p>
          </table:table-cell>
          <table:table-cell office:value-type="float" office:value="1.09172" calcext:value-type="float">
            <text:p>1.09172</text:p>
          </table:table-cell>
          <table:table-cell office:value-type="float" office:value="20.36379" calcext:value-type="float">
            <text:p>20.36379</text:p>
          </table:table-cell>
          <table:table-cell office:value-type="float" office:value="0.78091" calcext:value-type="float">
            <text:p>0.78091</text:p>
          </table:table-cell>
          <table:table-cell office:value-type="float" office:value="12.59015" calcext:value-type="float">
            <text:p>12.59015</text:p>
          </table:table-cell>
          <table:table-cell office:value-type="float" office:value="0.60634" calcext:value-type="float">
            <text:p>0.6063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mumu</text:p>
          </table:table-cell>
          <table:table-cell office:value-type="float" office:value="7734.0019" calcext:value-type="float">
            <text:p>7734.0019</text:p>
          </table:table-cell>
          <table:table-cell office:value-type="float" office:value="8.71603" calcext:value-type="float">
            <text:p>8.71603</text:p>
          </table:table-cell>
          <table:table-cell office:value-type="float" office:value="6108.19503" calcext:value-type="float">
            <text:p>6108.19503</text:p>
          </table:table-cell>
          <table:table-cell office:value-type="float" office:value="7.74592" calcext:value-type="float">
            <text:p>7.74592</text:p>
          </table:table-cell>
          <table:table-cell office:value-type="float" office:value="4446.05168" calcext:value-type="float">
            <text:p>4446.05168</text:p>
          </table:table-cell>
          <table:table-cell office:value-type="float" office:value="6.60852" calcext:value-type="float">
            <text:p>6.60852</text:p>
          </table:table-cell>
          <table:table-cell office:value-type="float" office:value="3445.92036" calcext:value-type="float">
            <text:p>3445.92036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3445.35577" calcext:value-type="float">
            <text:p>3445.35577</text:p>
          </table:table-cell>
          <table:table-cell office:value-type="float" office:value="5.81747" calcext:value-type="float">
            <text:p>5.81747</text:p>
          </table:table-cell>
          <table:table-cell office:value-type="float" office:value="2818.65309" calcext:value-type="float">
            <text:p>2818.65309</text:p>
          </table:table-cell>
          <table:table-cell office:value-type="float" office:value="5.26184" calcext:value-type="float">
            <text:p>5.26184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t_other_ll</text:p>
          </table:table-cell>
          <table:table-cell office:value-type="float" office:value="1083.7554" calcext:value-type="float">
            <text:p>1083.7554</text:p>
          </table:table-cell>
          <table:table-cell office:value-type="float" office:value="6.12463" calcext:value-type="float">
            <text:p>6.12463</text:p>
          </table:table-cell>
          <table:table-cell office:value-type="float" office:value="808.10471" calcext:value-type="float">
            <text:p>808.10471</text:p>
          </table:table-cell>
          <table:table-cell office:value-type="float" office:value="5.22084" calcext:value-type="float">
            <text:p>5.22084</text:p>
          </table:table-cell>
          <table:table-cell office:value-type="float" office:value="586.26265" calcext:value-type="float">
            <text:p>586.26265</text:p>
          </table:table-cell>
          <table:table-cell office:value-type="float" office:value="4.45149" calcext:value-type="float">
            <text:p>4.45149</text:p>
          </table:table-cell>
          <table:table-cell office:value-type="float" office:value="470.02282" calcext:value-type="float">
            <text:p>470.02282</text:p>
          </table:table-cell>
          <table:table-cell office:value-type="float" office:value="3.98999" calcext:value-type="float">
            <text:p>3.98999</text:p>
          </table:table-cell>
          <table:table-cell office:value-type="float" office:value="462.839" calcext:value-type="float">
            <text:p>462.839</text:p>
          </table:table-cell>
          <table:table-cell office:value-type="float" office:value="3.84861" calcext:value-type="float">
            <text:p>3.84861</text:p>
          </table:table-cell>
          <table:table-cell office:value-type="float" office:value="376.16664" calcext:value-type="float">
            <text:p>376.16664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 table:number-columns-repeated="3"/>
          <table:table-cell table:formula="of:=SUM([.D146:.D149])" office:value-type="float" office:value="8920.4703" calcext:value-type="float">
            <text:p>8920.4703</text:p>
          </table:table-cell>
          <table:table-cell table:formula="of:=SUM([.E146:.E149])" office:value-type="float" office:value="16.69294" calcext:value-type="float">
            <text:p>16.69294</text:p>
          </table:table-cell>
          <table:table-cell table:formula="of:=SUM([.F146:.F149])" office:value-type="float" office:value="6987.04378" calcext:value-type="float">
            <text:p>6987.04378</text:p>
          </table:table-cell>
          <table:table-cell table:formula="of:=SUM([.G146:.G149])" office:value-type="float" office:value="14.43287" calcext:value-type="float">
            <text:p>14.43287</text:p>
          </table:table-cell>
          <table:table-cell table:formula="of:=SUM([.H146:.H149])" office:value-type="float" office:value="5090.7713" calcext:value-type="float">
            <text:p>5090.7713</text:p>
          </table:table-cell>
          <table:table-cell table:formula="of:=SUM([.I146:.I149])" office:value-type="float" office:value="12.3943" calcext:value-type="float">
            <text:p>12.3943</text:p>
          </table:table-cell>
          <table:table-cell table:formula="of:=SUM([.J146:.J149])" office:value-type="float" office:value="3956.60758" calcext:value-type="float">
            <text:p>3956.60758</text:p>
          </table:table-cell>
          <table:table-cell table:formula="of:=SUM([.K146:.K149])" office:value-type="float" office:value="10.9192" calcext:value-type="float">
            <text:p>10.9192</text:p>
          </table:table-cell>
          <table:table-cell table:formula="of:=SUM([.L146:.L149])" office:value-type="float" office:value="3928.59749" calcext:value-type="float">
            <text:p>3928.59749</text:p>
          </table:table-cell>
          <table:table-cell table:formula="of:=SUM([.M146:.M149])" office:value-type="float" office:value="10.46653" calcext:value-type="float">
            <text:p>10.46653</text:p>
          </table:table-cell>
          <table:table-cell table:formula="of:=SUM([.N146:.N149])" office:value-type="float" office:value="3207.42864" calcext:value-type="float">
            <text:p>3207.42864</text:p>
          </table:table-cell>
          <table:table-cell table:formula="of:=SUM([.O146:.O149])" office:value-type="float" office:value="9.32511" calcext:value-type="float">
            <text:p>9.325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" table:formula="of:=[.D150]/[.D141]" office:value-type="float" office:value="0.00654584661512451" calcext:value-type="float">
            <text:p>0.0065458466</text:p>
          </table:table-cell>
          <table:table-cell table:style-name="ce1" table:formula="of:=[.E150]/[.E141]" office:value-type="float" office:value="0.0130421498515512" calcext:value-type="float">
            <text:p>0.0130421499</text:p>
          </table:table-cell>
          <table:table-cell table:style-name="ce1" table:formula="of:=[.F150]/[.F141]" office:value-type="float" office:value="0.0741795264940387" calcext:value-type="float">
            <text:p>0.0741795265</text:p>
          </table:table-cell>
          <table:table-cell table:style-name="ce1" table:formula="of:=[.G150]/[.G141]" office:value-type="float" office:value="0.0421709014769532" calcext:value-type="float">
            <text:p>0.0421709015</text:p>
          </table:table-cell>
          <table:table-cell table:style-name="ce1" table:formula="of:=[.H150]/[.H141]" office:value-type="float" office:value="0.465378124142975" calcext:value-type="float">
            <text:p>0.4653781241</text:p>
          </table:table-cell>
          <table:table-cell table:style-name="ce1" table:formula="of:=[.I150]/[.I141]" office:value-type="float" office:value="0.101439407871406" calcext:value-type="float">
            <text:p>0.1014394079</text:p>
          </table:table-cell>
          <table:table-cell table:style-name="ce1" table:formula="of:=[.J150]/[.J141]" office:value-type="float" office:value="0.799637748585287" calcext:value-type="float">
            <text:p>0.7996377486</text:p>
          </table:table-cell>
          <table:table-cell table:style-name="ce1" table:formula="of:=[.K150]/[.K141]" office:value-type="float" office:value="0.132522057679476" calcext:value-type="float">
            <text:p>0.1325220577</text:p>
          </table:table-cell>
          <table:table-cell table:style-name="ce1" table:formula="of:=[.L150]/[.L141]" office:value-type="float" office:value="0.800610859995924" calcext:value-type="float">
            <text:p>0.80061086</text:p>
          </table:table-cell>
          <table:table-cell table:style-name="ce1" table:formula="of:=[.M150]/[.M141]" office:value-type="float" office:value="0.127589045110305" calcext:value-type="float">
            <text:p>0.1275890451</text:p>
          </table:table-cell>
          <table:table-cell table:style-name="ce1" table:formula="of:=[.N150]/[.N141]" office:value-type="float" office:value="0.929689460869565" calcext:value-type="float">
            <text:p>0.9296894609</text:p>
          </table:table-cell>
          <table:table-cell table:style-name="ce1" table:formula="of:=[.O150]/[.O141]" office:value-type="float" office:value="0.136020105941274" calcext:value-type="float">
            <text:p>0.13602010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l.....</text:p>
          </table:table-cell>
          <table:table-cell office:value-type="string" calcext:value-type="string">
            <text:p>dl....._err</text:p>
          </table:table-cell>
          <table:table-cell office:value-type="string" calcext:value-type="string">
            <text:p>dlv....</text:p>
          </table:table-cell>
          <table:table-cell office:value-type="string" calcext:value-type="string">
            <text:p>dlv...._err</text:p>
          </table:table-cell>
          <table:table-cell office:value-type="string" calcext:value-type="string">
            <text:p>dlvj...</text:p>
          </table:table-cell>
          <table:table-cell office:value-type="string" calcext:value-type="string">
            <text:p>dlvj..._err</text:p>
          </table:table-cell>
          <table:table-cell office:value-type="string" calcext:value-type="string">
            <text:p>dlvjm..</text:p>
          </table:table-cell>
          <table:table-cell office:value-type="string" calcext:value-type="string">
            <text:p>dlvjm.._err</text:p>
          </table:table-cell>
          <table:table-cell office:value-type="string" calcext:value-type="string">
            <text:p>dlvjmo.</text:p>
          </table:table-cell>
          <table:table-cell office:value-type="string" calcext:value-type="string">
            <text:p>dlvjmo._err</text:p>
          </table:table-cell>
          <table:table-cell office:value-type="string" calcext:value-type="string">
            <text:p>dlvjmob</text:p>
          </table:table-cell>
          <table:table-cell office:value-type="string" calcext:value-type="string">
            <text:p>dlvjmob_err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jets</text:p>
          </table:table-cell>
          <table:table-cell office:value-type="float" office:value="82.914" calcext:value-type="float">
            <text:p>82.914</text:p>
          </table:table-cell>
          <table:table-cell office:value-type="float" office:value="21.2146" calcext:value-type="float">
            <text:p>21.2146</text:p>
          </table:table-cell>
          <table:table-cell office:value-type="float" office:value="49.479" calcext:value-type="float">
            <text:p>49.479</text:p>
          </table:table-cell>
          <table:table-cell office:value-type="float" office:value="12.9379" calcext:value-type="float">
            <text:p>12.9379</text:p>
          </table:table-cell>
          <table:table-cell office:value-type="float" office:value="7.102" calcext:value-type="float">
            <text:p>7.102</text:p>
          </table:table-cell>
          <table:table-cell office:value-type="float" office:value="1.5004" calcext:value-type="float">
            <text:p>1.5004</text:p>
          </table:table-cell>
          <table:table-cell office:value-type="float" office:value="3.5688" calcext:value-type="float">
            <text:p>3.5688</text:p>
          </table:table-cell>
          <table:table-cell office:value-type="float" office:value="1.0594" calcext:value-type="float">
            <text:p>1.0594</text:p>
          </table:table-cell>
          <table:table-cell office:value-type="float" office:value="1.9926" calcext:value-type="float">
            <text:p>1.9926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495289" calcext:value-type="float">
            <text:p>495289</text:p>
          </table:table-cell>
          <table:table-cell office:value-type="float" office:value="776.7345" calcext:value-type="float">
            <text:p>776.7345</text:p>
          </table:table-cell>
          <table:table-cell office:value-type="float" office:value="31653" calcext:value-type="float">
            <text:p>31653</text:p>
          </table:table-cell>
          <table:table-cell office:value-type="float" office:value="202.7905" calcext:value-type="float">
            <text:p>202.7905</text:p>
          </table:table-cell>
          <table:table-cell office:value-type="float" office:value="4331" calcext:value-type="float">
            <text:p>4331</text:p>
          </table:table-cell>
          <table:table-cell office:value-type="float" office:value="81.1043" calcext:value-type="float">
            <text:p>81.1043</text:p>
          </table:table-cell>
          <table:table-cell office:value-type="float" office:value="2149" calcext:value-type="float">
            <text:p>2149</text:p>
          </table:table-cell>
          <table:table-cell office:value-type="float" office:value="58.8483" calcext:value-type="float">
            <text:p>58.8483</text:p>
          </table:table-cell>
          <table:table-cell office:value-type="float" office:value="2101" calcext:value-type="float">
            <text:p>2101</text:p>
          </table:table-cell>
          <table:table-cell office:value-type="float" office:value="58.3167" calcext:value-type="float">
            <text:p>58.3167</text:p>
          </table:table-cell>
          <table:table-cell office:value-type="float" office:value="1505" calcext:value-type="float">
            <text:p>1505</text:p>
          </table:table-cell>
          <table:table-cell office:value-type="float" office:value="50.1029" calcext:value-type="float">
            <text:p>50.1029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boson</text:p>
          </table:table-cell>
          <table:table-cell office:value-type="float" office:value="1155.184" calcext:value-type="float">
            <text:p>1155.184</text:p>
          </table:table-cell>
          <table:table-cell office:value-type="float" office:value="20.0428" calcext:value-type="float">
            <text:p>20.0428</text:p>
          </table:table-cell>
          <table:table-cell office:value-type="float" office:value="383.185" calcext:value-type="float">
            <text:p>383.185</text:p>
          </table:table-cell>
          <table:table-cell office:value-type="float" office:value="12.0855" calcext:value-type="float">
            <text:p>12.0855</text:p>
          </table:table-cell>
          <table:table-cell office:value-type="float" office:value="51.163" calcext:value-type="float">
            <text:p>51.163</text:p>
          </table:table-cell>
          <table:table-cell office:value-type="float" office:value="4.362" calcext:value-type="float">
            <text:p>4.362</text:p>
          </table:table-cell>
          <table:table-cell office:value-type="float" office:value="26.7506" calcext:value-type="float">
            <text:p>26.7506</text:p>
          </table:table-cell>
          <table:table-cell office:value-type="float" office:value="3.2285" calcext:value-type="float">
            <text:p>3.2285</text:p>
          </table:table-cell>
          <table:table-cell office:value-type="float" office:value="23.9472" calcext:value-type="float">
            <text:p>23.9472</text:p>
          </table:table-cell>
          <table:table-cell office:value-type="float" office:value="3.041" calcext:value-type="float">
            <text:p>3.041</text:p>
          </table:table-cell>
          <table:table-cell office:value-type="float" office:value="2.1822" calcext:value-type="float">
            <text:p>2.1822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yjets</text:p>
          </table:table-cell>
          <table:table-cell office:value-type="float" office:value="499829.154" calcext:value-type="float">
            <text:p>499829.154</text:p>
          </table:table-cell>
          <table:table-cell office:value-type="float" office:value="632.7837" calcext:value-type="float">
            <text:p>632.7837</text:p>
          </table:table-cell>
          <table:table-cell office:value-type="float" office:value="27549.606" calcext:value-type="float">
            <text:p>27549.606</text:p>
          </table:table-cell>
          <table:table-cell office:value-type="float" office:value="183.1247" calcext:value-type="float">
            <text:p>183.1247</text:p>
          </table:table-cell>
          <table:table-cell office:value-type="float" office:value="1964.72" calcext:value-type="float">
            <text:p>1964.72</text:p>
          </table:table-cell>
          <table:table-cell office:value-type="float" office:value="59.3112" calcext:value-type="float">
            <text:p>59.3112</text:p>
          </table:table-cell>
          <table:table-cell office:value-type="float" office:value="304.5988" calcext:value-type="float">
            <text:p>304.5988</text:p>
          </table:table-cell>
          <table:table-cell office:value-type="float" office:value="23.0264" calcext:value-type="float">
            <text:p>23.0264</text:p>
          </table:table-cell>
          <table:table-cell office:value-type="float" office:value="302.8151" calcext:value-type="float">
            <text:p>302.8151</text:p>
          </table:table-cell>
          <table:table-cell office:value-type="float" office:value="23.0252" calcext:value-type="float">
            <text:p>23.0252</text:p>
          </table:table-cell>
          <table:table-cell office:value-type="float" office:value="43.0142" calcext:value-type="float">
            <text:p>43.0142</text:p>
          </table:table-cell>
          <table:table-cell office:value-type="float" office:value="8.006" calcext:value-type="float">
            <text:p>8.006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cd</text:p>
          </table:table-cell>
          <table:table-cell office:value-type="float" office:value="6.904" calcext:value-type="float">
            <text:p>6.904</text:p>
          </table:table-cell>
          <table:table-cell office:value-type="float" office:value="7.1074" calcext:value-type="float">
            <text:p>7.1074</text:p>
          </table:table-cell>
          <table:table-cell office:value-type="float" office:value="3.594" calcext:value-type="float">
            <text:p>3.594</text:p>
          </table:table-cell>
          <table:table-cell office:value-type="float" office:value="4.3102" calcext:value-type="float">
            <text:p>4.3102</text:p>
          </table:table-cell>
          <table:table-cell office:value-type="float" office:value="3.594" calcext:value-type="float">
            <text:p>3.594</text:p>
          </table:table-cell>
          <table:table-cell office:value-type="float" office:value="4.3102" calcext:value-type="float">
            <text:p>4.3102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923" calcext:value-type="float">
            <text:p>0.3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_top</text:p>
          </table:table-cell>
          <table:table-cell office:value-type="float" office:value="382.511" calcext:value-type="float">
            <text:p>382.511</text:p>
          </table:table-cell>
          <table:table-cell office:value-type="float" office:value="7.846" calcext:value-type="float">
            <text:p>7.846</text:p>
          </table:table-cell>
          <table:table-cell office:value-type="float" office:value="314.222" calcext:value-type="float">
            <text:p>314.222</text:p>
          </table:table-cell>
          <table:table-cell office:value-type="float" office:value="7.1032" calcext:value-type="float">
            <text:p>7.1032</text:p>
          </table:table-cell>
          <table:table-cell office:value-type="float" office:value="131.361" calcext:value-type="float">
            <text:p>131.361</text:p>
          </table:table-cell>
          <table:table-cell office:value-type="float" office:value="4.5944" calcext:value-type="float">
            <text:p>4.5944</text:p>
          </table:table-cell>
          <table:table-cell office:value-type="float" office:value="103.0349" calcext:value-type="float">
            <text:p>103.0349</text:p>
          </table:table-cell>
          <table:table-cell office:value-type="float" office:value="4.0642" calcext:value-type="float">
            <text:p>4.0642</text:p>
          </table:table-cell>
          <table:table-cell office:value-type="float" office:value="101.9388" calcext:value-type="float">
            <text:p>101.9388</text:p>
          </table:table-cell>
          <table:table-cell office:value-type="float" office:value="4.0319" calcext:value-type="float">
            <text:p>4.0319</text:p>
          </table:table-cell>
          <table:table-cell office:value-type="float" office:value="74.7907" calcext:value-type="float">
            <text:p>74.7907</text:p>
          </table:table-cell>
          <table:table-cell office:value-type="float" office:value="3.4361" calcext:value-type="float">
            <text:p>3.4361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_elel</text:p>
          </table:table-cell>
          <table:table-cell office:value-type="float" office:value="3283.706" calcext:value-type="float">
            <text:p>3283.706</text:p>
          </table:table-cell>
          <table:table-cell office:value-type="float" office:value="5.6786" calcext:value-type="float">
            <text:p>5.6786</text:p>
          </table:table-cell>
          <table:table-cell office:value-type="float" office:value="2687.182" calcext:value-type="float">
            <text:p>2687.182</text:p>
          </table:table-cell>
          <table:table-cell office:value-type="float" office:value="5.137" calcext:value-type="float">
            <text:p>5.137</text:p>
          </table:table-cell>
          <table:table-cell office:value-type="float" office:value="1939.611" calcext:value-type="float">
            <text:p>1939.611</text:p>
          </table:table-cell>
          <table:table-cell office:value-type="float" office:value="4.3643" calcext:value-type="float">
            <text:p>4.3643</text:p>
          </table:table-cell>
          <table:table-cell office:value-type="float" office:value="1493.3057" calcext:value-type="float">
            <text:p>1493.3057</text:p>
          </table:table-cell>
          <table:table-cell office:value-type="float" office:value="3.8294" calcext:value-type="float">
            <text:p>3.8294</text:p>
          </table:table-cell>
          <table:table-cell office:value-type="float" office:value="1477.9821" calcext:value-type="float">
            <text:p>1477.9821</text:p>
          </table:table-cell>
          <table:table-cell office:value-type="float" office:value="3.8097" calcext:value-type="float">
            <text:p>3.8097</text:p>
          </table:table-cell>
          <table:table-cell office:value-type="float" office:value="1203.6726" calcext:value-type="float">
            <text:p>1203.6726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jj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lj</text:p>
          </table:table-cell>
          <table:table-cell office:value-type="float" office:value="14.494" calcext:value-type="float">
            <text:p>14.494</text:p>
          </table:table-cell>
          <table:table-cell office:value-type="float" office:value="0.6271" calcext:value-type="float">
            <text:p>0.6271</text:p>
          </table:table-cell>
          <table:table-cell office:value-type="float" office:value="10.832" calcext:value-type="float">
            <text:p>10.832</text:p>
          </table:table-cell>
          <table:table-cell office:value-type="float" office:value="0.5428" calcext:value-type="float">
            <text:p>0.5428</text:p>
          </table:table-cell>
          <table:table-cell office:value-type="float" office:value="9.489" calcext:value-type="float">
            <text:p>9.489</text:p>
          </table:table-cell>
          <table:table-cell office:value-type="float" office:value="0.5101" calcext:value-type="float">
            <text:p>0.5101</text:p>
          </table:table-cell>
          <table:table-cell office:value-type="float" office:value="6.4321" calcext:value-type="float">
            <text:p>6.4321</text:p>
          </table:table-cell>
          <table:table-cell office:value-type="float" office:value="0.4266" calcext:value-type="float">
            <text:p>0.4266</text:p>
          </table:table-cell>
          <table:table-cell office:value-type="float" office:value="3.4361" calcext:value-type="float">
            <text:p>3.4361</text:p>
          </table:table-cell>
          <table:table-cell office:value-type="float" office:value="0.3138" calcext:value-type="float">
            <text:p>0.3138</text:p>
          </table:table-cell>
          <table:table-cell office:value-type="float" office:value="2.345" calcext:value-type="float">
            <text:p>2.345</text:p>
          </table:table-cell>
          <table:table-cell office:value-type="float" office:value="0.2592" calcext:value-type="float">
            <text:p>0.2592</text:p>
          </table:table-cell>
        </table:table-row>
        <table:table-row table:style-name="ro1">
          <table:table-cell office:value-type="string" calcext:value-type="string">
            <text:p>#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t_other_ll</text:p>
          </table:table-cell>
          <table:table-cell office:value-type="float" office:value="389.114" calcext:value-type="float">
            <text:p>389.114</text:p>
          </table:table-cell>
          <table:table-cell office:value-type="float" office:value="3.5816" calcext:value-type="float">
            <text:p>3.5816</text:p>
          </table:table-cell>
          <table:table-cell office:value-type="float" office:value="299.5" calcext:value-type="float">
            <text:p>299.5</text:p>
          </table:table-cell>
          <table:table-cell office:value-type="float" office:value="3.1023" calcext:value-type="float">
            <text:p>3.1023</text:p>
          </table:table-cell>
          <table:table-cell office:value-type="float" office:value="217.851" calcext:value-type="float">
            <text:p>217.851</text:p>
          </table:table-cell>
          <table:table-cell office:value-type="float" office:value="2.66" calcext:value-type="float">
            <text:p>2.66</text:p>
          </table:table-cell>
          <table:table-cell office:value-type="float" office:value="174.2822" calcext:value-type="float">
            <text:p>174.2822</text:p>
          </table:table-cell>
          <table:table-cell office:value-type="float" office:value="2.3683" calcext:value-type="float">
            <text:p>2.3683</text:p>
          </table:table-cell>
          <table:table-cell office:value-type="float" office:value="169.9705" calcext:value-type="float">
            <text:p>169.9705</text:p>
          </table:table-cell>
          <table:table-cell office:value-type="float" office:value="2.2922" calcext:value-type="float">
            <text:p>2.2922</text:p>
          </table:table-cell>
          <table:table-cell office:value-type="float" office:value="137.501" calcext:value-type="float">
            <text:p>137.501</text:p>
          </table:table-cell>
          <table:table-cell office:value-type="float" office:value="2.0615" calcext:value-type="float">
            <text:p>2.0615</text:p>
          </table:table-cell>
        </table:table-row>
        <table:table-row table:style-name="ro1">
          <table:table-cell table:number-columns-repeated="3"/>
          <table:table-cell table:style-name="ce1" table:formula="of:=SUM([.D162:.D165])/[.D157]" office:value-type="float" office:value="0.0074447726478884" calcext:value-type="float">
            <text:p>0.0074447726</text:p>
          </table:table-cell>
          <table:table-cell table:style-name="ce1" table:formula="of:=SUM([.E162:.E165])/[.E157]" office:value-type="float" office:value="0.0127293174179852" calcext:value-type="float">
            <text:p>0.0127293174</text:p>
          </table:table-cell>
          <table:table-cell table:style-name="ce1" table:formula="of:=SUM([.F162:.F165])/[.F157]" office:value-type="float" office:value="0.0946992070261902" calcext:value-type="float">
            <text:p>0.094699207</text:p>
          </table:table-cell>
          <table:table-cell table:style-name="ce1" table:formula="of:=SUM([.G162:.G165])/[.G157]" office:value-type="float" office:value="0.0433062692779001" calcext:value-type="float">
            <text:p>0.0433062693</text:p>
          </table:table-cell>
          <table:table-cell table:style-name="ce1" table:formula="of:=SUM([.H162:.H165])/[.H157]" office:value-type="float" office:value="0.500335026552759" calcext:value-type="float">
            <text:p>0.5003350266</text:p>
          </table:table-cell>
          <table:table-cell table:style-name="ce1" table:formula="of:=SUM([.I162:.I165])/[.I157]" office:value-type="float" office:value="0.0928976638723224" calcext:value-type="float">
            <text:p>0.0928976639</text:p>
          </table:table-cell>
          <table:table-cell table:style-name="ce1" table:formula="of:=SUM([.J162:.J165])/[.J157]" office:value-type="float" office:value="0.778976268031643" calcext:value-type="float">
            <text:p>0.778976268</text:p>
          </table:table-cell>
          <table:table-cell table:style-name="ce1" table:formula="of:=SUM([.K162:.K165])/[.K157]" office:value-type="float" office:value="0.112565698584326" calcext:value-type="float">
            <text:p>0.1125656986</text:p>
          </table:table-cell>
          <table:table-cell table:style-name="ce1" table:formula="of:=SUM([.L162:.L165])/[.L157]" office:value-type="float" office:value="0.786001285102332" calcext:value-type="float">
            <text:p>0.7860012851</text:p>
          </table:table-cell>
          <table:table-cell table:style-name="ce1" table:formula="of:=SUM([.M162:.M165])/[.M157]" office:value-type="float" office:value="0.110014798505402" calcext:value-type="float">
            <text:p>0.1100147985</text:p>
          </table:table-cell>
          <table:table-cell table:style-name="ce1" table:formula="of:=SUM([.N162:.N165])/[.N157]" office:value-type="float" office:value="0.892703388704319" calcext:value-type="float">
            <text:p>0.8927033887</text:p>
          </table:table-cell>
          <table:table-cell table:style-name="ce1" table:formula="of:=SUM([.O162:.O165])/[.O157]" office:value-type="float" office:value="0.114937458709975" calcext:value-type="float">
            <text:p>0.1149374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6:13.42562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04:05.410169895</meta:creation-date>
    <dc:date>2016-10-11T15:42:40.264114970</dc:date>
    <meta:editing-duration>PT5M22S</meta:editing-duration>
    <meta:editing-cycles>5</meta:editing-cycles>
    <meta:generator>LibreOffice/4.2.8.2$Linux_X86_64 LibreOffice_project/420m0$Build-2</meta:generator>
    <meta:document-statistic meta:table-count="1" meta:cell-count="1813" meta:object-count="0"/>
  </office:meta>
</office:document-meta>
</file>